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fo:background-color="#00B050"/>
    </style:style>
    <style:style style:name="ce5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center"/>
    </style:style>
    <style:style style:name="ce6" style:family="table-cell" style:parent-style-name="Mon_233_taire" style:data-style-name="N34">
      <style:table-cell-properties fo:border="thin solid #000000" style:vertical-align="automatic" fo:background-color="#00B050" style:repeat-content="false"/>
      <style:paragraph-properties fo:text-align="center"/>
    </style:style>
    <style:style style:name="ce7" style:family="table-cell" style:parent-style-name="Mon_233_taire" style:data-style-name="N34">
      <style:table-cell-properties fo:border="thin solid #000000" style:vertical-align="automatic" style:repeat-content="false"/>
      <style:paragraph-properties fo:text-align="center"/>
    </style:style>
    <style:style style:name="ce8" style:family="table-cell" style:parent-style-name="Pourcentage" style:data-style-name="N13">
      <style:table-cell-properties fo:border="thin solid #000000" style:vertical-align="automatic" fo:background-color="#00B050" style:repeat-content="false"/>
      <style:paragraph-properties fo:text-align="center"/>
    </style:style>
    <style:style style:name="ce9" style:family="table-cell" style:parent-style-name="Pourcentage" style:data-style-name="N13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31270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7"/>
        <table:table-column table:style-name="co4" table:default-cell-style-name="ce3"/>
        <table:table-column table:style-name="co4" table:default-cell-style-name="ce9"/>
        <table:table-column table:style-name="co4" table:number-columns-repeated="16379" table:default-cell-style-name="ce1"/>
        <table:table-row table:style-name="ro1">
          <table:table-cell office:value-type="string" table:style-name="ce4">
            <text:p>employés</text:p>
          </table:table-cell>
          <table:table-cell office:value-type="string" table:style-name="ce5">
            <text:p>année</text:p>
          </table:table-cell>
          <table:table-cell office:value-type="string" table:style-name="ce6">
            <text:p>unit_price</text:p>
          </table:table-cell>
          <table:table-cell office:value-type="string" table:style-name="ce5">
            <text:p>quantity</text:p>
          </table:table-cell>
          <table:table-cell office:value-type="string" table:style-name="ce8">
            <text:p>discount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6" table:style-name="ce3">
            <text:p>1996</text:p>
          </table:table-cell>
          <table:table-cell office:value-type="currency" office:value="14" table:style-name="ce7">
            <text:p><text:s/>14,00 €<text:s/></text:p>
          </table:table-cell>
          <table:table-cell office:value-type="float" office:value="12" table:style-name="ce3">
            <text:p>12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6" table:style-name="ce3">
            <text:p>1996</text:p>
          </table:table-cell>
          <table:table-cell office:value-type="currency" office:value="9.8000001900000004" table:style-name="ce7">
            <text:p><text:s/>9,8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6" table:style-name="ce3">
            <text:p>1996</text:p>
          </table:table-cell>
          <table:table-cell office:value-type="currency" office:value="34.799999239999998" table:style-name="ce7">
            <text:p><text:s/>34,80 €<text:s/></text:p>
          </table:table-cell>
          <table:table-cell office:value-type="float" office:value="5" table:style-name="ce3">
            <text:p>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6" table:style-name="ce3">
            <text:p>1996</text:p>
          </table:table-cell>
          <table:table-cell office:value-type="currency" office:value="18.600000380000001" table:style-name="ce7">
            <text:p><text:s/>18,60 €<text:s/></text:p>
          </table:table-cell>
          <table:table-cell office:value-type="float" office:value="9" table:style-name="ce3">
            <text:p>9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6" table:style-name="ce3">
            <text:p>1996</text:p>
          </table:table-cell>
          <table:table-cell office:value-type="currency" office:value="42.400001529999997" table:style-name="ce7">
            <text:p><text:s/>42,4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7.6999998090000004" table:style-name="ce7">
            <text:p><text:s/>7,7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42.400001529999997" table:style-name="ce7">
            <text:p><text:s/>42,40 €<text:s/></text:p>
          </table:table-cell>
          <table:table-cell office:value-type="float" office:value="35" table:style-name="ce3">
            <text:p>35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16.799999239999998" table:style-name="ce7">
            <text:p><text:s/>16,8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6" table:style-name="ce3">
            <text:p>1996</text:p>
          </table:table-cell>
          <table:table-cell office:value-type="currency" office:value="16.799999239999998" table:style-name="ce7">
            <text:p><text:s/>16,80 €<text:s/></text:p>
          </table:table-cell>
          <table:table-cell office:value-type="float" office:value="6" table:style-name="ce3">
            <text:p>6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6" table:style-name="ce3">
            <text:p>1996</text:p>
          </table:table-cell>
          <table:table-cell office:value-type="currency" office:value="15.600000380000001" table:style-name="ce7">
            <text:p><text:s/>15,6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6" table:style-name="ce3">
            <text:p>1996</text:p>
          </table:table-cell>
          <table:table-cell office:value-type="currency" office:value="16.799999239999998" table:style-name="ce7">
            <text:p><text:s/>16,8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64.800003050000001" table:style-name="ce7">
            <text:p><text:s/>64,8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2" table:style-name="ce7">
            <text:p><text:s/>2,00 €<text:s/></text:p>
          </table:table-cell>
          <table:table-cell office:value-type="float" office:value="25" table:style-name="ce3">
            <text:p>25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27.200000760000002" table:style-name="ce7">
            <text:p><text:s/>27,2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6" table:style-name="ce3">
            <text:p>1996</text:p>
          </table:table-cell>
          <table:table-cell office:value-type="currency" office:value="10" table:style-name="ce7">
            <text:p><text:s/>10,0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6" table:style-name="ce3">
            <text:p>1996</text:p>
          </table:table-cell>
          <table:table-cell office:value-type="currency" office:value="14.399999619999999" table:style-name="ce7">
            <text:p><text:s/>14,40 €<text:s/></text:p>
          </table:table-cell>
          <table:table-cell office:value-type="float" office:value="42" table:style-name="ce3">
            <text:p>42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6" table:style-name="ce3">
            <text:p>1996</text:p>
          </table:table-cell>
          <table:table-cell office:value-type="currency" office:value="16" table:style-name="ce7">
            <text:p><text:s/>16,0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6" table:style-name="ce3">
            <text:p>1996</text:p>
          </table:table-cell>
          <table:table-cell office:value-type="currency" office:value="3.5999999049999998" table:style-name="ce7">
            <text:p><text:s/>3,6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6" table:style-name="ce3">
            <text:p>1996</text:p>
          </table:table-cell>
          <table:table-cell office:value-type="currency" office:value="19.200000760000002" table:style-name="ce7">
            <text:p><text:s/>19,20 €<text:s/></text:p>
          </table:table-cell>
          <table:table-cell office:value-type="float" office:value="21" table:style-name="ce3">
            <text:p>21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6" table:style-name="ce3">
            <text:p>1996</text:p>
          </table:table-cell>
          <table:table-cell office:value-type="currency" office:value="8" table:style-name="ce7">
            <text:p><text:s/>8,00 €<text:s/></text:p>
          </table:table-cell>
          <table:table-cell office:value-type="float" office:value="21" table:style-name="ce3">
            <text:p>21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odsworth Anne</text:p>
          </table:table-cell>
          <table:table-cell office:value-type="float" office:value="1996" table:style-name="ce3">
            <text:p>1996</text:p>
          </table:table-cell>
          <table:table-cell office:value-type="currency" office:value="15.19999981" table:style-name="ce7">
            <text:p><text:s/>15,2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odsworth Anne</text:p>
          </table:table-cell>
          <table:table-cell office:value-type="float" office:value="1996" table:style-name="ce3">
            <text:p>1996</text:p>
          </table:table-cell>
          <table:table-cell office:value-type="currency" office:value="13.899999619999999" table:style-name="ce7">
            <text:p><text:s/>13,90 €<text:s/></text:p>
          </table:table-cell>
          <table:table-cell office:value-type="float" office:value="35" table:style-name="ce3">
            <text:p>3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odsworth Anne</text:p>
          </table:table-cell>
          <table:table-cell office:value-type="float" office:value="1996" table:style-name="ce3">
            <text:p>1996</text:p>
          </table:table-cell>
          <table:table-cell office:value-type="currency" office:value="15.19999981" table:style-name="ce7">
            <text:p><text:s/>15,20 €<text:s/></text:p>
          </table:table-cell>
          <table:table-cell office:value-type="float" office:value="25" table:style-name="ce3">
            <text:p>2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odsworth Anne</text:p>
          </table:table-cell>
          <table:table-cell office:value-type="float" office:value="1996" table:style-name="ce3">
            <text:p>1996</text:p>
          </table:table-cell>
          <table:table-cell office:value-type="currency" office:value="44" table:style-name="ce7">
            <text:p><text:s/>44,0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6" table:style-name="ce3">
            <text:p>1996</text:p>
          </table:table-cell>
          <table:table-cell office:value-type="currency" office:value="26.200000760000002" table:style-name="ce7">
            <text:p><text:s/>26,2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6" table:style-name="ce3">
            <text:p>1996</text:p>
          </table:table-cell>
          <table:table-cell office:value-type="currency" office:value="10.399999619999999" table:style-name="ce7">
            <text:p><text:s/>10,40 €<text:s/></text:p>
          </table:table-cell>
          <table:table-cell office:value-type="float" office:value="12" table:style-name="ce3">
            <text:p>12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35.099998470000003" table:style-name="ce7">
            <text:p><text:s/>35,10 €<text:s/></text:p>
          </table:table-cell>
          <table:table-cell office:value-type="float" office:value="25" table:style-name="ce3">
            <text:p>2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14.399999619999999" table:style-name="ce7">
            <text:p><text:s/>14,40 €<text:s/></text:p>
          </table:table-cell>
          <table:table-cell office:value-type="float" office:value="6" table:style-name="ce3">
            <text:p>6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10.399999619999999" table:style-name="ce7">
            <text:p><text:s/>10,4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15.19999981" table:style-name="ce7">
            <text:p><text:s/>15,20 €<text:s/></text:p>
          </table:table-cell>
          <table:table-cell office:value-type="float" office:value="50" table:style-name="ce3">
            <text:p>50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17" table:style-name="ce7">
            <text:p><text:s/>17,00 €<text:s/></text:p>
          </table:table-cell>
          <table:table-cell office:value-type="float" office:value="65" table:style-name="ce3">
            <text:p>65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25.600000380000001" table:style-name="ce7">
            <text:p><text:s/>25,60 €<text:s/></text:p>
          </table:table-cell>
          <table:table-cell office:value-type="float" office:value="6" table:style-name="ce3">
            <text:p>6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8" table:style-name="ce7">
            <text:p><text:s/>8,0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20.799999239999998" table:style-name="ce7">
            <text:p><text:s/>20,80 €<text:s/></text:p>
          </table:table-cell>
          <table:table-cell office:value-type="float" office:value="1" table:style-name="ce3">
            <text:p>1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7.6999998090000004" table:style-name="ce7">
            <text:p><text:s/>7,70 €<text:s/></text:p>
          </table:table-cell>
          <table:table-cell office:value-type="float" office:value="16" table:style-name="ce3">
            <text:p>16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15.600000380000001" table:style-name="ce7">
            <text:p><text:s/>15,60 €<text:s/></text:p>
          </table:table-cell>
          <table:table-cell office:value-type="float" office:value="50" table:style-name="ce3">
            <text:p>5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39.400001529999997" table:style-name="ce7">
            <text:p><text:s/>39,4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12" table:style-name="ce7">
            <text:p><text:s/>12,00 €<text:s/></text:p>
          </table:table-cell>
          <table:table-cell office:value-type="float" office:value="21" table:style-name="ce3">
            <text:p>21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8" table:style-name="ce7">
            <text:p><text:s/>8,0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14.399999619999999" table:style-name="ce7">
            <text:p><text:s/>14,4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17" table:style-name="ce7">
            <text:p><text:s/>17,00 €<text:s/></text:p>
          </table:table-cell>
          <table:table-cell office:value-type="float" office:value="12" table:style-name="ce3">
            <text:p>12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24" table:style-name="ce7">
            <text:p><text:s/>24,0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30.399999619999999" table:style-name="ce7">
            <text:p><text:s/>30,40 €<text:s/></text:p>
          </table:table-cell>
          <table:table-cell office:value-type="float" office:value="2" table:style-name="ce3">
            <text:p>2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odsworth Anne</text:p>
          </table:table-cell>
          <table:table-cell office:value-type="float" office:value="1996" table:style-name="ce3">
            <text:p>1996</text:p>
          </table:table-cell>
          <table:table-cell office:value-type="currency" office:value="13.899999619999999" table:style-name="ce7">
            <text:p><text:s/>13,90 €<text:s/></text:p>
          </table:table-cell>
          <table:table-cell office:value-type="float" office:value="60" table:style-name="ce3">
            <text:p>60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odsworth Anne</text:p>
          </table:table-cell>
          <table:table-cell office:value-type="float" office:value="1996" table:style-name="ce3">
            <text:p>1996</text:p>
          </table:table-cell>
          <table:table-cell office:value-type="currency" office:value="3.5999999049999998" table:style-name="ce7">
            <text:p><text:s/>3,60 €<text:s/></text:p>
          </table:table-cell>
          <table:table-cell office:value-type="float" office:value="28" table:style-name="ce3">
            <text:p>28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odsworth Anne</text:p>
          </table:table-cell>
          <table:table-cell office:value-type="float" office:value="1996" table:style-name="ce3">
            <text:p>1996</text:p>
          </table:table-cell>
          <table:table-cell office:value-type="currency" office:value="20.700000760000002" table:style-name="ce7">
            <text:p><text:s/>20,70 €<text:s/></text:p>
          </table:table-cell>
          <table:table-cell office:value-type="float" office:value="60" table:style-name="ce3">
            <text:p>60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odsworth Anne</text:p>
          </table:table-cell>
          <table:table-cell office:value-type="float" office:value="1996" table:style-name="ce3">
            <text:p>1996</text:p>
          </table:table-cell>
          <table:table-cell office:value-type="currency" office:value="8" table:style-name="ce7">
            <text:p><text:s/>8,00 €<text:s/></text:p>
          </table:table-cell>
          <table:table-cell office:value-type="float" office:value="36" table:style-name="ce3">
            <text:p>36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6" table:style-name="ce3">
            <text:p>1996</text:p>
          </table:table-cell>
          <table:table-cell office:value-type="currency" office:value="15.19999981" table:style-name="ce7">
            <text:p><text:s/>15,20 €<text:s/></text:p>
          </table:table-cell>
          <table:table-cell office:value-type="float" office:value="35" table:style-name="ce3">
            <text:p>3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6" table:style-name="ce3">
            <text:p>1996</text:p>
          </table:table-cell>
          <table:table-cell office:value-type="currency" office:value="7.6999998090000004" table:style-name="ce7">
            <text:p><text:s/>7,70 €<text:s/></text:p>
          </table:table-cell>
          <table:table-cell office:value-type="float" office:value="25" table:style-name="ce3">
            <text:p>25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6" table:style-name="ce3">
            <text:p>1996</text:p>
          </table:table-cell>
          <table:table-cell office:value-type="currency" office:value="31.200000760000002" table:style-name="ce7">
            <text:p><text:s/>31,2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6" table:style-name="ce3">
            <text:p>1996</text:p>
          </table:table-cell>
          <table:table-cell office:value-type="currency" office:value="12" table:style-name="ce7">
            <text:p><text:s/>12,0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6" table:style-name="ce3">
            <text:p>1996</text:p>
          </table:table-cell>
          <table:table-cell office:value-type="currency" office:value="30.399999619999999" table:style-name="ce7">
            <text:p><text:s/>30,40 €<text:s/></text:p>
          </table:table-cell>
          <table:table-cell office:value-type="float" office:value="12" table:style-name="ce3">
            <text:p>12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14.69999981" table:style-name="ce7">
            <text:p><text:s/>14,70 €<text:s/></text:p>
          </table:table-cell>
          <table:table-cell office:value-type="float" office:value="50" table:style-name="ce3">
            <text:p>5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44" table:style-name="ce7">
            <text:p><text:s/>44,00 €<text:s/></text:p>
          </table:table-cell>
          <table:table-cell office:value-type="float" office:value="70" table:style-name="ce3">
            <text:p>70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14.399999619999999" table:style-name="ce7">
            <text:p><text:s/>14,4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99" table:style-name="ce7">
            <text:p><text:s/>99,0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27.799999239999998" table:style-name="ce7">
            <text:p><text:s/>27,80 €<text:s/></text:p>
          </table:table-cell>
          <table:table-cell office:value-type="float" office:value="4" table:style-name="ce3">
            <text:p>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6" table:style-name="ce3">
            <text:p>1996</text:p>
          </table:table-cell>
          <table:table-cell office:value-type="currency" office:value="2" table:style-name="ce7">
            <text:p><text:s/>2,00 €<text:s/></text:p>
          </table:table-cell>
          <table:table-cell office:value-type="float" office:value="60" table:style-name="ce3">
            <text:p>60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6" table:style-name="ce3">
            <text:p>1996</text:p>
          </table:table-cell>
          <table:table-cell office:value-type="currency" office:value="27.799999239999998" table:style-name="ce7">
            <text:p><text:s/>27,8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15.19999981" table:style-name="ce7">
            <text:p><text:s/>15,2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36.799999239999998" table:style-name="ce7">
            <text:p><text:s/>36,80 €<text:s/></text:p>
          </table:table-cell>
          <table:table-cell office:value-type="float" office:value="25" table:style-name="ce3">
            <text:p>2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6" table:style-name="ce3">
            <text:p>1996</text:p>
          </table:table-cell>
          <table:table-cell office:value-type="currency" office:value="2" table:style-name="ce7">
            <text:p><text:s/>2,00 €<text:s/></text:p>
          </table:table-cell>
          <table:table-cell office:value-type="float" office:value="24" table:style-name="ce3">
            <text:p>2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6" table:style-name="ce3">
            <text:p>1996</text:p>
          </table:table-cell>
          <table:table-cell office:value-type="currency" office:value="64.800003050000001" table:style-name="ce7">
            <text:p><text:s/>64,80 €<text:s/></text:p>
          </table:table-cell>
          <table:table-cell office:value-type="float" office:value="6" table:style-name="ce3">
            <text:p>6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6" table:style-name="ce3">
            <text:p>1996</text:p>
          </table:table-cell>
          <table:table-cell office:value-type="currency" office:value="10" table:style-name="ce7">
            <text:p><text:s/>10,0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6" table:style-name="ce3">
            <text:p>1996</text:p>
          </table:table-cell>
          <table:table-cell office:value-type="currency" office:value="27.799999239999998" table:style-name="ce7">
            <text:p><text:s/>27,80 €<text:s/></text:p>
          </table:table-cell>
          <table:table-cell office:value-type="float" office:value="24" table:style-name="ce3">
            <text:p>2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6" table:style-name="ce3">
            <text:p>1996</text:p>
          </table:table-cell>
          <table:table-cell office:value-type="currency" office:value="24.799999239999998" table:style-name="ce7">
            <text:p><text:s/>24,80 €<text:s/></text:p>
          </table:table-cell>
          <table:table-cell office:value-type="float" office:value="24" table:style-name="ce3">
            <text:p>24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6" table:style-name="ce3">
            <text:p>1996</text:p>
          </table:table-cell>
          <table:table-cell office:value-type="currency" office:value="10" table:style-name="ce7">
            <text:p><text:s/>10,0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6" table:style-name="ce3">
            <text:p>1996</text:p>
          </table:table-cell>
          <table:table-cell office:value-type="currency" office:value="2" table:style-name="ce7">
            <text:p><text:s/>2,0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6" table:style-name="ce3">
            <text:p>1996</text:p>
          </table:table-cell>
          <table:table-cell office:value-type="currency" office:value="14.69999981" table:style-name="ce7">
            <text:p><text:s/>14,70 €<text:s/></text:p>
          </table:table-cell>
          <table:table-cell office:value-type="float" office:value="60" table:style-name="ce3">
            <text:p>60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6" table:style-name="ce3">
            <text:p>1996</text:p>
          </table:table-cell>
          <table:table-cell office:value-type="currency" office:value="14.399999619999999" table:style-name="ce7">
            <text:p><text:s/>14,40 €<text:s/></text:p>
          </table:table-cell>
          <table:table-cell office:value-type="float" office:value="33" table:style-name="ce3">
            <text:p>33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6" table:style-name="ce3">
            <text:p>1996</text:p>
          </table:table-cell>
          <table:table-cell office:value-type="currency" office:value="17.200000760000002" table:style-name="ce7">
            <text:p><text:s/>17,2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6" table:style-name="ce3">
            <text:p>1996</text:p>
          </table:table-cell>
          <table:table-cell office:value-type="currency" office:value="27.799999239999998" table:style-name="ce7">
            <text:p><text:s/>27,80 €<text:s/></text:p>
          </table:table-cell>
          <table:table-cell office:value-type="float" office:value="7" table:style-name="ce3">
            <text:p>7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3.5999999049999998" table:style-name="ce7">
            <text:p><text:s/>3,60 €<text:s/></text:p>
          </table:table-cell>
          <table:table-cell office:value-type="float" office:value="12" table:style-name="ce3">
            <text:p>12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44" table:style-name="ce7">
            <text:p><text:s/>44,00 €<text:s/></text:p>
          </table:table-cell>
          <table:table-cell office:value-type="float" office:value="6" table:style-name="ce3">
            <text:p>6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24.799999239999998" table:style-name="ce7">
            <text:p><text:s/>24,8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4.8000001909999996" table:style-name="ce7">
            <text:p><text:s/>4,8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6" table:style-name="ce3">
            <text:p>1996</text:p>
          </table:table-cell>
          <table:table-cell office:value-type="currency" office:value="36.400001529999997" table:style-name="ce7">
            <text:p><text:s/>36,4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6" table:style-name="ce3">
            <text:p>1996</text:p>
          </table:table-cell>
          <table:table-cell office:value-type="currency" office:value="39.400001529999997" table:style-name="ce7">
            <text:p><text:s/>39,40 €<text:s/></text:p>
          </table:table-cell>
          <table:table-cell office:value-type="float" office:value="12" table:style-name="ce3">
            <text:p>12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15.5" table:style-name="ce7">
            <text:p><text:s/>15,50 €<text:s/></text:p>
          </table:table-cell>
          <table:table-cell office:value-type="float" office:value="16" table:style-name="ce3">
            <text:p>16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44" table:style-name="ce7">
            <text:p><text:s/>44,0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35.099998470000003" table:style-name="ce7">
            <text:p><text:s/>35,10 €<text:s/></text:p>
          </table:table-cell>
          <table:table-cell office:value-type="float" office:value="8" table:style-name="ce3">
            <text:p>8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12" table:style-name="ce7">
            <text:p><text:s/>12,00 €<text:s/></text:p>
          </table:table-cell>
          <table:table-cell office:value-type="float" office:value="25" table:style-name="ce3">
            <text:p>2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31.200000760000002" table:style-name="ce7">
            <text:p><text:s/>31,2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6" table:style-name="ce3">
            <text:p>1996</text:p>
          </table:table-cell>
          <table:table-cell office:value-type="currency" office:value="3.5999999049999998" table:style-name="ce7">
            <text:p><text:s/>3,60 €<text:s/></text:p>
          </table:table-cell>
          <table:table-cell office:value-type="float" office:value="12" table:style-name="ce3">
            <text:p>12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6" table:style-name="ce3">
            <text:p>1996</text:p>
          </table:table-cell>
          <table:table-cell office:value-type="currency" office:value="19.200000760000002" table:style-name="ce7">
            <text:p><text:s/>19,2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6" table:style-name="ce3">
            <text:p>1996</text:p>
          </table:table-cell>
          <table:table-cell office:value-type="currency" office:value="6.1999998090000004" table:style-name="ce7">
            <text:p><text:s/>6,2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7.3000001909999996" table:style-name="ce7">
            <text:p><text:s/>7,30 €<text:s/></text:p>
          </table:table-cell>
          <table:table-cell office:value-type="float" office:value="1" table:style-name="ce3">
            <text:p>1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3.5999999049999998" table:style-name="ce7">
            <text:p><text:s/>3,60 €<text:s/></text:p>
          </table:table-cell>
          <table:table-cell office:value-type="float" office:value="6" table:style-name="ce3">
            <text:p>6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14.399999619999999" table:style-name="ce7">
            <text:p><text:s/>14,40 €<text:s/></text:p>
          </table:table-cell>
          <table:table-cell office:value-type="float" office:value="4" table:style-name="ce3">
            <text:p>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20.700000760000002" table:style-name="ce7">
            <text:p><text:s/>20,70 €<text:s/></text:p>
          </table:table-cell>
          <table:table-cell office:value-type="float" office:value="6" table:style-name="ce3">
            <text:p>6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15.600000380000001" table:style-name="ce7">
            <text:p><text:s/>15,60 €<text:s/></text:p>
          </table:table-cell>
          <table:table-cell office:value-type="float" office:value="2" table:style-name="ce3">
            <text:p>2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6" table:style-name="ce3">
            <text:p>1996</text:p>
          </table:table-cell>
          <table:table-cell office:value-type="currency" office:value="12.399999619999999" table:style-name="ce7">
            <text:p><text:s/>12,4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6" table:style-name="ce3">
            <text:p>1996</text:p>
          </table:table-cell>
          <table:table-cell office:value-type="currency" office:value="7.3000001909999996" table:style-name="ce7">
            <text:p><text:s/>7,30 €<text:s/></text:p>
          </table:table-cell>
          <table:table-cell office:value-type="float" office:value="18" table:style-name="ce3">
            <text:p>18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6" table:style-name="ce3">
            <text:p>1996</text:p>
          </table:table-cell>
          <table:table-cell office:value-type="currency" office:value="27.200000760000002" table:style-name="ce7">
            <text:p><text:s/>27,20 €<text:s/></text:p>
          </table:table-cell>
          <table:table-cell office:value-type="float" office:value="35" table:style-name="ce3">
            <text:p>3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6" table:style-name="ce3">
            <text:p>1996</text:p>
          </table:table-cell>
          <table:table-cell office:value-type="currency" office:value="27.799999239999998" table:style-name="ce7">
            <text:p><text:s/>27,80 €<text:s/></text:p>
          </table:table-cell>
          <table:table-cell office:value-type="float" office:value="3" table:style-name="ce3">
            <text:p>3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35.099998470000003" table:style-name="ce7">
            <text:p><text:s/>35,1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15.5" table:style-name="ce7">
            <text:p><text:s/>15,50 €<text:s/></text:p>
          </table:table-cell>
          <table:table-cell office:value-type="float" office:value="21" table:style-name="ce3">
            <text:p>21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27.200000760000002" table:style-name="ce7">
            <text:p><text:s/>27,2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11.19999981" table:style-name="ce7">
            <text:p><text:s/>11,20 €<text:s/></text:p>
          </table:table-cell>
          <table:table-cell office:value-type="float" office:value="5" table:style-name="ce3">
            <text:p>5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14.399999619999999" table:style-name="ce7">
            <text:p><text:s/>14,40 €<text:s/></text:p>
          </table:table-cell>
          <table:table-cell office:value-type="float" office:value="45" table:style-name="ce3">
            <text:p>45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14.69999981" table:style-name="ce7">
            <text:p><text:s/>14,7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26.200000760000002" table:style-name="ce7">
            <text:p><text:s/>26,20 €<text:s/></text:p>
          </table:table-cell>
          <table:table-cell office:value-type="float" office:value="36" table:style-name="ce3">
            <text:p>36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14.399999619999999" table:style-name="ce7">
            <text:p><text:s/>14,40 €<text:s/></text:p>
          </table:table-cell>
          <table:table-cell office:value-type="float" office:value="100" table:style-name="ce3">
            <text:p>10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39.400001529999997" table:style-name="ce7">
            <text:p><text:s/>39,4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13.899999619999999" table:style-name="ce7">
            <text:p><text:s/>13,9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11.19999981" table:style-name="ce7">
            <text:p><text:s/>11,2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9.6000003800000009" table:style-name="ce7">
            <text:p><text:s/>9,6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5.9000000950000002" table:style-name="ce7">
            <text:p><text:s/>5,9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10" table:style-name="ce7">
            <text:p><text:s/>10,00 €<text:s/></text:p>
          </table:table-cell>
          <table:table-cell office:value-type="float" office:value="3" table:style-name="ce3">
            <text:p>3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6" table:style-name="ce3">
            <text:p>1996</text:p>
          </table:table-cell>
          <table:table-cell office:value-type="currency" office:value="8" table:style-name="ce7">
            <text:p><text:s/>8,0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6" table:style-name="ce3">
            <text:p>1996</text:p>
          </table:table-cell>
          <table:table-cell office:value-type="currency" office:value="26.600000380000001" table:style-name="ce7">
            <text:p><text:s/>26,60 €<text:s/></text:p>
          </table:table-cell>
          <table:table-cell office:value-type="float" office:value="9" table:style-name="ce3">
            <text:p>9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17" table:style-name="ce7">
            <text:p><text:s/>17,0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99" table:style-name="ce7">
            <text:p><text:s/>99,0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16" table:style-name="ce7">
            <text:p><text:s/>16,0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10.399999619999999" table:style-name="ce7">
            <text:p><text:s/>10,4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6" table:style-name="ce3">
            <text:p>1996</text:p>
          </table:table-cell>
          <table:table-cell office:value-type="currency" office:value="4.8000001909999996" table:style-name="ce7">
            <text:p><text:s/>4,8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6" table:style-name="ce3">
            <text:p>1996</text:p>
          </table:table-cell>
          <table:table-cell office:value-type="currency" office:value="15.5" table:style-name="ce7">
            <text:p><text:s/>15,50 €<text:s/></text:p>
          </table:table-cell>
          <table:table-cell office:value-type="float" office:value="24" table:style-name="ce3">
            <text:p>24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6" table:style-name="ce3">
            <text:p>1996</text:p>
          </table:table-cell>
          <table:table-cell office:value-type="currency" office:value="42.400001529999997" table:style-name="ce7">
            <text:p><text:s/>42,40 €<text:s/></text:p>
          </table:table-cell>
          <table:table-cell office:value-type="float" office:value="2" table:style-name="ce3">
            <text:p>2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64.800003050000001" table:style-name="ce7">
            <text:p><text:s/>64,8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50" table:style-name="ce7">
            <text:p><text:s/>50,00 €<text:s/></text:p>
          </table:table-cell>
          <table:table-cell office:value-type="float" office:value="12" table:style-name="ce3">
            <text:p>12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3.5999999049999998" table:style-name="ce7">
            <text:p><text:s/>3,6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35.099998470000003" table:style-name="ce7">
            <text:p><text:s/>35,10 €<text:s/></text:p>
          </table:table-cell>
          <table:table-cell office:value-type="float" office:value="5" table:style-name="ce3">
            <text:p>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6.1999998090000004" table:style-name="ce7">
            <text:p><text:s/>6,20 €<text:s/></text:p>
          </table:table-cell>
          <table:table-cell office:value-type="float" office:value="6" table:style-name="ce3">
            <text:p>6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14.399999619999999" table:style-name="ce7">
            <text:p><text:s/>14,40 €<text:s/></text:p>
          </table:table-cell>
          <table:table-cell office:value-type="float" office:value="18" table:style-name="ce3">
            <text:p>18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31.200000760000002" table:style-name="ce7">
            <text:p><text:s/>31,2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36.799999239999998" table:style-name="ce7">
            <text:p><text:s/>36,8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27.200000760000002" table:style-name="ce7">
            <text:p><text:s/>27,20 €<text:s/></text:p>
          </table:table-cell>
          <table:table-cell office:value-type="float" office:value="21" table:style-name="ce3">
            <text:p>21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6.1999998090000004" table:style-name="ce7">
            <text:p><text:s/>6,20 €<text:s/></text:p>
          </table:table-cell>
          <table:table-cell office:value-type="float" office:value="6" table:style-name="ce3">
            <text:p>6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6" table:style-name="ce3">
            <text:p>1996</text:p>
          </table:table-cell>
          <table:table-cell office:value-type="currency" office:value="30.399999619999999" table:style-name="ce7">
            <text:p><text:s/>30,40 €<text:s/></text:p>
          </table:table-cell>
          <table:table-cell office:value-type="float" office:value="4" table:style-name="ce3">
            <text:p>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6" table:style-name="ce3">
            <text:p>1996</text:p>
          </table:table-cell>
          <table:table-cell office:value-type="currency" office:value="16.799999239999998" table:style-name="ce7">
            <text:p><text:s/>16,80 €<text:s/></text:p>
          </table:table-cell>
          <table:table-cell office:value-type="float" office:value="12" table:style-name="ce3">
            <text:p>12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6" table:style-name="ce3">
            <text:p>1996</text:p>
          </table:table-cell>
          <table:table-cell office:value-type="currency" office:value="13.899999619999999" table:style-name="ce7">
            <text:p><text:s/>13,9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6" table:style-name="ce3">
            <text:p>1996</text:p>
          </table:table-cell>
          <table:table-cell office:value-type="currency" office:value="28.799999239999998" table:style-name="ce7">
            <text:p><text:s/>28,8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6" table:style-name="ce3">
            <text:p>1996</text:p>
          </table:table-cell>
          <table:table-cell office:value-type="currency" office:value="14.399999619999999" table:style-name="ce7">
            <text:p><text:s/>14,40 €<text:s/></text:p>
          </table:table-cell>
          <table:table-cell office:value-type="float" office:value="60" table:style-name="ce3">
            <text:p>6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6" table:style-name="ce3">
            <text:p>1996</text:p>
          </table:table-cell>
          <table:table-cell office:value-type="currency" office:value="27.799999239999998" table:style-name="ce7">
            <text:p><text:s/>27,8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6" table:style-name="ce3">
            <text:p>1996</text:p>
          </table:table-cell>
          <table:table-cell office:value-type="currency" office:value="15.19999981" table:style-name="ce7">
            <text:p><text:s/>15,2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6" table:style-name="ce3">
            <text:p>1996</text:p>
          </table:table-cell>
          <table:table-cell office:value-type="currency" office:value="15.19999981" table:style-name="ce7">
            <text:p><text:s/>15,2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6" table:style-name="ce3">
            <text:p>1996</text:p>
          </table:table-cell>
          <table:table-cell office:value-type="currency" office:value="44" table:style-name="ce7">
            <text:p><text:s/>44,0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6" table:style-name="ce3">
            <text:p>1996</text:p>
          </table:table-cell>
          <table:table-cell office:value-type="currency" office:value="39.400001529999997" table:style-name="ce7">
            <text:p><text:s/>39,4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7.3000001909999996" table:style-name="ce7">
            <text:p><text:s/>7,3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12" table:style-name="ce7">
            <text:p><text:s/>12,0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6" table:style-name="ce3">
            <text:p>1996</text:p>
          </table:table-cell>
          <table:table-cell office:value-type="currency" office:value="13.600000380000001" table:style-name="ce7">
            <text:p><text:s/>13,6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6" table:style-name="ce3">
            <text:p>1996</text:p>
          </table:table-cell>
          <table:table-cell office:value-type="currency" office:value="10" table:style-name="ce7">
            <text:p><text:s/>10,0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14.69999981" table:style-name="ce7">
            <text:p><text:s/>14,7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30.399999619999999" table:style-name="ce7">
            <text:p><text:s/>30,4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31.200000760000002" table:style-name="ce7">
            <text:p><text:s/>31,2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36.400001529999997" table:style-name="ce7">
            <text:p><text:s/>36,40 €<text:s/></text:p>
          </table:table-cell>
          <table:table-cell office:value-type="float" office:value="28" table:style-name="ce3">
            <text:p>28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36.799999239999998" table:style-name="ce7">
            <text:p><text:s/>36,80 €<text:s/></text:p>
          </table:table-cell>
          <table:table-cell office:value-type="float" office:value="12" table:style-name="ce3">
            <text:p>12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6" table:style-name="ce3">
            <text:p>1996</text:p>
          </table:table-cell>
          <table:table-cell office:value-type="currency" office:value="14.69999981" table:style-name="ce7">
            <text:p><text:s/>14,7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6" table:style-name="ce3">
            <text:p>1996</text:p>
          </table:table-cell>
          <table:table-cell office:value-type="currency" office:value="16.799999239999998" table:style-name="ce7">
            <text:p><text:s/>16,8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6" table:style-name="ce3">
            <text:p>1996</text:p>
          </table:table-cell>
          <table:table-cell office:value-type="currency" office:value="10" table:style-name="ce7">
            <text:p><text:s/>10,0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16" table:style-name="ce7">
            <text:p><text:s/>16,0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44" table:style-name="ce7">
            <text:p><text:s/>44,0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17.200000760000002" table:style-name="ce7">
            <text:p><text:s/>17,20 €<text:s/></text:p>
          </table:table-cell>
          <table:table-cell office:value-type="float" office:value="2" table:style-name="ce3">
            <text:p>2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50" table:style-name="ce7">
            <text:p><text:s/>50,00 €<text:s/></text:p>
          </table:table-cell>
          <table:table-cell office:value-type="float" office:value="25" table:style-name="ce3">
            <text:p>25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99" table:style-name="ce7">
            <text:p><text:s/>99,00 €<text:s/></text:p>
          </table:table-cell>
          <table:table-cell office:value-type="float" office:value="25" table:style-name="ce3">
            <text:p>25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14.399999619999999" table:style-name="ce7">
            <text:p><text:s/>14,4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20.700000760000002" table:style-name="ce7">
            <text:p><text:s/>20,7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26.200000760000002" table:style-name="ce7">
            <text:p><text:s/>26,2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5.9000000950000002" table:style-name="ce7">
            <text:p><text:s/>5,90 €<text:s/></text:p>
          </table:table-cell>
          <table:table-cell office:value-type="float" office:value="5" table:style-name="ce3">
            <text:p>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6" table:style-name="ce3">
            <text:p>1996</text:p>
          </table:table-cell>
          <table:table-cell office:value-type="currency" office:value="39.400001529999997" table:style-name="ce7">
            <text:p><text:s/>39,4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6" table:style-name="ce3">
            <text:p>1996</text:p>
          </table:table-cell>
          <table:table-cell office:value-type="currency" office:value="10" table:style-name="ce7">
            <text:p><text:s/>10,00 €<text:s/></text:p>
          </table:table-cell>
          <table:table-cell office:value-type="float" office:value="3" table:style-name="ce3">
            <text:p>3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6" table:style-name="ce3">
            <text:p>1996</text:p>
          </table:table-cell>
          <table:table-cell office:value-type="currency" office:value="28.799999239999998" table:style-name="ce7">
            <text:p><text:s/>28,80 €<text:s/></text:p>
          </table:table-cell>
          <table:table-cell office:value-type="float" office:value="1" table:style-name="ce3">
            <text:p>1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6" table:style-name="ce3">
            <text:p>1996</text:p>
          </table:table-cell>
          <table:table-cell office:value-type="currency" office:value="12" table:style-name="ce7">
            <text:p><text:s/>12,00 €<text:s/></text:p>
          </table:table-cell>
          <table:table-cell office:value-type="float" office:value="5" table:style-name="ce3">
            <text:p>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6" table:style-name="ce3">
            <text:p>1996</text:p>
          </table:table-cell>
          <table:table-cell office:value-type="currency" office:value="17.600000380000001" table:style-name="ce7">
            <text:p><text:s/>17,6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6" table:style-name="ce3">
            <text:p>1996</text:p>
          </table:table-cell>
          <table:table-cell office:value-type="currency" office:value="20" table:style-name="ce7">
            <text:p><text:s/>20,0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6" table:style-name="ce3">
            <text:p>1996</text:p>
          </table:table-cell>
          <table:table-cell office:value-type="currency" office:value="11.19999981" table:style-name="ce7">
            <text:p><text:s/>11,20 €<text:s/></text:p>
          </table:table-cell>
          <table:table-cell office:value-type="float" office:value="2" table:style-name="ce3">
            <text:p>2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6" table:style-name="ce3">
            <text:p>1996</text:p>
          </table:table-cell>
          <table:table-cell office:value-type="currency" office:value="36.799999239999998" table:style-name="ce7">
            <text:p><text:s/>36,8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6" table:style-name="ce3">
            <text:p>1996</text:p>
          </table:table-cell>
          <table:table-cell office:value-type="currency" office:value="17.200000760000002" table:style-name="ce7">
            <text:p><text:s/>17,20 €<text:s/></text:p>
          </table:table-cell>
          <table:table-cell office:value-type="float" office:value="3" table:style-name="ce3">
            <text:p>3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13.899999619999999" table:style-name="ce7">
            <text:p><text:s/>13,9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39.400001529999997" table:style-name="ce7">
            <text:p><text:s/>39,40 €<text:s/></text:p>
          </table:table-cell>
          <table:table-cell office:value-type="float" office:value="5" table:style-name="ce3">
            <text:p>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11.19999981" table:style-name="ce7">
            <text:p><text:s/>11,20 €<text:s/></text:p>
          </table:table-cell>
          <table:table-cell office:value-type="float" office:value="6" table:style-name="ce3">
            <text:p>6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28.799999239999998" table:style-name="ce7">
            <text:p><text:s/>28,80 €<text:s/></text:p>
          </table:table-cell>
          <table:table-cell office:value-type="float" office:value="7" table:style-name="ce3">
            <text:p>7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6" table:style-name="ce3">
            <text:p>1996</text:p>
          </table:table-cell>
          <table:table-cell office:value-type="currency" office:value="36.400001529999997" table:style-name="ce7">
            <text:p><text:s/>36,40 €<text:s/></text:p>
          </table:table-cell>
          <table:table-cell office:value-type="float" office:value="4" table:style-name="ce3">
            <text:p>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6" table:style-name="ce3">
            <text:p>1996</text:p>
          </table:table-cell>
          <table:table-cell office:value-type="currency" office:value="36.799999239999998" table:style-name="ce7">
            <text:p><text:s/>36,80 €<text:s/></text:p>
          </table:table-cell>
          <table:table-cell office:value-type="float" office:value="24" table:style-name="ce3">
            <text:p>2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6" table:style-name="ce3">
            <text:p>1996</text:p>
          </table:table-cell>
          <table:table-cell office:value-type="currency" office:value="26.200000760000002" table:style-name="ce7">
            <text:p><text:s/>26,2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6" table:style-name="ce3">
            <text:p>1996</text:p>
          </table:table-cell>
          <table:table-cell office:value-type="currency" office:value="6.1999998090000004" table:style-name="ce7">
            <text:p><text:s/>6,2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6" table:style-name="ce3">
            <text:p>1996</text:p>
          </table:table-cell>
          <table:table-cell office:value-type="currency" office:value="15.19999981" table:style-name="ce7">
            <text:p><text:s/>15,20 €<text:s/></text:p>
          </table:table-cell>
          <table:table-cell office:value-type="float" office:value="12" table:style-name="ce3">
            <text:p>12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25.600000380000001" table:style-name="ce7">
            <text:p><text:s/>25,6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10.600000380000001" table:style-name="ce7">
            <text:p><text:s/>10,6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39.400001529999997" table:style-name="ce7">
            <text:p><text:s/>39,40 €<text:s/></text:p>
          </table:table-cell>
          <table:table-cell office:value-type="float" office:value="25" table:style-name="ce3">
            <text:p>25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11.19999981" table:style-name="ce7">
            <text:p><text:s/>11,20 €<text:s/></text:p>
          </table:table-cell>
          <table:table-cell office:value-type="float" office:value="14" table:style-name="ce3">
            <text:p>1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12" table:style-name="ce7">
            <text:p><text:s/>12,0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7.6999998090000004" table:style-name="ce7">
            <text:p><text:s/>7,7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39.400001529999997" table:style-name="ce7">
            <text:p><text:s/>39,40 €<text:s/></text:p>
          </table:table-cell>
          <table:table-cell office:value-type="float" office:value="70" table:style-name="ce3">
            <text:p>7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6" table:style-name="ce3">
            <text:p>1996</text:p>
          </table:table-cell>
          <table:table-cell office:value-type="currency" office:value="14.399999619999999" table:style-name="ce7">
            <text:p><text:s/>14,4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7.6999998090000004" table:style-name="ce7">
            <text:p><text:s/>7,7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14.399999619999999" table:style-name="ce7">
            <text:p><text:s/>14,40 €<text:s/></text:p>
          </table:table-cell>
          <table:table-cell office:value-type="float" office:value="6" table:style-name="ce3">
            <text:p>6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6" table:style-name="ce3">
            <text:p>1996</text:p>
          </table:table-cell>
          <table:table-cell office:value-type="currency" office:value="31.200000760000002" table:style-name="ce7">
            <text:p><text:s/>31,20 €<text:s/></text:p>
          </table:table-cell>
          <table:table-cell office:value-type="float" office:value="8" table:style-name="ce3">
            <text:p>8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6" table:style-name="ce3">
            <text:p>1996</text:p>
          </table:table-cell>
          <table:table-cell office:value-type="currency" office:value="36.400001529999997" table:style-name="ce7">
            <text:p><text:s/>36,40 €<text:s/></text:p>
          </table:table-cell>
          <table:table-cell office:value-type="float" office:value="14" table:style-name="ce3">
            <text:p>1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6" table:style-name="ce3">
            <text:p>1996</text:p>
          </table:table-cell>
          <table:table-cell office:value-type="currency" office:value="14.399999619999999" table:style-name="ce7">
            <text:p><text:s/>14,4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6" table:style-name="ce3">
            <text:p>1996</text:p>
          </table:table-cell>
          <table:table-cell office:value-type="currency" office:value="17.200000760000002" table:style-name="ce7">
            <text:p><text:s/>17,2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6" table:style-name="ce3">
            <text:p>1996</text:p>
          </table:table-cell>
          <table:table-cell office:value-type="currency" office:value="14.399999619999999" table:style-name="ce7">
            <text:p><text:s/>14,4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6" table:style-name="ce3">
            <text:p>1996</text:p>
          </table:table-cell>
          <table:table-cell office:value-type="currency" office:value="5.5999999049999998" table:style-name="ce7">
            <text:p><text:s/>5,6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12.399999619999999" table:style-name="ce7">
            <text:p><text:s/>12,40 €<text:s/></text:p>
          </table:table-cell>
          <table:table-cell office:value-type="float" office:value="5" table:style-name="ce3">
            <text:p>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11.19999981" table:style-name="ce7">
            <text:p><text:s/>11,20 €<text:s/></text:p>
          </table:table-cell>
          <table:table-cell office:value-type="float" office:value="4" table:style-name="ce3">
            <text:p>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14.399999619999999" table:style-name="ce7">
            <text:p><text:s/>14,40 €<text:s/></text:p>
          </table:table-cell>
          <table:table-cell office:value-type="float" office:value="4" table:style-name="ce3">
            <text:p>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odsworth Anne</text:p>
          </table:table-cell>
          <table:table-cell office:value-type="float" office:value="1996" table:style-name="ce3">
            <text:p>1996</text:p>
          </table:table-cell>
          <table:table-cell office:value-type="currency" office:value="13.899999619999999" table:style-name="ce7">
            <text:p><text:s/>13,90 €<text:s/></text:p>
          </table:table-cell>
          <table:table-cell office:value-type="float" office:value="21" table:style-name="ce3">
            <text:p>21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odsworth Anne</text:p>
          </table:table-cell>
          <table:table-cell office:value-type="float" office:value="1996" table:style-name="ce3">
            <text:p>1996</text:p>
          </table:table-cell>
          <table:table-cell office:value-type="currency" office:value="14.399999619999999" table:style-name="ce7">
            <text:p><text:s/>14,40 €<text:s/></text:p>
          </table:table-cell>
          <table:table-cell office:value-type="float" office:value="70" table:style-name="ce3">
            <text:p>70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odsworth Anne</text:p>
          </table:table-cell>
          <table:table-cell office:value-type="float" office:value="1996" table:style-name="ce3">
            <text:p>1996</text:p>
          </table:table-cell>
          <table:table-cell office:value-type="currency" office:value="9.6000003800000009" table:style-name="ce7">
            <text:p><text:s/>9,6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odsworth Anne</text:p>
          </table:table-cell>
          <table:table-cell office:value-type="float" office:value="1996" table:style-name="ce3">
            <text:p>1996</text:p>
          </table:table-cell>
          <table:table-cell office:value-type="currency" office:value="44" table:style-name="ce7">
            <text:p><text:s/>44,0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odsworth Anne</text:p>
          </table:table-cell>
          <table:table-cell office:value-type="float" office:value="1996" table:style-name="ce3">
            <text:p>1996</text:p>
          </table:table-cell>
          <table:table-cell office:value-type="currency" office:value="35.099998470000003" table:style-name="ce7">
            <text:p><text:s/>35,10 €<text:s/></text:p>
          </table:table-cell>
          <table:table-cell office:value-type="float" office:value="80" table:style-name="ce3">
            <text:p>80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20" table:style-name="ce7">
            <text:p><text:s/>20,00 €<text:s/></text:p>
          </table:table-cell>
          <table:table-cell office:value-type="float" office:value="6" table:style-name="ce3">
            <text:p>6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4.8000001909999996" table:style-name="ce7">
            <text:p><text:s/>4,80 €<text:s/></text:p>
          </table:table-cell>
          <table:table-cell office:value-type="float" office:value="12" table:style-name="ce3">
            <text:p>12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18.600000380000001" table:style-name="ce7">
            <text:p><text:s/>18,60 €<text:s/></text:p>
          </table:table-cell>
          <table:table-cell office:value-type="float" office:value="9" table:style-name="ce3">
            <text:p>9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10" table:style-name="ce7">
            <text:p><text:s/>10,00 €<text:s/></text:p>
          </table:table-cell>
          <table:table-cell office:value-type="float" office:value="4" table:style-name="ce3">
            <text:p>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27.799999239999998" table:style-name="ce7">
            <text:p><text:s/>27,8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17.600000380000001" table:style-name="ce7">
            <text:p><text:s/>17,60 €<text:s/></text:p>
          </table:table-cell>
          <table:table-cell office:value-type="float" office:value="24" table:style-name="ce3">
            <text:p>2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15.600000380000001" table:style-name="ce7">
            <text:p><text:s/>15,60 €<text:s/></text:p>
          </table:table-cell>
          <table:table-cell office:value-type="float" office:value="16" table:style-name="ce3">
            <text:p>16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6.1999998090000004" table:style-name="ce7">
            <text:p><text:s/>6,20 €<text:s/></text:p>
          </table:table-cell>
          <table:table-cell office:value-type="float" office:value="50" table:style-name="ce3">
            <text:p>5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6" table:style-name="ce3">
            <text:p>1996</text:p>
          </table:table-cell>
          <table:table-cell office:value-type="currency" office:value="15.19999981" table:style-name="ce7">
            <text:p><text:s/>15,20 €<text:s/></text:p>
          </table:table-cell>
          <table:table-cell office:value-type="float" office:value="25" table:style-name="ce3">
            <text:p>25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6" table:style-name="ce3">
            <text:p>1996</text:p>
          </table:table-cell>
          <table:table-cell office:value-type="currency" office:value="16.799999239999998" table:style-name="ce7">
            <text:p><text:s/>16,80 €<text:s/></text:p>
          </table:table-cell>
          <table:table-cell office:value-type="float" office:value="50" table:style-name="ce3">
            <text:p>50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6" table:style-name="ce3">
            <text:p>1996</text:p>
          </table:table-cell>
          <table:table-cell office:value-type="currency" office:value="20.700000760000002" table:style-name="ce7">
            <text:p><text:s/>20,70 €<text:s/></text:p>
          </table:table-cell>
          <table:table-cell office:value-type="float" office:value="35" table:style-name="ce3">
            <text:p>35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6" table:style-name="ce3">
            <text:p>1996</text:p>
          </table:table-cell>
          <table:table-cell office:value-type="currency" office:value="10.600000380000001" table:style-name="ce7">
            <text:p><text:s/>10,6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44" table:style-name="ce7">
            <text:p><text:s/>44,00 €<text:s/></text:p>
          </table:table-cell>
          <table:table-cell office:value-type="float" office:value="9" table:style-name="ce3">
            <text:p>9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16.799999239999998" table:style-name="ce7">
            <text:p><text:s/>16,8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10" table:style-name="ce7">
            <text:p><text:s/>10,0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7.3000001909999996" table:style-name="ce7">
            <text:p><text:s/>7,3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20.700000760000002" table:style-name="ce7">
            <text:p><text:s/>20,70 €<text:s/></text:p>
          </table:table-cell>
          <table:table-cell office:value-type="float" office:value="8" table:style-name="ce3">
            <text:p>8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210.8000031" table:style-name="ce7">
            <text:p><text:s/>210,8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30.399999619999999" table:style-name="ce7">
            <text:p><text:s/>30,40 €<text:s/></text:p>
          </table:table-cell>
          <table:table-cell office:value-type="float" office:value="12" table:style-name="ce3">
            <text:p>12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6" table:style-name="ce3">
            <text:p>1996</text:p>
          </table:table-cell>
          <table:table-cell office:value-type="currency" office:value="24.899999619999999" table:style-name="ce7">
            <text:p><text:s/>24,90 €<text:s/></text:p>
          </table:table-cell>
          <table:table-cell office:value-type="float" office:value="50" table:style-name="ce3">
            <text:p>50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6" table:style-name="ce3">
            <text:p>1996</text:p>
          </table:table-cell>
          <table:table-cell office:value-type="currency" office:value="27.799999239999998" table:style-name="ce7">
            <text:p><text:s/>27,80 €<text:s/></text:p>
          </table:table-cell>
          <table:table-cell office:value-type="float" office:value="25" table:style-name="ce3">
            <text:p>25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odsworth Anne</text:p>
          </table:table-cell>
          <table:table-cell office:value-type="float" office:value="1996" table:style-name="ce3">
            <text:p>1996</text:p>
          </table:table-cell>
          <table:table-cell office:value-type="currency" office:value="5.9000000950000002" table:style-name="ce7">
            <text:p><text:s/>5,9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6" table:style-name="ce3">
            <text:p>1996</text:p>
          </table:table-cell>
          <table:table-cell office:value-type="currency" office:value="50" table:style-name="ce7">
            <text:p><text:s/>50,0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6" table:style-name="ce3">
            <text:p>1996</text:p>
          </table:table-cell>
          <table:table-cell office:value-type="currency" office:value="11.19999981" table:style-name="ce7">
            <text:p><text:s/>11,2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6" table:style-name="ce3">
            <text:p>1996</text:p>
          </table:table-cell>
          <table:table-cell office:value-type="currency" office:value="7.5999999049999998" table:style-name="ce7">
            <text:p><text:s/>7,60 €<text:s/></text:p>
          </table:table-cell>
          <table:table-cell office:value-type="float" office:value="16" table:style-name="ce3">
            <text:p>16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6" table:style-name="ce3">
            <text:p>1996</text:p>
          </table:table-cell>
          <table:table-cell office:value-type="currency" office:value="18.600000380000001" table:style-name="ce7">
            <text:p><text:s/>18,6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6" table:style-name="ce3">
            <text:p>1996</text:p>
          </table:table-cell>
          <table:table-cell office:value-type="currency" office:value="8" table:style-name="ce7">
            <text:p><text:s/>8,0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6" table:style-name="ce3">
            <text:p>1996</text:p>
          </table:table-cell>
          <table:table-cell office:value-type="currency" office:value="17.200000760000002" table:style-name="ce7">
            <text:p><text:s/>17,2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5.5999999049999998" table:style-name="ce7">
            <text:p><text:s/>5,60 €<text:s/></text:p>
          </table:table-cell>
          <table:table-cell office:value-type="float" office:value="8" table:style-name="ce3">
            <text:p>8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10" table:style-name="ce7">
            <text:p><text:s/>10,0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6" table:style-name="ce3">
            <text:p>1996</text:p>
          </table:table-cell>
          <table:table-cell office:value-type="currency" office:value="15.19999981" table:style-name="ce7">
            <text:p><text:s/>15,20 €<text:s/></text:p>
          </table:table-cell>
          <table:table-cell office:value-type="float" office:value="7" table:style-name="ce3">
            <text:p>7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6" table:style-name="ce3">
            <text:p>1996</text:p>
          </table:table-cell>
          <table:table-cell office:value-type="currency" office:value="10" table:style-name="ce7">
            <text:p><text:s/>10,00 €<text:s/></text:p>
          </table:table-cell>
          <table:table-cell office:value-type="float" office:value="25" table:style-name="ce3">
            <text:p>25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6" table:style-name="ce3">
            <text:p>1996</text:p>
          </table:table-cell>
          <table:table-cell office:value-type="currency" office:value="25.600000380000001" table:style-name="ce7">
            <text:p><text:s/>25,60 €<text:s/></text:p>
          </table:table-cell>
          <table:table-cell office:value-type="float" office:value="6" table:style-name="ce3">
            <text:p>6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6" table:style-name="ce3">
            <text:p>1996</text:p>
          </table:table-cell>
          <table:table-cell office:value-type="currency" office:value="42.400001529999997" table:style-name="ce7">
            <text:p><text:s/>42,40 €<text:s/></text:p>
          </table:table-cell>
          <table:table-cell office:value-type="float" office:value="48" table:style-name="ce3">
            <text:p>48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6" table:style-name="ce3">
            <text:p>1996</text:p>
          </table:table-cell>
          <table:table-cell office:value-type="currency" office:value="17.600000380000001" table:style-name="ce7">
            <text:p><text:s/>17,60 €<text:s/></text:p>
          </table:table-cell>
          <table:table-cell office:value-type="float" office:value="18" table:style-name="ce3">
            <text:p>18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7.1999998090000004" table:style-name="ce7">
            <text:p><text:s/>7,2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24.899999619999999" table:style-name="ce7">
            <text:p><text:s/>24,90 €<text:s/></text:p>
          </table:table-cell>
          <table:table-cell office:value-type="float" office:value="24" table:style-name="ce3">
            <text:p>2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15.19999981" table:style-name="ce7">
            <text:p><text:s/>15,2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20.799999239999998" table:style-name="ce7">
            <text:p><text:s/>20,80 €<text:s/></text:p>
          </table:table-cell>
          <table:table-cell office:value-type="float" office:value="28" table:style-name="ce3">
            <text:p>28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27.799999239999998" table:style-name="ce7">
            <text:p><text:s/>27,80 €<text:s/></text:p>
          </table:table-cell>
          <table:table-cell office:value-type="float" office:value="25" table:style-name="ce3">
            <text:p>2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31.200000760000002" table:style-name="ce7">
            <text:p><text:s/>31,2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20.700000760000002" table:style-name="ce7">
            <text:p><text:s/>20,7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6" table:style-name="ce3">
            <text:p>1996</text:p>
          </table:table-cell>
          <table:table-cell office:value-type="currency" office:value="17.600000380000001" table:style-name="ce7">
            <text:p><text:s/>17,6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6" table:style-name="ce3">
            <text:p>1996</text:p>
          </table:table-cell>
          <table:table-cell office:value-type="currency" office:value="31.200000760000002" table:style-name="ce7">
            <text:p><text:s/>31,20 €<text:s/></text:p>
          </table:table-cell>
          <table:table-cell office:value-type="float" office:value="70" table:style-name="ce3">
            <text:p>70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6" table:style-name="ce3">
            <text:p>1996</text:p>
          </table:table-cell>
          <table:table-cell office:value-type="currency" office:value="39.400001529999997" table:style-name="ce7">
            <text:p><text:s/>39,40 €<text:s/></text:p>
          </table:table-cell>
          <table:table-cell office:value-type="float" office:value="28" table:style-name="ce3">
            <text:p>28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50" table:style-name="ce7">
            <text:p><text:s/>50,0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7.6999998090000004" table:style-name="ce7">
            <text:p><text:s/>7,70 €<text:s/></text:p>
          </table:table-cell>
          <table:table-cell office:value-type="float" office:value="12" table:style-name="ce3">
            <text:p>12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36.799999239999998" table:style-name="ce7">
            <text:p><text:s/>36,8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6" table:style-name="ce3">
            <text:p>1996</text:p>
          </table:table-cell>
          <table:table-cell office:value-type="currency" office:value="2" table:style-name="ce7">
            <text:p><text:s/>2,00 €<text:s/></text:p>
          </table:table-cell>
          <table:table-cell office:value-type="float" office:value="8" table:style-name="ce3">
            <text:p>8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6" table:style-name="ce3">
            <text:p>1996</text:p>
          </table:table-cell>
          <table:table-cell office:value-type="currency" office:value="44" table:style-name="ce7">
            <text:p><text:s/>44,00 €<text:s/></text:p>
          </table:table-cell>
          <table:table-cell office:value-type="float" office:value="9" table:style-name="ce3">
            <text:p>9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15.19999981" table:style-name="ce7">
            <text:p><text:s/>15,20 €<text:s/></text:p>
          </table:table-cell>
          <table:table-cell office:value-type="float" office:value="24" table:style-name="ce3">
            <text:p>24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10" table:style-name="ce7">
            <text:p><text:s/>10,00 €<text:s/></text:p>
          </table:table-cell>
          <table:table-cell office:value-type="float" office:value="56" table:style-name="ce3">
            <text:p>56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15.19999981" table:style-name="ce7">
            <text:p><text:s/>15,2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19.200000760000002" table:style-name="ce7">
            <text:p><text:s/>19,2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26.600000380000001" table:style-name="ce7">
            <text:p><text:s/>26,60 €<text:s/></text:p>
          </table:table-cell>
          <table:table-cell office:value-type="float" office:value="50" table:style-name="ce3">
            <text:p>5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10" table:style-name="ce7">
            <text:p><text:s/>10,00 €<text:s/></text:p>
          </table:table-cell>
          <table:table-cell office:value-type="float" office:value="4" table:style-name="ce3">
            <text:p>4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14.399999619999999" table:style-name="ce7">
            <text:p><text:s/>14,4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17.600000380000001" table:style-name="ce7">
            <text:p><text:s/>17,60 €<text:s/></text:p>
          </table:table-cell>
          <table:table-cell office:value-type="float" office:value="35" table:style-name="ce3">
            <text:p>3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32" table:style-name="ce7">
            <text:p><text:s/>32,00 €<text:s/></text:p>
          </table:table-cell>
          <table:table-cell office:value-type="float" office:value="70" table:style-name="ce3">
            <text:p>70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6" table:style-name="ce3">
            <text:p>1996</text:p>
          </table:table-cell>
          <table:table-cell office:value-type="currency" office:value="32" table:style-name="ce7">
            <text:p><text:s/>32,00 €<text:s/></text:p>
          </table:table-cell>
          <table:table-cell office:value-type="float" office:value="70" table:style-name="ce3">
            <text:p>7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6" table:style-name="ce3">
            <text:p>1996</text:p>
          </table:table-cell>
          <table:table-cell office:value-type="currency" office:value="7.3000001909999996" table:style-name="ce7">
            <text:p><text:s/>7,30 €<text:s/></text:p>
          </table:table-cell>
          <table:table-cell office:value-type="float" office:value="80" table:style-name="ce3">
            <text:p>8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6" table:style-name="ce3">
            <text:p>1996</text:p>
          </table:table-cell>
          <table:table-cell office:value-type="currency" office:value="11.19999981" table:style-name="ce7">
            <text:p><text:s/>11,20 €<text:s/></text:p>
          </table:table-cell>
          <table:table-cell office:value-type="float" office:value="9" table:style-name="ce3">
            <text:p>9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6" table:style-name="ce3">
            <text:p>1996</text:p>
          </table:table-cell>
          <table:table-cell office:value-type="currency" office:value="31.200000760000002" table:style-name="ce7">
            <text:p><text:s/>31,20 €<text:s/></text:p>
          </table:table-cell>
          <table:table-cell office:value-type="float" office:value="36" table:style-name="ce3">
            <text:p>36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6" table:style-name="ce3">
            <text:p>1996</text:p>
          </table:table-cell>
          <table:table-cell office:value-type="currency" office:value="30.399999619999999" table:style-name="ce7">
            <text:p><text:s/>30,4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11.19999981" table:style-name="ce7">
            <text:p><text:s/>11,2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14.399999619999999" table:style-name="ce7">
            <text:p><text:s/>14,40 €<text:s/></text:p>
          </table:table-cell>
          <table:table-cell office:value-type="float" office:value="50" table:style-name="ce3">
            <text:p>50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14.69999981" table:style-name="ce7">
            <text:p><text:s/>14,70 €<text:s/></text:p>
          </table:table-cell>
          <table:table-cell office:value-type="float" office:value="4" table:style-name="ce3">
            <text:p>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6.1999998090000004" table:style-name="ce7">
            <text:p><text:s/>6,20 €<text:s/></text:p>
          </table:table-cell>
          <table:table-cell office:value-type="float" office:value="6" table:style-name="ce3">
            <text:p>6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14.399999619999999" table:style-name="ce7">
            <text:p><text:s/>14,4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7.1999998090000004" table:style-name="ce7">
            <text:p><text:s/>7,20 €<text:s/></text:p>
          </table:table-cell>
          <table:table-cell office:value-type="float" office:value="25" table:style-name="ce3">
            <text:p>2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6" table:style-name="ce3">
            <text:p>1996</text:p>
          </table:table-cell>
          <table:table-cell office:value-type="currency" office:value="5.9000000950000002" table:style-name="ce7">
            <text:p><text:s/>5,90 €<text:s/></text:p>
          </table:table-cell>
          <table:table-cell office:value-type="float" office:value="24" table:style-name="ce3">
            <text:p>2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6" table:style-name="ce3">
            <text:p>1996</text:p>
          </table:table-cell>
          <table:table-cell office:value-type="currency" office:value="13" table:style-name="ce7">
            <text:p><text:s/>13,0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6" table:style-name="ce3">
            <text:p>1996</text:p>
          </table:table-cell>
          <table:table-cell office:value-type="currency" office:value="28.799999239999998" table:style-name="ce7">
            <text:p><text:s/>28,80 €<text:s/></text:p>
          </table:table-cell>
          <table:table-cell office:value-type="float" office:value="18" table:style-name="ce3">
            <text:p>18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210.8000031" table:style-name="ce7">
            <text:p><text:s/>210,8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7.6999998090000004" table:style-name="ce7">
            <text:p><text:s/>7,70 €<text:s/></text:p>
          </table:table-cell>
          <table:table-cell office:value-type="float" office:value="13" table:style-name="ce3">
            <text:p>13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15.5" table:style-name="ce7">
            <text:p><text:s/>15,50 €<text:s/></text:p>
          </table:table-cell>
          <table:table-cell office:value-type="float" office:value="77" table:style-name="ce3">
            <text:p>77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16.799999239999998" table:style-name="ce7">
            <text:p><text:s/>16,8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6" table:style-name="ce3">
            <text:p>1996</text:p>
          </table:table-cell>
          <table:table-cell office:value-type="currency" office:value="3.5999999049999998" table:style-name="ce7">
            <text:p><text:s/>3,6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6" table:style-name="ce3">
            <text:p>1996</text:p>
          </table:table-cell>
          <table:table-cell office:value-type="currency" office:value="5.9000000950000002" table:style-name="ce7">
            <text:p><text:s/>5,9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6" table:style-name="ce3">
            <text:p>1996</text:p>
          </table:table-cell>
          <table:table-cell office:value-type="currency" office:value="16.799999239999998" table:style-name="ce7">
            <text:p><text:s/>16,80 €<text:s/></text:p>
          </table:table-cell>
          <table:table-cell office:value-type="float" office:value="12" table:style-name="ce3">
            <text:p>12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6" table:style-name="ce3">
            <text:p>1996</text:p>
          </table:table-cell>
          <table:table-cell office:value-type="currency" office:value="210.8000031" table:style-name="ce7">
            <text:p><text:s/>210,80 €<text:s/></text:p>
          </table:table-cell>
          <table:table-cell office:value-type="float" office:value="50" table:style-name="ce3">
            <text:p>50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14.399999619999999" table:style-name="ce7">
            <text:p><text:s/>14,40 €<text:s/></text:p>
          </table:table-cell>
          <table:table-cell office:value-type="float" office:value="12" table:style-name="ce3">
            <text:p>12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99" table:style-name="ce7">
            <text:p><text:s/>99,00 €<text:s/></text:p>
          </table:table-cell>
          <table:table-cell office:value-type="float" office:value="4" table:style-name="ce3">
            <text:p>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6" table:style-name="ce3">
            <text:p>1996</text:p>
          </table:table-cell>
          <table:table-cell office:value-type="currency" office:value="3.5999999049999998" table:style-name="ce7">
            <text:p><text:s/>3,60 €<text:s/></text:p>
          </table:table-cell>
          <table:table-cell office:value-type="float" office:value="25" table:style-name="ce3">
            <text:p>2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6" table:style-name="ce3">
            <text:p>1996</text:p>
          </table:table-cell>
          <table:table-cell office:value-type="currency" office:value="15.600000380000001" table:style-name="ce7">
            <text:p><text:s/>15,60 €<text:s/></text:p>
          </table:table-cell>
          <table:table-cell office:value-type="float" office:value="25" table:style-name="ce3">
            <text:p>2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6" table:style-name="ce3">
            <text:p>1996</text:p>
          </table:table-cell>
          <table:table-cell office:value-type="currency" office:value="10" table:style-name="ce7">
            <text:p><text:s/>10,0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6" table:style-name="ce3">
            <text:p>1996</text:p>
          </table:table-cell>
          <table:table-cell office:value-type="currency" office:value="19.200000760000002" table:style-name="ce7">
            <text:p><text:s/>19,20 €<text:s/></text:p>
          </table:table-cell>
          <table:table-cell office:value-type="float" office:value="12" table:style-name="ce3">
            <text:p>12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6" table:style-name="ce3">
            <text:p>1996</text:p>
          </table:table-cell>
          <table:table-cell office:value-type="currency" office:value="28.799999239999998" table:style-name="ce7">
            <text:p><text:s/>28,8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24.799999239999998" table:style-name="ce7">
            <text:p><text:s/>24,8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24.899999619999999" table:style-name="ce7">
            <text:p><text:s/>24,90 €<text:s/></text:p>
          </table:table-cell>
          <table:table-cell office:value-type="float" office:value="16" table:style-name="ce3">
            <text:p>16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27.200000760000002" table:style-name="ce7">
            <text:p><text:s/>27,20 €<text:s/></text:p>
          </table:table-cell>
          <table:table-cell office:value-type="float" office:value="8" table:style-name="ce3">
            <text:p>8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6" table:style-name="ce3">
            <text:p>1996</text:p>
          </table:table-cell>
          <table:table-cell office:value-type="currency" office:value="3.5999999049999998" table:style-name="ce7">
            <text:p><text:s/>3,6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6" table:style-name="ce3">
            <text:p>1996</text:p>
          </table:table-cell>
          <table:table-cell office:value-type="currency" office:value="11.19999981" table:style-name="ce7">
            <text:p><text:s/>11,2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6" table:style-name="ce3">
            <text:p>1996</text:p>
          </table:table-cell>
          <table:table-cell office:value-type="currency" office:value="15.19999981" table:style-name="ce7">
            <text:p><text:s/>15,2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6" table:style-name="ce3">
            <text:p>1996</text:p>
          </table:table-cell>
          <table:table-cell office:value-type="currency" office:value="13.899999619999999" table:style-name="ce7">
            <text:p><text:s/>13,90 €<text:s/></text:p>
          </table:table-cell>
          <table:table-cell office:value-type="float" office:value="56" table:style-name="ce3">
            <text:p>56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6" table:style-name="ce3">
            <text:p>1996</text:p>
          </table:table-cell>
          <table:table-cell office:value-type="currency" office:value="10" table:style-name="ce7">
            <text:p><text:s/>10,00 €<text:s/></text:p>
          </table:table-cell>
          <table:table-cell office:value-type="float" office:value="70" table:style-name="ce3">
            <text:p>70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6" table:style-name="ce3">
            <text:p>1996</text:p>
          </table:table-cell>
          <table:table-cell office:value-type="currency" office:value="27.200000760000002" table:style-name="ce7">
            <text:p><text:s/>27,20 €<text:s/></text:p>
          </table:table-cell>
          <table:table-cell office:value-type="float" office:value="80" table:style-name="ce3">
            <text:p>80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36.400001529999997" table:style-name="ce7">
            <text:p><text:s/>36,4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99" table:style-name="ce7">
            <text:p><text:s/>99,00 €<text:s/></text:p>
          </table:table-cell>
          <table:table-cell office:value-type="float" office:value="35" table:style-name="ce3">
            <text:p>3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210.8000031" table:style-name="ce7">
            <text:p><text:s/>210,8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16" table:style-name="ce7">
            <text:p><text:s/>16,00 €<text:s/></text:p>
          </table:table-cell>
          <table:table-cell office:value-type="float" office:value="35" table:style-name="ce3">
            <text:p>3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5.9000000950000002" table:style-name="ce7">
            <text:p><text:s/>5,90 €<text:s/></text:p>
          </table:table-cell>
          <table:table-cell office:value-type="float" office:value="28" table:style-name="ce3">
            <text:p>28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14.399999619999999" table:style-name="ce7">
            <text:p><text:s/>14,40 €<text:s/></text:p>
          </table:table-cell>
          <table:table-cell office:value-type="float" office:value="54" table:style-name="ce3">
            <text:p>54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27.200000760000002" table:style-name="ce7">
            <text:p><text:s/>27,20 €<text:s/></text:p>
          </table:table-cell>
          <table:table-cell office:value-type="float" office:value="55" table:style-name="ce3">
            <text:p>55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6" table:style-name="ce3">
            <text:p>1996</text:p>
          </table:table-cell>
          <table:table-cell office:value-type="currency" office:value="11.19999981" table:style-name="ce7">
            <text:p><text:s/>11,20 €<text:s/></text:p>
          </table:table-cell>
          <table:table-cell office:value-type="float" office:value="50" table:style-name="ce3">
            <text:p>5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6" table:style-name="ce3">
            <text:p>1996</text:p>
          </table:table-cell>
          <table:table-cell office:value-type="currency" office:value="42.400001529999997" table:style-name="ce7">
            <text:p><text:s/>42,4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6" table:style-name="ce3">
            <text:p>1996</text:p>
          </table:table-cell>
          <table:table-cell office:value-type="currency" office:value="5.9000000950000002" table:style-name="ce7">
            <text:p><text:s/>5,90 €<text:s/></text:p>
          </table:table-cell>
          <table:table-cell office:value-type="float" office:value="24" table:style-name="ce3">
            <text:p>2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10" table:style-name="ce7">
            <text:p><text:s/>10,0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6.1999998090000004" table:style-name="ce7">
            <text:p><text:s/>6,20 €<text:s/></text:p>
          </table:table-cell>
          <table:table-cell office:value-type="float" office:value="12" table:style-name="ce3">
            <text:p>12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14.399999619999999" table:style-name="ce7">
            <text:p><text:s/>14,40 €<text:s/></text:p>
          </table:table-cell>
          <table:table-cell office:value-type="float" office:value="12" table:style-name="ce3">
            <text:p>12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28.799999239999998" table:style-name="ce7">
            <text:p><text:s/>28,8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17.200000760000002" table:style-name="ce7">
            <text:p><text:s/>17,20 €<text:s/></text:p>
          </table:table-cell>
          <table:table-cell office:value-type="float" office:value="5" table:style-name="ce3">
            <text:p>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6" table:style-name="ce3">
            <text:p>1996</text:p>
          </table:table-cell>
          <table:table-cell office:value-type="currency" office:value="16.799999239999998" table:style-name="ce7">
            <text:p><text:s/>16,80 €<text:s/></text:p>
          </table:table-cell>
          <table:table-cell office:value-type="float" office:value="24" table:style-name="ce3">
            <text:p>2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16.799999239999998" table:style-name="ce7">
            <text:p><text:s/>16,80 €<text:s/></text:p>
          </table:table-cell>
          <table:table-cell office:value-type="float" office:value="5" table:style-name="ce3">
            <text:p>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10.399999619999999" table:style-name="ce7">
            <text:p><text:s/>10,40 €<text:s/></text:p>
          </table:table-cell>
          <table:table-cell office:value-type="float" office:value="5" table:style-name="ce3">
            <text:p>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6" table:style-name="ce3">
            <text:p>1996</text:p>
          </table:table-cell>
          <table:table-cell office:value-type="currency" office:value="11.19999981" table:style-name="ce7">
            <text:p><text:s/>11,20 €<text:s/></text:p>
          </table:table-cell>
          <table:table-cell office:value-type="float" office:value="36" table:style-name="ce3">
            <text:p>36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6" table:style-name="ce3">
            <text:p>1996</text:p>
          </table:table-cell>
          <table:table-cell office:value-type="currency" office:value="5.9000000950000002" table:style-name="ce7">
            <text:p><text:s/>5,90 €<text:s/></text:p>
          </table:table-cell>
          <table:table-cell office:value-type="float" office:value="18" table:style-name="ce3">
            <text:p>18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6" table:style-name="ce3">
            <text:p>1996</text:p>
          </table:table-cell>
          <table:table-cell office:value-type="currency" office:value="16.799999239999998" table:style-name="ce7">
            <text:p><text:s/>16,8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6" table:style-name="ce3">
            <text:p>1996</text:p>
          </table:table-cell>
          <table:table-cell office:value-type="currency" office:value="10.399999619999999" table:style-name="ce7">
            <text:p><text:s/>10,40 €<text:s/></text:p>
          </table:table-cell>
          <table:table-cell office:value-type="float" office:value="7" table:style-name="ce3">
            <text:p>7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6" table:style-name="ce3">
            <text:p>1996</text:p>
          </table:table-cell>
          <table:table-cell office:value-type="currency" office:value="8" table:style-name="ce7">
            <text:p><text:s/>8,00 €<text:s/></text:p>
          </table:table-cell>
          <table:table-cell office:value-type="float" office:value="5" table:style-name="ce3">
            <text:p>5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6" table:style-name="ce3">
            <text:p>1996</text:p>
          </table:table-cell>
          <table:table-cell office:value-type="currency" office:value="36.400001529999997" table:style-name="ce7">
            <text:p><text:s/>36,40 €<text:s/></text:p>
          </table:table-cell>
          <table:table-cell office:value-type="float" office:value="13" table:style-name="ce3">
            <text:p>13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6" table:style-name="ce3">
            <text:p>1996</text:p>
          </table:table-cell>
          <table:table-cell office:value-type="currency" office:value="15.600000380000001" table:style-name="ce7">
            <text:p><text:s/>15,60 €<text:s/></text:p>
          </table:table-cell>
          <table:table-cell office:value-type="float" office:value="25" table:style-name="ce3">
            <text:p>2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6" table:style-name="ce3">
            <text:p>1996</text:p>
          </table:table-cell>
          <table:table-cell office:value-type="currency" office:value="26.600000380000001" table:style-name="ce7">
            <text:p><text:s/>26,60 €<text:s/></text:p>
          </table:table-cell>
          <table:table-cell office:value-type="float" office:value="35" table:style-name="ce3">
            <text:p>35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99" table:style-name="ce7">
            <text:p><text:s/>99,0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30.399999619999999" table:style-name="ce7">
            <text:p><text:s/>30,40 €<text:s/></text:p>
          </table:table-cell>
          <table:table-cell office:value-type="float" office:value="18" table:style-name="ce3">
            <text:p>18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6" table:style-name="ce3">
            <text:p>1996</text:p>
          </table:table-cell>
          <table:table-cell office:value-type="currency" office:value="14.399999619999999" table:style-name="ce7">
            <text:p><text:s/>14,4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6" table:style-name="ce3">
            <text:p>1996</text:p>
          </table:table-cell>
          <table:table-cell office:value-type="currency" office:value="26.600000380000001" table:style-name="ce7">
            <text:p><text:s/>26,6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6" table:style-name="ce3">
            <text:p>1996</text:p>
          </table:table-cell>
          <table:table-cell office:value-type="currency" office:value="8" table:style-name="ce7">
            <text:p><text:s/>8,0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15.19999981" table:style-name="ce7">
            <text:p><text:s/>15,20 €<text:s/></text:p>
          </table:table-cell>
          <table:table-cell office:value-type="float" office:value="6" table:style-name="ce3">
            <text:p>6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6" table:style-name="ce3">
            <text:p>1996</text:p>
          </table:table-cell>
          <table:table-cell office:value-type="currency" office:value="64.800003050000001" table:style-name="ce7">
            <text:p><text:s/>64,80 €<text:s/></text:p>
          </table:table-cell>
          <table:table-cell office:value-type="float" office:value="12" table:style-name="ce3">
            <text:p>12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6" table:style-name="ce3">
            <text:p>1996</text:p>
          </table:table-cell>
          <table:table-cell office:value-type="currency" office:value="210.8000031" table:style-name="ce7">
            <text:p><text:s/>210,8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6" table:style-name="ce3">
            <text:p>1996</text:p>
          </table:table-cell>
          <table:table-cell office:value-type="currency" office:value="27.200000760000002" table:style-name="ce7">
            <text:p><text:s/>27,20 €<text:s/></text:p>
          </table:table-cell>
          <table:table-cell office:value-type="float" office:value="70" table:style-name="ce3">
            <text:p>70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6" table:style-name="ce3">
            <text:p>1996</text:p>
          </table:table-cell>
          <table:table-cell office:value-type="currency" office:value="27.799999239999998" table:style-name="ce7">
            <text:p><text:s/>27,80 €<text:s/></text:p>
          </table:table-cell>
          <table:table-cell office:value-type="float" office:value="42" table:style-name="ce3">
            <text:p>42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10.600000380000001" table:style-name="ce7">
            <text:p><text:s/>10,60 €<text:s/></text:p>
          </table:table-cell>
          <table:table-cell office:value-type="float" office:value="80" table:style-name="ce3">
            <text:p>80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17.200000760000002" table:style-name="ce7">
            <text:p><text:s/>17,20 €<text:s/></text:p>
          </table:table-cell>
          <table:table-cell office:value-type="float" office:value="50" table:style-name="ce3">
            <text:p>50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10" table:style-name="ce7">
            <text:p><text:s/>10,0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10.600000380000001" table:style-name="ce7">
            <text:p><text:s/>10,6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6" table:style-name="ce3">
            <text:p>1996</text:p>
          </table:table-cell>
          <table:table-cell office:value-type="currency" office:value="18.600000380000001" table:style-name="ce7">
            <text:p><text:s/>18,6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6" table:style-name="ce3">
            <text:p>1996</text:p>
          </table:table-cell>
          <table:table-cell office:value-type="currency" office:value="5.9000000950000002" table:style-name="ce7">
            <text:p><text:s/>5,9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10" table:style-name="ce7">
            <text:p><text:s/>10,00 €<text:s/></text:p>
          </table:table-cell>
          <table:table-cell office:value-type="float" office:value="42" table:style-name="ce3">
            <text:p>42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36.400001529999997" table:style-name="ce7">
            <text:p><text:s/>36,4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14.399999619999999" table:style-name="ce7">
            <text:p><text:s/>14,4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6" table:style-name="ce3">
            <text:p>1996</text:p>
          </table:table-cell>
          <table:table-cell office:value-type="currency" office:value="17.200000760000002" table:style-name="ce7">
            <text:p><text:s/>17,20 €<text:s/></text:p>
          </table:table-cell>
          <table:table-cell office:value-type="float" office:value="6" table:style-name="ce3">
            <text:p>6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6" table:style-name="ce3">
            <text:p>1996</text:p>
          </table:table-cell>
          <table:table-cell office:value-type="currency" office:value="7.6999998090000004" table:style-name="ce7">
            <text:p><text:s/>7,70 €<text:s/></text:p>
          </table:table-cell>
          <table:table-cell office:value-type="float" office:value="8" table:style-name="ce3">
            <text:p>8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6" table:style-name="ce3">
            <text:p>1996</text:p>
          </table:table-cell>
          <table:table-cell office:value-type="currency" office:value="35.099998470000003" table:style-name="ce7">
            <text:p><text:s/>35,10 €<text:s/></text:p>
          </table:table-cell>
          <table:table-cell office:value-type="float" office:value="16" table:style-name="ce3">
            <text:p>16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6" table:style-name="ce3">
            <text:p>1996</text:p>
          </table:table-cell>
          <table:table-cell office:value-type="currency" office:value="16.799999239999998" table:style-name="ce7">
            <text:p><text:s/>16,8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20.700000760000002" table:style-name="ce7">
            <text:p><text:s/>20,70 €<text:s/></text:p>
          </table:table-cell>
          <table:table-cell office:value-type="float" office:value="18" table:style-name="ce3">
            <text:p>18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26.200000760000002" table:style-name="ce7">
            <text:p><text:s/>26,2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27.200000760000002" table:style-name="ce7">
            <text:p><text:s/>27,20 €<text:s/></text:p>
          </table:table-cell>
          <table:table-cell office:value-type="float" office:value="6" table:style-name="ce3">
            <text:p>6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12" table:style-name="ce7">
            <text:p><text:s/>12,0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6" table:style-name="ce3">
            <text:p>1996</text:p>
          </table:table-cell>
          <table:table-cell office:value-type="currency" office:value="8" table:style-name="ce7">
            <text:p><text:s/>8,00 €<text:s/></text:p>
          </table:table-cell>
          <table:table-cell office:value-type="float" office:value="14" table:style-name="ce3">
            <text:p>1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17" table:style-name="ce7">
            <text:p><text:s/>17,00 €<text:s/></text:p>
          </table:table-cell>
          <table:table-cell office:value-type="float" office:value="32" table:style-name="ce3">
            <text:p>32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50" table:style-name="ce7">
            <text:p><text:s/>50,00 €<text:s/></text:p>
          </table:table-cell>
          <table:table-cell office:value-type="float" office:value="9" table:style-name="ce3">
            <text:p>9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99" table:style-name="ce7">
            <text:p><text:s/>99,00 €<text:s/></text:p>
          </table:table-cell>
          <table:table-cell office:value-type="float" office:value="14" table:style-name="ce3">
            <text:p>1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2" table:style-name="ce7">
            <text:p><text:s/>2,00 €<text:s/></text:p>
          </table:table-cell>
          <table:table-cell office:value-type="float" office:value="60" table:style-name="ce3">
            <text:p>6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8" table:style-name="ce7">
            <text:p><text:s/>8,00 €<text:s/></text:p>
          </table:table-cell>
          <table:table-cell office:value-type="float" office:value="50" table:style-name="ce3">
            <text:p>5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4.8000001909999996" table:style-name="ce7">
            <text:p><text:s/>4,8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13" table:style-name="ce7">
            <text:p><text:s/>13,0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30.399999619999999" table:style-name="ce7">
            <text:p><text:s/>30,4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6" table:style-name="ce3">
            <text:p>1996</text:p>
          </table:table-cell>
          <table:table-cell office:value-type="currency" office:value="64.800003050000001" table:style-name="ce7">
            <text:p><text:s/>64,80 €<text:s/></text:p>
          </table:table-cell>
          <table:table-cell office:value-type="float" office:value="28" table:style-name="ce3">
            <text:p>28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6" table:style-name="ce3">
            <text:p>1996</text:p>
          </table:table-cell>
          <table:table-cell office:value-type="currency" office:value="27.200000760000002" table:style-name="ce7">
            <text:p><text:s/>27,2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24" table:style-name="ce7">
            <text:p><text:s/>24,0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27.200000760000002" table:style-name="ce7">
            <text:p><text:s/>27,2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10" table:style-name="ce7">
            <text:p><text:s/>10,00 €<text:s/></text:p>
          </table:table-cell>
          <table:table-cell office:value-type="float" office:value="8" table:style-name="ce3">
            <text:p>8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odsworth Anne</text:p>
          </table:table-cell>
          <table:table-cell office:value-type="float" office:value="1996" table:style-name="ce3">
            <text:p>1996</text:p>
          </table:table-cell>
          <table:table-cell office:value-type="currency" office:value="3.5999999049999998" table:style-name="ce7">
            <text:p><text:s/>3,6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odsworth Anne</text:p>
          </table:table-cell>
          <table:table-cell office:value-type="float" office:value="1996" table:style-name="ce3">
            <text:p>1996</text:p>
          </table:table-cell>
          <table:table-cell office:value-type="currency" office:value="11.19999981" table:style-name="ce7">
            <text:p><text:s/>11,2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3.5999999049999998" table:style-name="ce7">
            <text:p><text:s/>3,6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36.400001529999997" table:style-name="ce7">
            <text:p><text:s/>36,40 €<text:s/></text:p>
          </table:table-cell>
          <table:table-cell office:value-type="float" office:value="6" table:style-name="ce3">
            <text:p>6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44" table:style-name="ce7">
            <text:p><text:s/>44,00 €<text:s/></text:p>
          </table:table-cell>
          <table:table-cell office:value-type="float" office:value="12" table:style-name="ce3">
            <text:p>12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17.200000760000002" table:style-name="ce7">
            <text:p><text:s/>17,2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6" table:style-name="ce3">
            <text:p>1996</text:p>
          </table:table-cell>
          <table:table-cell office:value-type="currency" office:value="7.5999999049999998" table:style-name="ce7">
            <text:p><text:s/>7,6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6" table:style-name="ce3">
            <text:p>1996</text:p>
          </table:table-cell>
          <table:table-cell office:value-type="currency" office:value="5.5999999049999998" table:style-name="ce7">
            <text:p><text:s/>5,6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6" table:style-name="ce3">
            <text:p>1996</text:p>
          </table:table-cell>
          <table:table-cell office:value-type="currency" office:value="26.200000760000002" table:style-name="ce7">
            <text:p><text:s/>26,2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24.799999239999998" table:style-name="ce7">
            <text:p><text:s/>24,80 €<text:s/></text:p>
          </table:table-cell>
          <table:table-cell office:value-type="float" office:value="16" table:style-name="ce3">
            <text:p>16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19.200000760000002" table:style-name="ce7">
            <text:p><text:s/>19,2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39.400001529999997" table:style-name="ce7">
            <text:p><text:s/>39,4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6" table:style-name="ce3">
            <text:p>1996</text:p>
          </table:table-cell>
          <table:table-cell office:value-type="currency" office:value="12" table:style-name="ce7">
            <text:p><text:s/>12,0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6" table:style-name="ce3">
            <text:p>1996</text:p>
          </table:table-cell>
          <table:table-cell office:value-type="currency" office:value="10" table:style-name="ce7">
            <text:p><text:s/>10,00 €<text:s/></text:p>
          </table:table-cell>
          <table:table-cell office:value-type="float" office:value="60" table:style-name="ce3">
            <text:p>60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6" table:style-name="ce3">
            <text:p>1996</text:p>
          </table:table-cell>
          <table:table-cell office:value-type="currency" office:value="14.399999619999999" table:style-name="ce7">
            <text:p><text:s/>14,4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6" table:style-name="ce3">
            <text:p>1996</text:p>
          </table:table-cell>
          <table:table-cell office:value-type="currency" office:value="9.6000003800000009" table:style-name="ce7">
            <text:p><text:s/>9,60 €<text:s/></text:p>
          </table:table-cell>
          <table:table-cell office:value-type="float" office:value="45" table:style-name="ce3">
            <text:p>4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6" table:style-name="ce3">
            <text:p>1996</text:p>
          </table:table-cell>
          <table:table-cell office:value-type="currency" office:value="27.799999239999998" table:style-name="ce7">
            <text:p><text:s/>27,80 €<text:s/></text:p>
          </table:table-cell>
          <table:table-cell office:value-type="float" office:value="24" table:style-name="ce3">
            <text:p>24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6" table:style-name="ce3">
            <text:p>1996</text:p>
          </table:table-cell>
          <table:table-cell office:value-type="currency" office:value="4.8000001909999996" table:style-name="ce7">
            <text:p><text:s/>4,80 €<text:s/></text:p>
          </table:table-cell>
          <table:table-cell office:value-type="float" office:value="18" table:style-name="ce3">
            <text:p>18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6" table:style-name="ce3">
            <text:p>1996</text:p>
          </table:table-cell>
          <table:table-cell office:value-type="currency" office:value="28.799999239999998" table:style-name="ce7">
            <text:p><text:s/>28,80 €<text:s/></text:p>
          </table:table-cell>
          <table:table-cell office:value-type="float" office:value="50" table:style-name="ce3">
            <text:p>5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15.19999981" table:style-name="ce7">
            <text:p><text:s/>15,20 €<text:s/></text:p>
          </table:table-cell>
          <table:table-cell office:value-type="float" office:value="25" table:style-name="ce3">
            <text:p>25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18.600000380000001" table:style-name="ce7">
            <text:p><text:s/>18,60 €<text:s/></text:p>
          </table:table-cell>
          <table:table-cell office:value-type="float" office:value="42" table:style-name="ce3">
            <text:p>42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11.19999981" table:style-name="ce7">
            <text:p><text:s/>11,20 €<text:s/></text:p>
          </table:table-cell>
          <table:table-cell office:value-type="float" office:value="7" table:style-name="ce3">
            <text:p>7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24.899999619999999" table:style-name="ce7">
            <text:p><text:s/>24,90 €<text:s/></text:p>
          </table:table-cell>
          <table:table-cell office:value-type="float" office:value="70" table:style-name="ce3">
            <text:p>70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10" table:style-name="ce7">
            <text:p><text:s/>10,00 €<text:s/></text:p>
          </table:table-cell>
          <table:table-cell office:value-type="float" office:value="32" table:style-name="ce3">
            <text:p>32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4.8000001909999996" table:style-name="ce7">
            <text:p><text:s/>4,8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39.400001529999997" table:style-name="ce7">
            <text:p><text:s/>39,4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6" table:style-name="ce3">
            <text:p>1996</text:p>
          </table:table-cell>
          <table:table-cell office:value-type="currency" office:value="9.6000003800000009" table:style-name="ce7">
            <text:p><text:s/>9,60 €<text:s/></text:p>
          </table:table-cell>
          <table:table-cell office:value-type="float" office:value="28" table:style-name="ce3">
            <text:p>28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6" table:style-name="ce3">
            <text:p>1996</text:p>
          </table:table-cell>
          <table:table-cell office:value-type="currency" office:value="26.200000760000002" table:style-name="ce7">
            <text:p><text:s/>26,20 €<text:s/></text:p>
          </table:table-cell>
          <table:table-cell office:value-type="float" office:value="70" table:style-name="ce3">
            <text:p>70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6" table:style-name="ce3">
            <text:p>1996</text:p>
          </table:table-cell>
          <table:table-cell office:value-type="currency" office:value="28.799999239999998" table:style-name="ce7">
            <text:p><text:s/>28,80 €<text:s/></text:p>
          </table:table-cell>
          <table:table-cell office:value-type="float" office:value="8" table:style-name="ce3">
            <text:p>8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7.1999998090000004" table:style-name="ce7">
            <text:p><text:s/>7,2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17.200000760000002" table:style-name="ce7">
            <text:p><text:s/>17,20 €<text:s/></text:p>
          </table:table-cell>
          <table:table-cell office:value-type="float" office:value="60" table:style-name="ce3">
            <text:p>6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6" table:style-name="ce3">
            <text:p>1996</text:p>
          </table:table-cell>
          <table:table-cell office:value-type="currency" office:value="27.799999239999998" table:style-name="ce7">
            <text:p><text:s/>27,80 €<text:s/></text:p>
          </table:table-cell>
          <table:table-cell office:value-type="float" office:value="21" table:style-name="ce3">
            <text:p>21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6" table:style-name="ce3">
            <text:p>1996</text:p>
          </table:table-cell>
          <table:table-cell office:value-type="currency" office:value="8" table:style-name="ce7">
            <text:p><text:s/>8,0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6" table:style-name="ce3">
            <text:p>1996</text:p>
          </table:table-cell>
          <table:table-cell office:value-type="currency" office:value="42.400001529999997" table:style-name="ce7">
            <text:p><text:s/>42,40 €<text:s/></text:p>
          </table:table-cell>
          <table:table-cell office:value-type="float" office:value="18" table:style-name="ce3">
            <text:p>18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6" table:style-name="ce3">
            <text:p>1996</text:p>
          </table:table-cell>
          <table:table-cell office:value-type="currency" office:value="14.399999619999999" table:style-name="ce7">
            <text:p><text:s/>14,4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6" table:style-name="ce3">
            <text:p>1996</text:p>
          </table:table-cell>
          <table:table-cell office:value-type="currency" office:value="19.200000760000002" table:style-name="ce7">
            <text:p><text:s/>19,20 €<text:s/></text:p>
          </table:table-cell>
          <table:table-cell office:value-type="float" office:value="120" table:style-name="ce3">
            <text:p>120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10" table:style-name="ce7">
            <text:p><text:s/>10,00 €<text:s/></text:p>
          </table:table-cell>
          <table:table-cell office:value-type="float" office:value="60" table:style-name="ce3">
            <text:p>6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17.200000760000002" table:style-name="ce7">
            <text:p><text:s/>17,2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14.399999619999999" table:style-name="ce7">
            <text:p><text:s/>14,40 €<text:s/></text:p>
          </table:table-cell>
          <table:table-cell office:value-type="float" office:value="35" table:style-name="ce3">
            <text:p>3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6" table:style-name="ce3">
            <text:p>1996</text:p>
          </table:table-cell>
          <table:table-cell office:value-type="currency" office:value="10.399999619999999" table:style-name="ce7">
            <text:p><text:s/>10,40 €<text:s/></text:p>
          </table:table-cell>
          <table:table-cell office:value-type="float" office:value="14" table:style-name="ce3">
            <text:p>1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99" table:style-name="ce7">
            <text:p><text:s/>99,00 €<text:s/></text:p>
          </table:table-cell>
          <table:table-cell office:value-type="float" office:value="21" table:style-name="ce3">
            <text:p>21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14.399999619999999" table:style-name="ce7">
            <text:p><text:s/>14,40 €<text:s/></text:p>
          </table:table-cell>
          <table:table-cell office:value-type="float" office:value="35" table:style-name="ce3">
            <text:p>3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16" table:style-name="ce7">
            <text:p><text:s/>16,0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20.700000760000002" table:style-name="ce7">
            <text:p><text:s/>20,70 €<text:s/></text:p>
          </table:table-cell>
          <table:table-cell office:value-type="float" office:value="18" table:style-name="ce3">
            <text:p>18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30.399999619999999" table:style-name="ce7">
            <text:p><text:s/>30,40 €<text:s/></text:p>
          </table:table-cell>
          <table:table-cell office:value-type="float" office:value="70" table:style-name="ce3">
            <text:p>7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16.799999239999998" table:style-name="ce7">
            <text:p><text:s/>16,8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17.200000760000002" table:style-name="ce7">
            <text:p><text:s/>17,20 €<text:s/></text:p>
          </table:table-cell>
          <table:table-cell office:value-type="float" office:value="60" table:style-name="ce3">
            <text:p>6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7.1999998090000004" table:style-name="ce7">
            <text:p><text:s/>7,20 €<text:s/></text:p>
          </table:table-cell>
          <table:table-cell office:value-type="float" office:value="60" table:style-name="ce3">
            <text:p>6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35.099998470000003" table:style-name="ce7">
            <text:p><text:s/>35,10 €<text:s/></text:p>
          </table:table-cell>
          <table:table-cell office:value-type="float" office:value="65" table:style-name="ce3">
            <text:p>6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3.899999619999999" table:style-name="ce7">
            <text:p><text:s/>13,90 €<text:s/></text:p>
          </table:table-cell>
          <table:table-cell office:value-type="float" office:value="21" table:style-name="ce3">
            <text:p>21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0.19999981" table:style-name="ce7">
            <text:p><text:s/>10,20 €<text:s/></text:p>
          </table:table-cell>
          <table:table-cell office:value-type="float" office:value="70" table:style-name="ce3">
            <text:p>70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24.899999619999999" table:style-name="ce7">
            <text:p><text:s/>24,9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11.19999981" table:style-name="ce7">
            <text:p><text:s/>11,2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16" table:style-name="ce7">
            <text:p><text:s/>16,0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8" table:style-name="ce7">
            <text:p><text:s/>8,00 €<text:s/></text:p>
          </table:table-cell>
          <table:table-cell office:value-type="float" office:value="50" table:style-name="ce3">
            <text:p>5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14.399999619999999" table:style-name="ce7">
            <text:p><text:s/>14,4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8" table:style-name="ce7">
            <text:p><text:s/>8,0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36.400001529999997" table:style-name="ce7">
            <text:p><text:s/>36,40 €<text:s/></text:p>
          </table:table-cell>
          <table:table-cell office:value-type="float" office:value="42" table:style-name="ce3">
            <text:p>42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15.19999981" table:style-name="ce7">
            <text:p><text:s/>15,20 €<text:s/></text:p>
          </table:table-cell>
          <table:table-cell office:value-type="float" office:value="5" table:style-name="ce3">
            <text:p>5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14.69999981" table:style-name="ce7">
            <text:p><text:s/>14,70 €<text:s/></text:p>
          </table:table-cell>
          <table:table-cell office:value-type="float" office:value="2" table:style-name="ce3">
            <text:p>2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16.799999239999998" table:style-name="ce7">
            <text:p><text:s/>16,8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28.799999239999998" table:style-name="ce7">
            <text:p><text:s/>28,8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17.200000760000002" table:style-name="ce7">
            <text:p><text:s/>17,2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20.799999239999998" table:style-name="ce7">
            <text:p><text:s/>20,8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5.9000000950000002" table:style-name="ce7">
            <text:p><text:s/>5,90 €<text:s/></text:p>
          </table:table-cell>
          <table:table-cell office:value-type="float" office:value="6" table:style-name="ce3">
            <text:p>6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39.400001529999997" table:style-name="ce7">
            <text:p><text:s/>39,40 €<text:s/></text:p>
          </table:table-cell>
          <table:table-cell office:value-type="float" office:value="35" table:style-name="ce3">
            <text:p>3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18.600000380000001" table:style-name="ce7">
            <text:p><text:s/>18,60 €<text:s/></text:p>
          </table:table-cell>
          <table:table-cell office:value-type="float" office:value="12" table:style-name="ce3">
            <text:p>12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8" table:style-name="ce7">
            <text:p><text:s/>8,00 €<text:s/></text:p>
          </table:table-cell>
          <table:table-cell office:value-type="float" office:value="12" table:style-name="ce3">
            <text:p>12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2" table:style-name="ce7">
            <text:p><text:s/>2,00 €<text:s/></text:p>
          </table:table-cell>
          <table:table-cell office:value-type="float" office:value="49" table:style-name="ce3">
            <text:p>49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44" table:style-name="ce7">
            <text:p><text:s/>44,00 €<text:s/></text:p>
          </table:table-cell>
          <table:table-cell office:value-type="float" office:value="16" table:style-name="ce3">
            <text:p>16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odsworth Anne</text:p>
          </table:table-cell>
          <table:table-cell office:value-type="float" office:value="1997" table:style-name="ce3">
            <text:p>1997</text:p>
          </table:table-cell>
          <table:table-cell office:value-type="currency" office:value="7.6999998090000004" table:style-name="ce7">
            <text:p><text:s/>7,70 €<text:s/></text:p>
          </table:table-cell>
          <table:table-cell office:value-type="float" office:value="25" table:style-name="ce3">
            <text:p>25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odsworth Anne</text:p>
          </table:table-cell>
          <table:table-cell office:value-type="float" office:value="1997" table:style-name="ce3">
            <text:p>1997</text:p>
          </table:table-cell>
          <table:table-cell office:value-type="currency" office:value="15.5" table:style-name="ce7">
            <text:p><text:s/>15,5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odsworth Anne</text:p>
          </table:table-cell>
          <table:table-cell office:value-type="float" office:value="1997" table:style-name="ce3">
            <text:p>1997</text:p>
          </table:table-cell>
          <table:table-cell office:value-type="currency" office:value="44" table:style-name="ce7">
            <text:p><text:s/>44,00 €<text:s/></text:p>
          </table:table-cell>
          <table:table-cell office:value-type="float" office:value="9" table:style-name="ce3">
            <text:p>9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18.600000380000001" table:style-name="ce7">
            <text:p><text:s/>18,6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14.399999619999999" table:style-name="ce7">
            <text:p><text:s/>14,40 €<text:s/></text:p>
          </table:table-cell>
          <table:table-cell office:value-type="float" office:value="24" table:style-name="ce3">
            <text:p>2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39.400001529999997" table:style-name="ce7">
            <text:p><text:s/>39,4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14.399999619999999" table:style-name="ce7">
            <text:p><text:s/>14,40 €<text:s/></text:p>
          </table:table-cell>
          <table:table-cell office:value-type="float" office:value="14" table:style-name="ce3">
            <text:p>1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7.3000001909999996" table:style-name="ce7">
            <text:p><text:s/>7,30 €<text:s/></text:p>
          </table:table-cell>
          <table:table-cell office:value-type="float" office:value="18" table:style-name="ce3">
            <text:p>18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2" table:style-name="ce7">
            <text:p><text:s/>2,00 €<text:s/></text:p>
          </table:table-cell>
          <table:table-cell office:value-type="float" office:value="50" table:style-name="ce3">
            <text:p>5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31.200000760000002" table:style-name="ce7">
            <text:p><text:s/>31,20 €<text:s/></text:p>
          </table:table-cell>
          <table:table-cell office:value-type="float" office:value="2" table:style-name="ce3">
            <text:p>2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2" table:style-name="ce7">
            <text:p><text:s/>2,0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7.3000001909999996" table:style-name="ce7">
            <text:p><text:s/>7,3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26.200000760000002" table:style-name="ce7">
            <text:p><text:s/>26,2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15.600000380000001" table:style-name="ce7">
            <text:p><text:s/>15,6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210.8000031" table:style-name="ce7">
            <text:p><text:s/>210,80 €<text:s/></text:p>
          </table:table-cell>
          <table:table-cell office:value-type="float" office:value="50" table:style-name="ce3">
            <text:p>5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9.6000003800000009" table:style-name="ce7">
            <text:p><text:s/>9,60 €<text:s/></text:p>
          </table:table-cell>
          <table:table-cell office:value-type="float" office:value="2" table:style-name="ce3">
            <text:p>2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0" table:style-name="ce7">
            <text:p><text:s/>10,00 €<text:s/></text:p>
          </table:table-cell>
          <table:table-cell office:value-type="float" office:value="36" table:style-name="ce3">
            <text:p>36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0.399999619999999" table:style-name="ce7">
            <text:p><text:s/>10,40 €<text:s/></text:p>
          </table:table-cell>
          <table:table-cell office:value-type="float" office:value="35" table:style-name="ce3">
            <text:p>3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5.19999981" table:style-name="ce7">
            <text:p><text:s/>15,20 €<text:s/></text:p>
          </table:table-cell>
          <table:table-cell office:value-type="float" office:value="60" table:style-name="ce3">
            <text:p>6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7.5999999049999998" table:style-name="ce7">
            <text:p><text:s/>7,60 €<text:s/></text:p>
          </table:table-cell>
          <table:table-cell office:value-type="float" office:value="55" table:style-name="ce3">
            <text:p>5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22.799999239999998" table:style-name="ce7">
            <text:p><text:s/>22,80 €<text:s/></text:p>
          </table:table-cell>
          <table:table-cell office:value-type="float" office:value="16" table:style-name="ce3">
            <text:p>16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8" table:style-name="ce7">
            <text:p><text:s/>8,0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27.200000760000002" table:style-name="ce7">
            <text:p><text:s/>27,20 €<text:s/></text:p>
          </table:table-cell>
          <table:table-cell office:value-type="float" office:value="60" table:style-name="ce3">
            <text:p>60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28.799999239999998" table:style-name="ce7">
            <text:p><text:s/>28,8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77.599998470000003" table:style-name="ce7">
            <text:p><text:s/>77,6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4.8000001909999996" table:style-name="ce7">
            <text:p><text:s/>4,80 €<text:s/></text:p>
          </table:table-cell>
          <table:table-cell office:value-type="float" office:value="2" table:style-name="ce3">
            <text:p>2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12" table:style-name="ce7">
            <text:p><text:s/>12,00 €<text:s/></text:p>
          </table:table-cell>
          <table:table-cell office:value-type="float" office:value="8" table:style-name="ce3">
            <text:p>8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12" table:style-name="ce7">
            <text:p><text:s/>12,0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7.3000001909999996" table:style-name="ce7">
            <text:p><text:s/>7,30 €<text:s/></text:p>
          </table:table-cell>
          <table:table-cell office:value-type="float" office:value="4" table:style-name="ce3">
            <text:p>4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24.899999619999999" table:style-name="ce7">
            <text:p><text:s/>24,9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26.200000760000002" table:style-name="ce7">
            <text:p><text:s/>26,2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10.399999619999999" table:style-name="ce7">
            <text:p><text:s/>10,4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24.899999619999999" table:style-name="ce7">
            <text:p><text:s/>24,90 €<text:s/></text:p>
          </table:table-cell>
          <table:table-cell office:value-type="float" office:value="2" table:style-name="ce3">
            <text:p>2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7" table:style-name="ce3">
            <text:p>1997</text:p>
          </table:table-cell>
          <table:table-cell office:value-type="currency" office:value="10" table:style-name="ce7">
            <text:p><text:s/>10,00 €<text:s/></text:p>
          </table:table-cell>
          <table:table-cell office:value-type="float" office:value="14" table:style-name="ce3">
            <text:p>1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7" table:style-name="ce3">
            <text:p>1997</text:p>
          </table:table-cell>
          <table:table-cell office:value-type="currency" office:value="44" table:style-name="ce7">
            <text:p><text:s/>44,0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14.399999619999999" table:style-name="ce7">
            <text:p><text:s/>14,40 €<text:s/></text:p>
          </table:table-cell>
          <table:table-cell office:value-type="float" office:value="60" table:style-name="ce3">
            <text:p>60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210.8000031" table:style-name="ce7">
            <text:p><text:s/>210,80 €<text:s/></text:p>
          </table:table-cell>
          <table:table-cell office:value-type="float" office:value="49" table:style-name="ce3">
            <text:p>49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10" table:style-name="ce7">
            <text:p><text:s/>10,0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7" table:style-name="ce3">
            <text:p>1997</text:p>
          </table:table-cell>
          <table:table-cell office:value-type="currency" office:value="19.200000760000002" table:style-name="ce7">
            <text:p><text:s/>19,2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7" table:style-name="ce3">
            <text:p>1997</text:p>
          </table:table-cell>
          <table:table-cell office:value-type="currency" office:value="14.399999619999999" table:style-name="ce7">
            <text:p><text:s/>14,4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30.399999619999999" table:style-name="ce7">
            <text:p><text:s/>30,40 €<text:s/></text:p>
          </table:table-cell>
          <table:table-cell office:value-type="float" office:value="5" table:style-name="ce3">
            <text:p>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26.600000380000001" table:style-name="ce7">
            <text:p><text:s/>26,60 €<text:s/></text:p>
          </table:table-cell>
          <table:table-cell office:value-type="float" office:value="7" table:style-name="ce3">
            <text:p>7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8.600000380000001" table:style-name="ce7">
            <text:p><text:s/>18,60 €<text:s/></text:p>
          </table:table-cell>
          <table:table-cell office:value-type="float" office:value="35" table:style-name="ce3">
            <text:p>3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9.6000003800000009" table:style-name="ce7">
            <text:p><text:s/>9,6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13" table:style-name="ce7">
            <text:p><text:s/>13,0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35.099998470000003" table:style-name="ce7">
            <text:p><text:s/>35,10 €<text:s/></text:p>
          </table:table-cell>
          <table:table-cell office:value-type="float" office:value="35" table:style-name="ce3">
            <text:p>35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31.200000760000002" table:style-name="ce7">
            <text:p><text:s/>31,20 €<text:s/></text:p>
          </table:table-cell>
          <table:table-cell office:value-type="float" office:value="45" table:style-name="ce3">
            <text:p>45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8" table:style-name="ce7">
            <text:p><text:s/>8,00 €<text:s/></text:p>
          </table:table-cell>
          <table:table-cell office:value-type="float" office:value="50" table:style-name="ce3">
            <text:p>5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30.399999619999999" table:style-name="ce7">
            <text:p><text:s/>30,4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44" table:style-name="ce7">
            <text:p><text:s/>44,00 €<text:s/></text:p>
          </table:table-cell>
          <table:table-cell office:value-type="float" office:value="70" table:style-name="ce3">
            <text:p>70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31.200000760000002" table:style-name="ce7">
            <text:p><text:s/>31,20 €<text:s/></text:p>
          </table:table-cell>
          <table:table-cell office:value-type="float" office:value="50" table:style-name="ce3">
            <text:p>50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4.69999981" table:style-name="ce7">
            <text:p><text:s/>14,70 €<text:s/></text:p>
          </table:table-cell>
          <table:table-cell office:value-type="float" office:value="50" table:style-name="ce3">
            <text:p>50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7.5999999049999998" table:style-name="ce7">
            <text:p><text:s/>7,6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24.899999619999999" table:style-name="ce7">
            <text:p><text:s/>24,9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5.9000000950000002" table:style-name="ce7">
            <text:p><text:s/>5,9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30.399999619999999" table:style-name="ce7">
            <text:p><text:s/>30,40 €<text:s/></text:p>
          </table:table-cell>
          <table:table-cell office:value-type="float" office:value="28" table:style-name="ce3">
            <text:p>28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16.799999239999998" table:style-name="ce7">
            <text:p><text:s/>16,80 €<text:s/></text:p>
          </table:table-cell>
          <table:table-cell office:value-type="float" office:value="6" table:style-name="ce3">
            <text:p>6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14.399999619999999" table:style-name="ce7">
            <text:p><text:s/>14,40 €<text:s/></text:p>
          </table:table-cell>
          <table:table-cell office:value-type="float" office:value="18" table:style-name="ce3">
            <text:p>18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15.19999981" table:style-name="ce7">
            <text:p><text:s/>15,2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16.799999239999998" table:style-name="ce7">
            <text:p><text:s/>16,80 €<text:s/></text:p>
          </table:table-cell>
          <table:table-cell office:value-type="float" office:value="12" table:style-name="ce3">
            <text:p>12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27.799999239999998" table:style-name="ce7">
            <text:p><text:s/>27,8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9.6000003800000009" table:style-name="ce7">
            <text:p><text:s/>9,60 €<text:s/></text:p>
          </table:table-cell>
          <table:table-cell office:value-type="float" office:value="5" table:style-name="ce3">
            <text:p>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30.399999619999999" table:style-name="ce7">
            <text:p><text:s/>30,4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26.600000380000001" table:style-name="ce7">
            <text:p><text:s/>26,6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6.1999998090000004" table:style-name="ce7">
            <text:p><text:s/>6,20 €<text:s/></text:p>
          </table:table-cell>
          <table:table-cell office:value-type="float" office:value="24" table:style-name="ce3">
            <text:p>24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26.200000760000002" table:style-name="ce7">
            <text:p><text:s/>26,2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7.3000001909999996" table:style-name="ce7">
            <text:p><text:s/>7,3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11.19999981" table:style-name="ce7">
            <text:p><text:s/>11,2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15.600000380000001" table:style-name="ce7">
            <text:p><text:s/>15,6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7" table:style-name="ce3">
            <text:p>1997</text:p>
          </table:table-cell>
          <table:table-cell office:value-type="currency" office:value="30.399999619999999" table:style-name="ce7">
            <text:p><text:s/>30,4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7" table:style-name="ce3">
            <text:p>1997</text:p>
          </table:table-cell>
          <table:table-cell office:value-type="currency" office:value="13.899999619999999" table:style-name="ce7">
            <text:p><text:s/>13,90 €<text:s/></text:p>
          </table:table-cell>
          <table:table-cell office:value-type="float" office:value="16" table:style-name="ce3">
            <text:p>16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7" table:style-name="ce3">
            <text:p>1997</text:p>
          </table:table-cell>
          <table:table-cell office:value-type="currency" office:value="26.600000380000001" table:style-name="ce7">
            <text:p><text:s/>26,60 €<text:s/></text:p>
          </table:table-cell>
          <table:table-cell office:value-type="float" office:value="6" table:style-name="ce3">
            <text:p>6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7" table:style-name="ce3">
            <text:p>1997</text:p>
          </table:table-cell>
          <table:table-cell office:value-type="currency" office:value="8" table:style-name="ce7">
            <text:p><text:s/>8,0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5.19999981" table:style-name="ce7">
            <text:p><text:s/>15,20 €<text:s/></text:p>
          </table:table-cell>
          <table:table-cell office:value-type="float" office:value="45" table:style-name="ce3">
            <text:p>45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3.899999619999999" table:style-name="ce7">
            <text:p><text:s/>13,90 €<text:s/></text:p>
          </table:table-cell>
          <table:table-cell office:value-type="float" office:value="49" table:style-name="ce3">
            <text:p>49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99" table:style-name="ce7">
            <text:p><text:s/>99,00 €<text:s/></text:p>
          </table:table-cell>
          <table:table-cell office:value-type="float" office:value="24" table:style-name="ce3">
            <text:p>24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22.799999239999998" table:style-name="ce7">
            <text:p><text:s/>22,80 €<text:s/></text:p>
          </table:table-cell>
          <table:table-cell office:value-type="float" office:value="90" table:style-name="ce3">
            <text:p>90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35.099998470000003" table:style-name="ce7">
            <text:p><text:s/>35,10 €<text:s/></text:p>
          </table:table-cell>
          <table:table-cell office:value-type="float" office:value="50" table:style-name="ce3">
            <text:p>5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16.799999239999998" table:style-name="ce7">
            <text:p><text:s/>16,8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5.9000000950000002" table:style-name="ce7">
            <text:p><text:s/>5,90 €<text:s/></text:p>
          </table:table-cell>
          <table:table-cell office:value-type="float" office:value="80" table:style-name="ce3">
            <text:p>8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13.600000380000001" table:style-name="ce7">
            <text:p><text:s/>13,60 €<text:s/></text:p>
          </table:table-cell>
          <table:table-cell office:value-type="float" office:value="60" table:style-name="ce3">
            <text:p>6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16.799999239999998" table:style-name="ce7">
            <text:p><text:s/>16,80 €<text:s/></text:p>
          </table:table-cell>
          <table:table-cell office:value-type="float" office:value="6" table:style-name="ce3">
            <text:p>6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36.400001529999997" table:style-name="ce7">
            <text:p><text:s/>36,40 €<text:s/></text:p>
          </table:table-cell>
          <table:table-cell office:value-type="float" office:value="12" table:style-name="ce3">
            <text:p>12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31.200000760000002" table:style-name="ce7">
            <text:p><text:s/>31,2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24.899999619999999" table:style-name="ce7">
            <text:p><text:s/>24,9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14.399999619999999" table:style-name="ce7">
            <text:p><text:s/>14,40 €<text:s/></text:p>
          </table:table-cell>
          <table:table-cell office:value-type="float" office:value="8" table:style-name="ce3">
            <text:p>8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7.6999998090000004" table:style-name="ce7">
            <text:p><text:s/>7,7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14.399999619999999" table:style-name="ce7">
            <text:p><text:s/>14,40 €<text:s/></text:p>
          </table:table-cell>
          <table:table-cell office:value-type="float" office:value="6" table:style-name="ce3">
            <text:p>6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5.9000000950000002" table:style-name="ce7">
            <text:p><text:s/>5,9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7" table:style-name="ce3">
            <text:p>1997</text:p>
          </table:table-cell>
          <table:table-cell office:value-type="currency" office:value="7.3000001909999996" table:style-name="ce7">
            <text:p><text:s/>7,30 €<text:s/></text:p>
          </table:table-cell>
          <table:table-cell office:value-type="float" office:value="12" table:style-name="ce3">
            <text:p>12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7" table:style-name="ce3">
            <text:p>1997</text:p>
          </table:table-cell>
          <table:table-cell office:value-type="currency" office:value="3.5999999049999998" table:style-name="ce7">
            <text:p><text:s/>3,6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7" table:style-name="ce3">
            <text:p>1997</text:p>
          </table:table-cell>
          <table:table-cell office:value-type="currency" office:value="10" table:style-name="ce7">
            <text:p><text:s/>10,00 €<text:s/></text:p>
          </table:table-cell>
          <table:table-cell office:value-type="float" office:value="3" table:style-name="ce3">
            <text:p>3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7" table:style-name="ce3">
            <text:p>1997</text:p>
          </table:table-cell>
          <table:table-cell office:value-type="currency" office:value="5.5999999049999998" table:style-name="ce7">
            <text:p><text:s/>5,6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7.3000001909999996" table:style-name="ce7">
            <text:p><text:s/>7,3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6.799999239999998" table:style-name="ce7">
            <text:p><text:s/>16,80 €<text:s/></text:p>
          </table:table-cell>
          <table:table-cell office:value-type="float" office:value="35" table:style-name="ce3">
            <text:p>3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7.200000760000002" table:style-name="ce7">
            <text:p><text:s/>17,20 €<text:s/></text:p>
          </table:table-cell>
          <table:table-cell office:value-type="float" office:value="2" table:style-name="ce3">
            <text:p>2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24.899999619999999" table:style-name="ce7">
            <text:p><text:s/>24,90 €<text:s/></text:p>
          </table:table-cell>
          <table:table-cell office:value-type="float" office:value="6" table:style-name="ce3">
            <text:p>6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4.69999981" table:style-name="ce7">
            <text:p><text:s/>14,7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24.799999239999998" table:style-name="ce7">
            <text:p><text:s/>24,80 €<text:s/></text:p>
          </table:table-cell>
          <table:table-cell office:value-type="float" office:value="14" table:style-name="ce3">
            <text:p>1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5.5999999049999998" table:style-name="ce7">
            <text:p><text:s/>5,6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39.400001529999997" table:style-name="ce7">
            <text:p><text:s/>39,40 €<text:s/></text:p>
          </table:table-cell>
          <table:table-cell office:value-type="float" office:value="35" table:style-name="ce3">
            <text:p>3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24.799999239999998" table:style-name="ce7">
            <text:p><text:s/>24,8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5.9000000950000002" table:style-name="ce7">
            <text:p><text:s/>5,90 €<text:s/></text:p>
          </table:table-cell>
          <table:table-cell office:value-type="float" office:value="6" table:style-name="ce3">
            <text:p>6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9.200000760000002" table:style-name="ce7">
            <text:p><text:s/>19,20 €<text:s/></text:p>
          </table:table-cell>
          <table:table-cell office:value-type="float" office:value="120" table:style-name="ce3">
            <text:p>120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26.600000380000001" table:style-name="ce7">
            <text:p><text:s/>26,60 €<text:s/></text:p>
          </table:table-cell>
          <table:table-cell office:value-type="float" office:value="35" table:style-name="ce3">
            <text:p>35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6.799999239999998" table:style-name="ce7">
            <text:p><text:s/>16,80 €<text:s/></text:p>
          </table:table-cell>
          <table:table-cell office:value-type="float" office:value="28" table:style-name="ce3">
            <text:p>28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0.399999619999999" table:style-name="ce7">
            <text:p><text:s/>10,40 €<text:s/></text:p>
          </table:table-cell>
          <table:table-cell office:value-type="float" office:value="55" table:style-name="ce3">
            <text:p>55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36.400001529999997" table:style-name="ce7">
            <text:p><text:s/>36,4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15.5" table:style-name="ce7">
            <text:p><text:s/>15,50 €<text:s/></text:p>
          </table:table-cell>
          <table:table-cell office:value-type="float" office:value="100" table:style-name="ce3">
            <text:p>100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10.19999981" table:style-name="ce7">
            <text:p><text:s/>10,2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12" table:style-name="ce7">
            <text:p><text:s/>12,00 €<text:s/></text:p>
          </table:table-cell>
          <table:table-cell office:value-type="float" office:value="25" table:style-name="ce3">
            <text:p>25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3.899999619999999" table:style-name="ce7">
            <text:p><text:s/>13,9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2" table:style-name="ce7">
            <text:p><text:s/>2,0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9.6000003800000009" table:style-name="ce7">
            <text:p><text:s/>9,6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14.399999619999999" table:style-name="ce7">
            <text:p><text:s/>14,4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26.200000760000002" table:style-name="ce7">
            <text:p><text:s/>26,20 €<text:s/></text:p>
          </table:table-cell>
          <table:table-cell office:value-type="float" office:value="50" table:style-name="ce3">
            <text:p>5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22.799999239999998" table:style-name="ce7">
            <text:p><text:s/>22,80 €<text:s/></text:p>
          </table:table-cell>
          <table:table-cell office:value-type="float" office:value="25" table:style-name="ce3">
            <text:p>2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17.200000760000002" table:style-name="ce7">
            <text:p><text:s/>17,2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8" table:style-name="ce7">
            <text:p><text:s/>8,0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16" table:style-name="ce7">
            <text:p><text:s/>16,00 €<text:s/></text:p>
          </table:table-cell>
          <table:table-cell office:value-type="float" office:value="21" table:style-name="ce3">
            <text:p>21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44" table:style-name="ce7">
            <text:p><text:s/>44,00 €<text:s/></text:p>
          </table:table-cell>
          <table:table-cell office:value-type="float" office:value="36" table:style-name="ce3">
            <text:p>36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24.899999619999999" table:style-name="ce7">
            <text:p><text:s/>24,9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36.400001529999997" table:style-name="ce7">
            <text:p><text:s/>36,4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36.799999239999998" table:style-name="ce7">
            <text:p><text:s/>36,8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30.399999619999999" table:style-name="ce7">
            <text:p><text:s/>30,4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17.200000760000002" table:style-name="ce7">
            <text:p><text:s/>17,20 €<text:s/></text:p>
          </table:table-cell>
          <table:table-cell office:value-type="float" office:value="50" table:style-name="ce3">
            <text:p>5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24" table:style-name="ce7">
            <text:p><text:s/>24,00 €<text:s/></text:p>
          </table:table-cell>
          <table:table-cell office:value-type="float" office:value="16" table:style-name="ce3">
            <text:p>16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9.6000003800000009" table:style-name="ce7">
            <text:p><text:s/>9,6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27.799999239999998" table:style-name="ce7">
            <text:p><text:s/>27,8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10" table:style-name="ce7">
            <text:p><text:s/>10,00 €<text:s/></text:p>
          </table:table-cell>
          <table:table-cell office:value-type="float" office:value="21" table:style-name="ce3">
            <text:p>21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6.1999998090000004" table:style-name="ce7">
            <text:p><text:s/>6,20 €<text:s/></text:p>
          </table:table-cell>
          <table:table-cell office:value-type="float" office:value="4" table:style-name="ce3">
            <text:p>4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8" table:style-name="ce7">
            <text:p><text:s/>8,0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20.700000760000002" table:style-name="ce7">
            <text:p><text:s/>20,70 €<text:s/></text:p>
          </table:table-cell>
          <table:table-cell office:value-type="float" office:value="28" table:style-name="ce3">
            <text:p>28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19.200000760000002" table:style-name="ce7">
            <text:p><text:s/>19,20 €<text:s/></text:p>
          </table:table-cell>
          <table:table-cell office:value-type="float" office:value="60" table:style-name="ce3">
            <text:p>60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4.8000001909999996" table:style-name="ce7">
            <text:p><text:s/>4,80 €<text:s/></text:p>
          </table:table-cell>
          <table:table-cell office:value-type="float" office:value="1" table:style-name="ce3">
            <text:p>1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7.1999998090000004" table:style-name="ce7">
            <text:p><text:s/>7,20 €<text:s/></text:p>
          </table:table-cell>
          <table:table-cell office:value-type="float" office:value="21" table:style-name="ce3">
            <text:p>21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7" table:style-name="ce3">
            <text:p>1997</text:p>
          </table:table-cell>
          <table:table-cell office:value-type="currency" office:value="7.3000001909999996" table:style-name="ce7">
            <text:p><text:s/>7,30 €<text:s/></text:p>
          </table:table-cell>
          <table:table-cell office:value-type="float" office:value="21" table:style-name="ce3">
            <text:p>21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7" table:style-name="ce3">
            <text:p>1997</text:p>
          </table:table-cell>
          <table:table-cell office:value-type="currency" office:value="11.19999981" table:style-name="ce7">
            <text:p><text:s/>11,20 €<text:s/></text:p>
          </table:table-cell>
          <table:table-cell office:value-type="float" office:value="50" table:style-name="ce3">
            <text:p>5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7.600000380000001" table:style-name="ce7">
            <text:p><text:s/>17,60 €<text:s/></text:p>
          </table:table-cell>
          <table:table-cell office:value-type="float" office:value="16" table:style-name="ce3">
            <text:p>16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36.799999239999998" table:style-name="ce7">
            <text:p><text:s/>36,80 €<text:s/></text:p>
          </table:table-cell>
          <table:table-cell office:value-type="float" office:value="3" table:style-name="ce3">
            <text:p>3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30.399999619999999" table:style-name="ce7">
            <text:p><text:s/>30,4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27.200000760000002" table:style-name="ce7">
            <text:p><text:s/>27,2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3.5999999049999998" table:style-name="ce7">
            <text:p><text:s/>3,60 €<text:s/></text:p>
          </table:table-cell>
          <table:table-cell office:value-type="float" office:value="25" table:style-name="ce3">
            <text:p>2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99" table:style-name="ce7">
            <text:p><text:s/>99,00 €<text:s/></text:p>
          </table:table-cell>
          <table:table-cell office:value-type="float" office:value="18" table:style-name="ce3">
            <text:p>18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14.69999981" table:style-name="ce7">
            <text:p><text:s/>14,7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7.5999999049999998" table:style-name="ce7">
            <text:p><text:s/>7,6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13" table:style-name="ce7">
            <text:p><text:s/>13,00 €<text:s/></text:p>
          </table:table-cell>
          <table:table-cell office:value-type="float" office:value="25" table:style-name="ce3">
            <text:p>2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6.799999239999998" table:style-name="ce7">
            <text:p><text:s/>16,8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9.6000003800000009" table:style-name="ce7">
            <text:p><text:s/>9,60 €<text:s/></text:p>
          </table:table-cell>
          <table:table-cell office:value-type="float" office:value="5" table:style-name="ce3">
            <text:p>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3.5999999049999998" table:style-name="ce7">
            <text:p><text:s/>3,60 €<text:s/></text:p>
          </table:table-cell>
          <table:table-cell office:value-type="float" office:value="28" table:style-name="ce3">
            <text:p>28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11.19999981" table:style-name="ce7">
            <text:p><text:s/>11,20 €<text:s/></text:p>
          </table:table-cell>
          <table:table-cell office:value-type="float" office:value="12" table:style-name="ce3">
            <text:p>12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20.700000760000002" table:style-name="ce7">
            <text:p><text:s/>20,70 €<text:s/></text:p>
          </table:table-cell>
          <table:table-cell office:value-type="float" office:value="8" table:style-name="ce3">
            <text:p>8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36.799999239999998" table:style-name="ce7">
            <text:p><text:s/>36,8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15.19999981" table:style-name="ce7">
            <text:p><text:s/>15,2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13.899999619999999" table:style-name="ce7">
            <text:p><text:s/>13,90 €<text:s/></text:p>
          </table:table-cell>
          <table:table-cell office:value-type="float" office:value="35" table:style-name="ce3">
            <text:p>35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15.5" table:style-name="ce7">
            <text:p><text:s/>15,50 €<text:s/></text:p>
          </table:table-cell>
          <table:table-cell office:value-type="float" office:value="2" table:style-name="ce3">
            <text:p>2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50" table:style-name="ce7">
            <text:p><text:s/>50,0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7.1999998090000004" table:style-name="ce7">
            <text:p><text:s/>7,2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26.600000380000001" table:style-name="ce7">
            <text:p><text:s/>26,60 €<text:s/></text:p>
          </table:table-cell>
          <table:table-cell office:value-type="float" office:value="8" table:style-name="ce3">
            <text:p>8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24" table:style-name="ce7">
            <text:p><text:s/>24,0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30.399999619999999" table:style-name="ce7">
            <text:p><text:s/>30,4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3.5999999049999998" table:style-name="ce7">
            <text:p><text:s/>3,60 €<text:s/></text:p>
          </table:table-cell>
          <table:table-cell office:value-type="float" office:value="80" table:style-name="ce3">
            <text:p>80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42.400001529999997" table:style-name="ce7">
            <text:p><text:s/>42,40 €<text:s/></text:p>
          </table:table-cell>
          <table:table-cell office:value-type="float" office:value="18" table:style-name="ce3">
            <text:p>18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2" table:style-name="ce7">
            <text:p><text:s/>2,00 €<text:s/></text:p>
          </table:table-cell>
          <table:table-cell office:value-type="float" office:value="12" table:style-name="ce3">
            <text:p>12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17.200000760000002" table:style-name="ce7">
            <text:p><text:s/>17,20 €<text:s/></text:p>
          </table:table-cell>
          <table:table-cell office:value-type="float" office:value="12" table:style-name="ce3">
            <text:p>12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7" table:style-name="ce3">
            <text:p>1997</text:p>
          </table:table-cell>
          <table:table-cell office:value-type="currency" office:value="18.600000380000001" table:style-name="ce7">
            <text:p><text:s/>18,60 €<text:s/></text:p>
          </table:table-cell>
          <table:table-cell office:value-type="float" office:value="12" table:style-name="ce3">
            <text:p>12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7" table:style-name="ce3">
            <text:p>1997</text:p>
          </table:table-cell>
          <table:table-cell office:value-type="currency" office:value="36.400001529999997" table:style-name="ce7">
            <text:p><text:s/>36,40 €<text:s/></text:p>
          </table:table-cell>
          <table:table-cell office:value-type="float" office:value="18" table:style-name="ce3">
            <text:p>18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7" table:style-name="ce3">
            <text:p>1997</text:p>
          </table:table-cell>
          <table:table-cell office:value-type="currency" office:value="14.69999981" table:style-name="ce7">
            <text:p><text:s/>14,70 €<text:s/></text:p>
          </table:table-cell>
          <table:table-cell office:value-type="float" office:value="21" table:style-name="ce3">
            <text:p>21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7" table:style-name="ce3">
            <text:p>1997</text:p>
          </table:table-cell>
          <table:table-cell office:value-type="currency" office:value="6.1999998090000004" table:style-name="ce7">
            <text:p><text:s/>6,2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odsworth Anne</text:p>
          </table:table-cell>
          <table:table-cell office:value-type="float" office:value="1997" table:style-name="ce3">
            <text:p>1997</text:p>
          </table:table-cell>
          <table:table-cell office:value-type="currency" office:value="10" table:style-name="ce7">
            <text:p><text:s/>10,00 €<text:s/></text:p>
          </table:table-cell>
          <table:table-cell office:value-type="float" office:value="35" table:style-name="ce3">
            <text:p>35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odsworth Anne</text:p>
          </table:table-cell>
          <table:table-cell office:value-type="float" office:value="1997" table:style-name="ce3">
            <text:p>1997</text:p>
          </table:table-cell>
          <table:table-cell office:value-type="currency" office:value="13.600000380000001" table:style-name="ce7">
            <text:p><text:s/>13,60 €<text:s/></text:p>
          </table:table-cell>
          <table:table-cell office:value-type="float" office:value="60" table:style-name="ce3">
            <text:p>60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odsworth Anne</text:p>
          </table:table-cell>
          <table:table-cell office:value-type="float" office:value="1997" table:style-name="ce3">
            <text:p>1997</text:p>
          </table:table-cell>
          <table:table-cell office:value-type="currency" office:value="14.399999619999999" table:style-name="ce7">
            <text:p><text:s/>14,40 €<text:s/></text:p>
          </table:table-cell>
          <table:table-cell office:value-type="float" office:value="42" table:style-name="ce3">
            <text:p>42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19.200000760000002" table:style-name="ce7">
            <text:p><text:s/>19,20 €<text:s/></text:p>
          </table:table-cell>
          <table:table-cell office:value-type="float" office:value="2" table:style-name="ce3">
            <text:p>2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12" table:style-name="ce7">
            <text:p><text:s/>12,00 €<text:s/></text:p>
          </table:table-cell>
          <table:table-cell office:value-type="float" office:value="12" table:style-name="ce3">
            <text:p>12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7" table:style-name="ce3">
            <text:p>1997</text:p>
          </table:table-cell>
          <table:table-cell office:value-type="currency" office:value="14.399999619999999" table:style-name="ce7">
            <text:p><text:s/>14,4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7" table:style-name="ce3">
            <text:p>1997</text:p>
          </table:table-cell>
          <table:table-cell office:value-type="currency" office:value="8" table:style-name="ce7">
            <text:p><text:s/>8,00 €<text:s/></text:p>
          </table:table-cell>
          <table:table-cell office:value-type="float" office:value="21" table:style-name="ce3">
            <text:p>21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7" table:style-name="ce3">
            <text:p>1997</text:p>
          </table:table-cell>
          <table:table-cell office:value-type="currency" office:value="14.399999619999999" table:style-name="ce7">
            <text:p><text:s/>14,4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24.799999239999998" table:style-name="ce7">
            <text:p><text:s/>24,8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210.8000031" table:style-name="ce7">
            <text:p><text:s/>210,8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26.200000760000002" table:style-name="ce7">
            <text:p><text:s/>26,20 €<text:s/></text:p>
          </table:table-cell>
          <table:table-cell office:value-type="float" office:value="28" table:style-name="ce3">
            <text:p>28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44" table:style-name="ce7">
            <text:p><text:s/>44,00 €<text:s/></text:p>
          </table:table-cell>
          <table:table-cell office:value-type="float" office:value="60" table:style-name="ce3">
            <text:p>6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26.600000380000001" table:style-name="ce7">
            <text:p><text:s/>26,6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7" table:style-name="ce3">
            <text:p>1997</text:p>
          </table:table-cell>
          <table:table-cell office:value-type="currency" office:value="7.5999999049999998" table:style-name="ce7">
            <text:p><text:s/>7,6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7" table:style-name="ce3">
            <text:p>1997</text:p>
          </table:table-cell>
          <table:table-cell office:value-type="currency" office:value="44" table:style-name="ce7">
            <text:p><text:s/>44,00 €<text:s/></text:p>
          </table:table-cell>
          <table:table-cell office:value-type="float" office:value="12" table:style-name="ce3">
            <text:p>12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16" table:style-name="ce7">
            <text:p><text:s/>16,00 €<text:s/></text:p>
          </table:table-cell>
          <table:table-cell office:value-type="float" office:value="24" table:style-name="ce3">
            <text:p>2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27.200000760000002" table:style-name="ce7">
            <text:p><text:s/>27,2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14.69999981" table:style-name="ce7">
            <text:p><text:s/>14,7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11.19999981" table:style-name="ce7">
            <text:p><text:s/>11,20 €<text:s/></text:p>
          </table:table-cell>
          <table:table-cell office:value-type="float" office:value="35" table:style-name="ce3">
            <text:p>35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10.399999619999999" table:style-name="ce7">
            <text:p><text:s/>10,4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8" table:style-name="ce7">
            <text:p><text:s/>8,00 €<text:s/></text:p>
          </table:table-cell>
          <table:table-cell office:value-type="float" office:value="14" table:style-name="ce3">
            <text:p>1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14.69999981" table:style-name="ce7">
            <text:p><text:s/>14,7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42.400001529999997" table:style-name="ce7">
            <text:p><text:s/>42,40 €<text:s/></text:p>
          </table:table-cell>
          <table:table-cell office:value-type="float" office:value="3" table:style-name="ce3">
            <text:p>3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5.19999981" table:style-name="ce7">
            <text:p><text:s/>15,2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8" table:style-name="ce7">
            <text:p><text:s/>8,0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9.200000760000002" table:style-name="ce7">
            <text:p><text:s/>19,2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2" table:style-name="ce7">
            <text:p><text:s/>12,00 €<text:s/></text:p>
          </table:table-cell>
          <table:table-cell office:value-type="float" office:value="60" table:style-name="ce3">
            <text:p>60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16.799999239999998" table:style-name="ce7">
            <text:p><text:s/>16,80 €<text:s/></text:p>
          </table:table-cell>
          <table:table-cell office:value-type="float" office:value="5" table:style-name="ce3">
            <text:p>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42.400001529999997" table:style-name="ce7">
            <text:p><text:s/>42,40 €<text:s/></text:p>
          </table:table-cell>
          <table:table-cell office:value-type="float" office:value="25" table:style-name="ce3">
            <text:p>2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8" table:style-name="ce7">
            <text:p><text:s/>8,00 €<text:s/></text:p>
          </table:table-cell>
          <table:table-cell office:value-type="float" office:value="16" table:style-name="ce3">
            <text:p>16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7.3000001909999996" table:style-name="ce7">
            <text:p><text:s/>7,30 €<text:s/></text:p>
          </table:table-cell>
          <table:table-cell office:value-type="float" office:value="5" table:style-name="ce3">
            <text:p>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24.899999619999999" table:style-name="ce7">
            <text:p><text:s/>24,9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5.9000000950000002" table:style-name="ce7">
            <text:p><text:s/>5,90 €<text:s/></text:p>
          </table:table-cell>
          <table:table-cell office:value-type="float" office:value="24" table:style-name="ce3">
            <text:p>24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44" table:style-name="ce7">
            <text:p><text:s/>44,0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12" table:style-name="ce7">
            <text:p><text:s/>12,0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7" table:style-name="ce3">
            <text:p>1997</text:p>
          </table:table-cell>
          <table:table-cell office:value-type="currency" office:value="16.799999239999998" table:style-name="ce7">
            <text:p><text:s/>16,8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7" table:style-name="ce3">
            <text:p>1997</text:p>
          </table:table-cell>
          <table:table-cell office:value-type="currency" office:value="13.899999619999999" table:style-name="ce7">
            <text:p><text:s/>13,90 €<text:s/></text:p>
          </table:table-cell>
          <table:table-cell office:value-type="float" office:value="18" table:style-name="ce3">
            <text:p>18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44" table:style-name="ce7">
            <text:p><text:s/>44,00 €<text:s/></text:p>
          </table:table-cell>
          <table:table-cell office:value-type="float" office:value="60" table:style-name="ce3">
            <text:p>6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10" table:style-name="ce7">
            <text:p><text:s/>10,0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6.1999998090000004" table:style-name="ce7">
            <text:p><text:s/>6,20 €<text:s/></text:p>
          </table:table-cell>
          <table:table-cell office:value-type="float" office:value="36" table:style-name="ce3">
            <text:p>36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15.5" table:style-name="ce7">
            <text:p><text:s/>15,5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10.399999619999999" table:style-name="ce7">
            <text:p><text:s/>10,40 €<text:s/></text:p>
          </table:table-cell>
          <table:table-cell office:value-type="float" office:value="7" table:style-name="ce3">
            <text:p>7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11.19999981" table:style-name="ce7">
            <text:p><text:s/>11,20 €<text:s/></text:p>
          </table:table-cell>
          <table:table-cell office:value-type="float" office:value="60" table:style-name="ce3">
            <text:p>60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11.19999981" table:style-name="ce7">
            <text:p><text:s/>11,2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6.799999239999998" table:style-name="ce7">
            <text:p><text:s/>16,8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3.600000380000001" table:style-name="ce7">
            <text:p><text:s/>13,6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28.799999239999998" table:style-name="ce7">
            <text:p><text:s/>28,8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30.399999619999999" table:style-name="ce7">
            <text:p><text:s/>30,4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7.1999998090000004" table:style-name="ce7">
            <text:p><text:s/>7,2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7.6999998090000004" table:style-name="ce7">
            <text:p><text:s/>7,7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10.399999619999999" table:style-name="ce7">
            <text:p><text:s/>10,40 €<text:s/></text:p>
          </table:table-cell>
          <table:table-cell office:value-type="float" office:value="5" table:style-name="ce3">
            <text:p>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10" table:style-name="ce7">
            <text:p><text:s/>10,0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30.399999619999999" table:style-name="ce7">
            <text:p><text:s/>30,40 €<text:s/></text:p>
          </table:table-cell>
          <table:table-cell office:value-type="float" office:value="14" table:style-name="ce3">
            <text:p>1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27.799999239999998" table:style-name="ce7">
            <text:p><text:s/>27,80 €<text:s/></text:p>
          </table:table-cell>
          <table:table-cell office:value-type="float" office:value="25" table:style-name="ce3">
            <text:p>2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10.399999619999999" table:style-name="ce7">
            <text:p><text:s/>10,40 €<text:s/></text:p>
          </table:table-cell>
          <table:table-cell office:value-type="float" office:value="25" table:style-name="ce3">
            <text:p>2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4.5" table:style-name="ce7">
            <text:p><text:s/>4,50 €<text:s/></text:p>
          </table:table-cell>
          <table:table-cell office:value-type="float" office:value="14" table:style-name="ce3">
            <text:p>1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18.399999619999999" table:style-name="ce7">
            <text:p><text:s/>18,40 €<text:s/></text:p>
          </table:table-cell>
          <table:table-cell office:value-type="float" office:value="5" table:style-name="ce3">
            <text:p>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14" table:style-name="ce7">
            <text:p><text:s/>14,0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45.599998470000003" table:style-name="ce7">
            <text:p><text:s/>45,6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20" table:style-name="ce7">
            <text:p><text:s/>20,00 €<text:s/></text:p>
          </table:table-cell>
          <table:table-cell office:value-type="float" office:value="25" table:style-name="ce3">
            <text:p>2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7" table:style-name="ce3">
            <text:p>1997</text:p>
          </table:table-cell>
          <table:table-cell office:value-type="currency" office:value="15.5" table:style-name="ce7">
            <text:p><text:s/>15,50 €<text:s/></text:p>
          </table:table-cell>
          <table:table-cell office:value-type="float" office:value="12" table:style-name="ce3">
            <text:p>12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7" table:style-name="ce3">
            <text:p>1997</text:p>
          </table:table-cell>
          <table:table-cell office:value-type="currency" office:value="45.599998470000003" table:style-name="ce7">
            <text:p><text:s/>45,60 €<text:s/></text:p>
          </table:table-cell>
          <table:table-cell office:value-type="float" office:value="8" table:style-name="ce3">
            <text:p>8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odsworth Anne</text:p>
          </table:table-cell>
          <table:table-cell office:value-type="float" office:value="1997" table:style-name="ce3">
            <text:p>1997</text:p>
          </table:table-cell>
          <table:table-cell office:value-type="currency" office:value="7.4499998090000004" table:style-name="ce7">
            <text:p><text:s/>7,45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9.5" table:style-name="ce7">
            <text:p><text:s/>9,50 €<text:s/></text:p>
          </table:table-cell>
          <table:table-cell office:value-type="float" office:value="21" table:style-name="ce3">
            <text:p>21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32.799999239999998" table:style-name="ce7">
            <text:p><text:s/>32,80 €<text:s/></text:p>
          </table:table-cell>
          <table:table-cell office:value-type="float" office:value="6" table:style-name="ce3">
            <text:p>6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14" table:style-name="ce7">
            <text:p><text:s/>14,0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7" table:style-name="ce3">
            <text:p>1997</text:p>
          </table:table-cell>
          <table:table-cell office:value-type="currency" office:value="23.25" table:style-name="ce7">
            <text:p><text:s/>23,25 €<text:s/></text:p>
          </table:table-cell>
          <table:table-cell office:value-type="float" office:value="70" table:style-name="ce3">
            <text:p>7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7" table:style-name="ce3">
            <text:p>1997</text:p>
          </table:table-cell>
          <table:table-cell office:value-type="currency" office:value="21.049999239999998" table:style-name="ce7">
            <text:p><text:s/>21,05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9" table:style-name="ce7">
            <text:p><text:s/>19,00 €<text:s/></text:p>
          </table:table-cell>
          <table:table-cell office:value-type="float" office:value="12" table:style-name="ce3">
            <text:p>12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0" table:style-name="ce7">
            <text:p><text:s/>10,00 €<text:s/></text:p>
          </table:table-cell>
          <table:table-cell office:value-type="float" office:value="12" table:style-name="ce3">
            <text:p>12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32.799999239999998" table:style-name="ce7">
            <text:p><text:s/>32,8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28.5" table:style-name="ce7">
            <text:p><text:s/>28,50 €<text:s/></text:p>
          </table:table-cell>
          <table:table-cell office:value-type="float" office:value="25" table:style-name="ce3">
            <text:p>2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49.299999239999998" table:style-name="ce7">
            <text:p><text:s/>49,30 €<text:s/></text:p>
          </table:table-cell>
          <table:table-cell office:value-type="float" office:value="3" table:style-name="ce3">
            <text:p>3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odsworth Anne</text:p>
          </table:table-cell>
          <table:table-cell office:value-type="float" office:value="1997" table:style-name="ce3">
            <text:p>1997</text:p>
          </table:table-cell>
          <table:table-cell office:value-type="currency" office:value="14" table:style-name="ce7">
            <text:p><text:s/>14,00 €<text:s/></text:p>
          </table:table-cell>
          <table:table-cell office:value-type="float" office:value="18" table:style-name="ce3">
            <text:p>18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odsworth Anne</text:p>
          </table:table-cell>
          <table:table-cell office:value-type="float" office:value="1997" table:style-name="ce3">
            <text:p>1997</text:p>
          </table:table-cell>
          <table:table-cell office:value-type="currency" office:value="15" table:style-name="ce7">
            <text:p><text:s/>15,00 €<text:s/></text:p>
          </table:table-cell>
          <table:table-cell office:value-type="float" office:value="14" table:style-name="ce3">
            <text:p>14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46" table:style-name="ce7">
            <text:p><text:s/>46,0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12.75" table:style-name="ce7">
            <text:p><text:s/>12,75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6" table:style-name="ce7">
            <text:p><text:s/>6,0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18" table:style-name="ce7">
            <text:p><text:s/>18,0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45.599998470000003" table:style-name="ce7">
            <text:p><text:s/>45,60 €<text:s/></text:p>
          </table:table-cell>
          <table:table-cell office:value-type="float" office:value="3" table:style-name="ce3">
            <text:p>3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7" table:style-name="ce3">
            <text:p>1997</text:p>
          </table:table-cell>
          <table:table-cell office:value-type="currency" office:value="123.7900009" table:style-name="ce7">
            <text:p><text:s/>123,79 €<text:s/></text:p>
          </table:table-cell>
          <table:table-cell office:value-type="float" office:value="36" table:style-name="ce3">
            <text:p>36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7" table:style-name="ce3">
            <text:p>1997</text:p>
          </table:table-cell>
          <table:table-cell office:value-type="currency" office:value="7.75" table:style-name="ce7">
            <text:p><text:s/>7,75 €<text:s/></text:p>
          </table:table-cell>
          <table:table-cell office:value-type="float" office:value="36" table:style-name="ce3">
            <text:p>36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22" table:style-name="ce7">
            <text:p><text:s/>22,00 €<text:s/></text:p>
          </table:table-cell>
          <table:table-cell office:value-type="float" office:value="50" table:style-name="ce3">
            <text:p>50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30" table:style-name="ce7">
            <text:p><text:s/>30,00 €<text:s/></text:p>
          </table:table-cell>
          <table:table-cell office:value-type="float" office:value="50" table:style-name="ce3">
            <text:p>50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40" table:style-name="ce7">
            <text:p><text:s/>40,0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4.5" table:style-name="ce7">
            <text:p><text:s/>4,5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12" table:style-name="ce7">
            <text:p><text:s/>12,00 €<text:s/></text:p>
          </table:table-cell>
          <table:table-cell office:value-type="float" office:value="9" table:style-name="ce3">
            <text:p>9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9.5" table:style-name="ce7">
            <text:p><text:s/>9,50 €<text:s/></text:p>
          </table:table-cell>
          <table:table-cell office:value-type="float" office:value="6" table:style-name="ce3">
            <text:p>6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34" table:style-name="ce7">
            <text:p><text:s/>34,00 €<text:s/></text:p>
          </table:table-cell>
          <table:table-cell office:value-type="float" office:value="12" table:style-name="ce3">
            <text:p>12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10" table:style-name="ce7">
            <text:p><text:s/>10,0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32" table:style-name="ce7">
            <text:p><text:s/>32,00 €<text:s/></text:p>
          </table:table-cell>
          <table:table-cell office:value-type="float" office:value="50" table:style-name="ce3">
            <text:p>50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28.5" table:style-name="ce7">
            <text:p><text:s/>28,5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81" table:style-name="ce7">
            <text:p><text:s/>81,00 €<text:s/></text:p>
          </table:table-cell>
          <table:table-cell office:value-type="float" office:value="39" table:style-name="ce3">
            <text:p>39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45.599998470000003" table:style-name="ce7">
            <text:p><text:s/>45,60 €<text:s/></text:p>
          </table:table-cell>
          <table:table-cell office:value-type="float" office:value="35" table:style-name="ce3">
            <text:p>3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38" table:style-name="ce7">
            <text:p><text:s/>38,00 €<text:s/></text:p>
          </table:table-cell>
          <table:table-cell office:value-type="float" office:value="70" table:style-name="ce3">
            <text:p>7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21.049999239999998" table:style-name="ce7">
            <text:p><text:s/>21,05 €<text:s/></text:p>
          </table:table-cell>
          <table:table-cell office:value-type="float" office:value="39" table:style-name="ce3">
            <text:p>39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7.75" table:style-name="ce7">
            <text:p><text:s/>7,75 €<text:s/></text:p>
          </table:table-cell>
          <table:table-cell office:value-type="float" office:value="50" table:style-name="ce3">
            <text:p>5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97" table:style-name="ce7">
            <text:p><text:s/>97,00 €<text:s/></text:p>
          </table:table-cell>
          <table:table-cell office:value-type="float" office:value="16" table:style-name="ce3">
            <text:p>16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17.450000760000002" table:style-name="ce7">
            <text:p><text:s/>17,45 €<text:s/></text:p>
          </table:table-cell>
          <table:table-cell office:value-type="float" office:value="50" table:style-name="ce3">
            <text:p>5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43.900001529999997" table:style-name="ce7">
            <text:p><text:s/>43,90 €<text:s/></text:p>
          </table:table-cell>
          <table:table-cell office:value-type="float" office:value="120" table:style-name="ce3">
            <text:p>1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2.5" table:style-name="ce7">
            <text:p><text:s/>2,50 €<text:s/></text:p>
          </table:table-cell>
          <table:table-cell office:value-type="float" office:value="16" table:style-name="ce3">
            <text:p>16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34" table:style-name="ce7">
            <text:p><text:s/>34,00 €<text:s/></text:p>
          </table:table-cell>
          <table:table-cell office:value-type="float" office:value="84" table:style-name="ce3">
            <text:p>84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62.5" table:style-name="ce7">
            <text:p><text:s/>62,50 €<text:s/></text:p>
          </table:table-cell>
          <table:table-cell office:value-type="float" office:value="25" table:style-name="ce3">
            <text:p>25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9.6499996199999991" table:style-name="ce7">
            <text:p><text:s/>9,65 €<text:s/></text:p>
          </table:table-cell>
          <table:table-cell office:value-type="float" office:value="80" table:style-name="ce3">
            <text:p>80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14" table:style-name="ce7">
            <text:p><text:s/>14,0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7" table:style-name="ce7">
            <text:p><text:s/>7,00 €<text:s/></text:p>
          </table:table-cell>
          <table:table-cell office:value-type="float" office:value="6" table:style-name="ce3">
            <text:p>6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55" table:style-name="ce7">
            <text:p><text:s/>55,00 €<text:s/></text:p>
          </table:table-cell>
          <table:table-cell office:value-type="float" office:value="4" table:style-name="ce3">
            <text:p>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15" table:style-name="ce7">
            <text:p><text:s/>15,00 €<text:s/></text:p>
          </table:table-cell>
          <table:table-cell office:value-type="float" office:value="6" table:style-name="ce3">
            <text:p>6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4.5" table:style-name="ce7">
            <text:p><text:s/>4,50 €<text:s/></text:p>
          </table:table-cell>
          <table:table-cell office:value-type="float" office:value="5" table:style-name="ce3">
            <text:p>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263.5" table:style-name="ce7">
            <text:p><text:s/>263,5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9.450000760000002" table:style-name="ce7">
            <text:p><text:s/>19,45 €<text:s/></text:p>
          </table:table-cell>
          <table:table-cell office:value-type="float" office:value="9" table:style-name="ce3">
            <text:p>9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7" table:style-name="ce3">
            <text:p>1997</text:p>
          </table:table-cell>
          <table:table-cell office:value-type="currency" office:value="31" table:style-name="ce7">
            <text:p><text:s/>31,00 €<text:s/></text:p>
          </table:table-cell>
          <table:table-cell office:value-type="float" office:value="16" table:style-name="ce3">
            <text:p>16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7" table:style-name="ce3">
            <text:p>1997</text:p>
          </table:table-cell>
          <table:table-cell office:value-type="currency" office:value="38" table:style-name="ce7">
            <text:p><text:s/>38,0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7" table:style-name="ce3">
            <text:p>1997</text:p>
          </table:table-cell>
          <table:table-cell office:value-type="currency" office:value="34" table:style-name="ce7">
            <text:p><text:s/>34,0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4.5" table:style-name="ce7">
            <text:p><text:s/>4,50 €<text:s/></text:p>
          </table:table-cell>
          <table:table-cell office:value-type="float" office:value="8" table:style-name="ce3">
            <text:p>8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32.799999239999998" table:style-name="ce7">
            <text:p><text:s/>32,80 €<text:s/></text:p>
          </table:table-cell>
          <table:table-cell office:value-type="float" office:value="5" table:style-name="ce3">
            <text:p>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18" table:style-name="ce7">
            <text:p><text:s/>18,00 €<text:s/></text:p>
          </table:table-cell>
          <table:table-cell office:value-type="float" office:value="3" table:style-name="ce3">
            <text:p>3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9.6499996199999991" table:style-name="ce7">
            <text:p><text:s/>9,65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12.5" table:style-name="ce7">
            <text:p><text:s/>12,50 €<text:s/></text:p>
          </table:table-cell>
          <table:table-cell office:value-type="float" office:value="6" table:style-name="ce3">
            <text:p>6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8" table:style-name="ce7">
            <text:p><text:s/>18,0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40" table:style-name="ce7">
            <text:p><text:s/>40,00 €<text:s/></text:p>
          </table:table-cell>
          <table:table-cell office:value-type="float" office:value="24" table:style-name="ce3">
            <text:p>2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25.88999939" table:style-name="ce7">
            <text:p><text:s/>25,89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8.399999619999999" table:style-name="ce7">
            <text:p><text:s/>18,40 €<text:s/></text:p>
          </table:table-cell>
          <table:table-cell office:value-type="float" office:value="25" table:style-name="ce3">
            <text:p>25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39" table:style-name="ce7">
            <text:p><text:s/>39,00 €<text:s/></text:p>
          </table:table-cell>
          <table:table-cell office:value-type="float" office:value="25" table:style-name="ce3">
            <text:p>25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81" table:style-name="ce7">
            <text:p><text:s/>81,0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26" table:style-name="ce7">
            <text:p><text:s/>26,00 €<text:s/></text:p>
          </table:table-cell>
          <table:table-cell office:value-type="float" office:value="18" table:style-name="ce3">
            <text:p>18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9.6499996199999991" table:style-name="ce7">
            <text:p><text:s/>9,65 €<text:s/></text:p>
          </table:table-cell>
          <table:table-cell office:value-type="float" office:value="6" table:style-name="ce3">
            <text:p>6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31" table:style-name="ce7">
            <text:p><text:s/>31,00 €<text:s/></text:p>
          </table:table-cell>
          <table:table-cell office:value-type="float" office:value="2" table:style-name="ce3">
            <text:p>2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25.88999939" table:style-name="ce7">
            <text:p><text:s/>25,89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46" table:style-name="ce7">
            <text:p><text:s/>46,00 €<text:s/></text:p>
          </table:table-cell>
          <table:table-cell office:value-type="float" office:value="60" table:style-name="ce3">
            <text:p>6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7.4499998090000004" table:style-name="ce7">
            <text:p><text:s/>7,45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19" table:style-name="ce7">
            <text:p><text:s/>19,0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18.399999619999999" table:style-name="ce7">
            <text:p><text:s/>18,4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8" table:style-name="ce7">
            <text:p><text:s/>18,00 €<text:s/></text:p>
          </table:table-cell>
          <table:table-cell office:value-type="float" office:value="8" table:style-name="ce3">
            <text:p>8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6" table:style-name="ce7">
            <text:p><text:s/>6,0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38" table:style-name="ce7">
            <text:p><text:s/>38,0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22" table:style-name="ce7">
            <text:p><text:s/>22,00 €<text:s/></text:p>
          </table:table-cell>
          <table:table-cell office:value-type="float" office:value="50" table:style-name="ce3">
            <text:p>50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19" table:style-name="ce7">
            <text:p><text:s/>19,0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7" table:style-name="ce3">
            <text:p>1997</text:p>
          </table:table-cell>
          <table:table-cell office:value-type="currency" office:value="21" table:style-name="ce7">
            <text:p><text:s/>21,00 €<text:s/></text:p>
          </table:table-cell>
          <table:table-cell office:value-type="float" office:value="3" table:style-name="ce3">
            <text:p>3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7" table:style-name="ce3">
            <text:p>1997</text:p>
          </table:table-cell>
          <table:table-cell office:value-type="currency" office:value="2.5" table:style-name="ce7">
            <text:p><text:s/>2,50 €<text:s/></text:p>
          </table:table-cell>
          <table:table-cell office:value-type="float" office:value="8" table:style-name="ce3">
            <text:p>8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7" table:style-name="ce3">
            <text:p>1997</text:p>
          </table:table-cell>
          <table:table-cell office:value-type="currency" office:value="34.799999239999998" table:style-name="ce7">
            <text:p><text:s/>34,80 €<text:s/></text:p>
          </table:table-cell>
          <table:table-cell office:value-type="float" office:value="9" table:style-name="ce3">
            <text:p>9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7" table:style-name="ce3">
            <text:p>1997</text:p>
          </table:table-cell>
          <table:table-cell office:value-type="currency" office:value="24" table:style-name="ce7">
            <text:p><text:s/>24,00 €<text:s/></text:p>
          </table:table-cell>
          <table:table-cell office:value-type="float" office:value="14" table:style-name="ce3">
            <text:p>1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7" table:style-name="ce3">
            <text:p>1997</text:p>
          </table:table-cell>
          <table:table-cell office:value-type="currency" office:value="12.5" table:style-name="ce7">
            <text:p><text:s/>12,5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7" table:style-name="ce3">
            <text:p>1997</text:p>
          </table:table-cell>
          <table:table-cell office:value-type="currency" office:value="36" table:style-name="ce7">
            <text:p><text:s/>36,0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39" table:style-name="ce7">
            <text:p><text:s/>39,0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46" table:style-name="ce7">
            <text:p><text:s/>46,00 €<text:s/></text:p>
          </table:table-cell>
          <table:table-cell office:value-type="float" office:value="25" table:style-name="ce3">
            <text:p>2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28.5" table:style-name="ce7">
            <text:p><text:s/>28,5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18" table:style-name="ce7">
            <text:p><text:s/>18,00 €<text:s/></text:p>
          </table:table-cell>
          <table:table-cell office:value-type="float" office:value="50" table:style-name="ce3">
            <text:p>5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55" table:style-name="ce7">
            <text:p><text:s/>55,00 €<text:s/></text:p>
          </table:table-cell>
          <table:table-cell office:value-type="float" office:value="2" table:style-name="ce3">
            <text:p>2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25.88999939" table:style-name="ce7">
            <text:p><text:s/>25,89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17" table:style-name="ce7">
            <text:p><text:s/>17,00 €<text:s/></text:p>
          </table:table-cell>
          <table:table-cell office:value-type="float" office:value="24" table:style-name="ce3">
            <text:p>2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22" table:style-name="ce7">
            <text:p><text:s/>22,00 €<text:s/></text:p>
          </table:table-cell>
          <table:table-cell office:value-type="float" office:value="50" table:style-name="ce3">
            <text:p>50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34.799999239999998" table:style-name="ce7">
            <text:p><text:s/>34,80 €<text:s/></text:p>
          </table:table-cell>
          <table:table-cell office:value-type="float" office:value="24" table:style-name="ce3">
            <text:p>2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15" table:style-name="ce7">
            <text:p><text:s/>15,00 €<text:s/></text:p>
          </table:table-cell>
          <table:table-cell office:value-type="float" office:value="24" table:style-name="ce3">
            <text:p>24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25.88999939" table:style-name="ce7">
            <text:p><text:s/>25,89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18.399999619999999" table:style-name="ce7">
            <text:p><text:s/>18,4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7.4499998090000004" table:style-name="ce7">
            <text:p><text:s/>7,45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21" table:style-name="ce7">
            <text:p><text:s/>21,00 €<text:s/></text:p>
          </table:table-cell>
          <table:table-cell office:value-type="float" office:value="50" table:style-name="ce3">
            <text:p>50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8.399999619999999" table:style-name="ce7">
            <text:p><text:s/>18,4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9.5" table:style-name="ce7">
            <text:p><text:s/>19,50 €<text:s/></text:p>
          </table:table-cell>
          <table:table-cell office:value-type="float" office:value="5" table:style-name="ce3">
            <text:p>5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55" table:style-name="ce7">
            <text:p><text:s/>55,0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38" table:style-name="ce7">
            <text:p><text:s/>38,0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12.5" table:style-name="ce7">
            <text:p><text:s/>12,5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2.5" table:style-name="ce7">
            <text:p><text:s/>2,5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34" table:style-name="ce7">
            <text:p><text:s/>34,00 €<text:s/></text:p>
          </table:table-cell>
          <table:table-cell office:value-type="float" office:value="35" table:style-name="ce3">
            <text:p>35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12.5" table:style-name="ce7">
            <text:p><text:s/>12,5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53" table:style-name="ce7">
            <text:p><text:s/>53,00 €<text:s/></text:p>
          </table:table-cell>
          <table:table-cell office:value-type="float" office:value="6" table:style-name="ce3">
            <text:p>6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13.25" table:style-name="ce7">
            <text:p><text:s/>13,25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34.799999239999998" table:style-name="ce7">
            <text:p><text:s/>34,80 €<text:s/></text:p>
          </table:table-cell>
          <table:table-cell office:value-type="float" office:value="21" table:style-name="ce3">
            <text:p>21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15" table:style-name="ce7">
            <text:p><text:s/>15,00 €<text:s/></text:p>
          </table:table-cell>
          <table:table-cell office:value-type="float" office:value="9" table:style-name="ce3">
            <text:p>9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odsworth Anne</text:p>
          </table:table-cell>
          <table:table-cell office:value-type="float" office:value="1997" table:style-name="ce3">
            <text:p>1997</text:p>
          </table:table-cell>
          <table:table-cell office:value-type="currency" office:value="15" table:style-name="ce7">
            <text:p><text:s/>15,00 €<text:s/></text:p>
          </table:table-cell>
          <table:table-cell office:value-type="float" office:value="7" table:style-name="ce3">
            <text:p>7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odsworth Anne</text:p>
          </table:table-cell>
          <table:table-cell office:value-type="float" office:value="1997" table:style-name="ce3">
            <text:p>1997</text:p>
          </table:table-cell>
          <table:table-cell office:value-type="currency" office:value="34.799999239999998" table:style-name="ce7">
            <text:p><text:s/>34,80 €<text:s/></text:p>
          </table:table-cell>
          <table:table-cell office:value-type="float" office:value="1" table:style-name="ce3">
            <text:p>1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7" table:style-name="ce3">
            <text:p>1997</text:p>
          </table:table-cell>
          <table:table-cell office:value-type="currency" office:value="6" table:style-name="ce7">
            <text:p><text:s/>6,00 €<text:s/></text:p>
          </table:table-cell>
          <table:table-cell office:value-type="float" office:value="8" table:style-name="ce3">
            <text:p>8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7" table:style-name="ce3">
            <text:p>1997</text:p>
          </table:table-cell>
          <table:table-cell office:value-type="currency" office:value="10" table:style-name="ce7">
            <text:p><text:s/>10,0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7" table:style-name="ce3">
            <text:p>1997</text:p>
          </table:table-cell>
          <table:table-cell office:value-type="currency" office:value="2.5" table:style-name="ce7">
            <text:p><text:s/>2,5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7" table:style-name="ce3">
            <text:p>1997</text:p>
          </table:table-cell>
          <table:table-cell office:value-type="currency" office:value="20" table:style-name="ce7">
            <text:p><text:s/>20,00 €<text:s/></text:p>
          </table:table-cell>
          <table:table-cell office:value-type="float" office:value="6" table:style-name="ce3">
            <text:p>6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10" table:style-name="ce7">
            <text:p><text:s/>10,00 €<text:s/></text:p>
          </table:table-cell>
          <table:table-cell office:value-type="float" office:value="60" table:style-name="ce3">
            <text:p>6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31.229999540000001" table:style-name="ce7">
            <text:p><text:s/>31,23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263.5" table:style-name="ce7">
            <text:p><text:s/>263,5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12.5" table:style-name="ce7">
            <text:p><text:s/>12,50 €<text:s/></text:p>
          </table:table-cell>
          <table:table-cell office:value-type="float" office:value="35" table:style-name="ce3">
            <text:p>3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4.5" table:style-name="ce7">
            <text:p><text:s/>4,50 €<text:s/></text:p>
          </table:table-cell>
          <table:table-cell office:value-type="float" office:value="35" table:style-name="ce3">
            <text:p>35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263.5" table:style-name="ce7">
            <text:p><text:s/>263,50 €<text:s/></text:p>
          </table:table-cell>
          <table:table-cell office:value-type="float" office:value="4" table:style-name="ce3">
            <text:p>4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21.049999239999998" table:style-name="ce7">
            <text:p><text:s/>21,05 €<text:s/></text:p>
          </table:table-cell>
          <table:table-cell office:value-type="float" office:value="36" table:style-name="ce3">
            <text:p>36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21.5" table:style-name="ce7">
            <text:p><text:s/>21,50 €<text:s/></text:p>
          </table:table-cell>
          <table:table-cell office:value-type="float" office:value="9" table:style-name="ce3">
            <text:p>9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21" table:style-name="ce7">
            <text:p><text:s/>21,0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7.4499998090000004" table:style-name="ce7">
            <text:p><text:s/>7,45 €<text:s/></text:p>
          </table:table-cell>
          <table:table-cell office:value-type="float" office:value="24" table:style-name="ce3">
            <text:p>24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38" table:style-name="ce7">
            <text:p><text:s/>38,0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9" table:style-name="ce7">
            <text:p><text:s/>9,00 €<text:s/></text:p>
          </table:table-cell>
          <table:table-cell office:value-type="float" office:value="70" table:style-name="ce3">
            <text:p>70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45.599998470000003" table:style-name="ce7">
            <text:p><text:s/>45,60 €<text:s/></text:p>
          </table:table-cell>
          <table:table-cell office:value-type="float" office:value="7" table:style-name="ce3">
            <text:p>7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4" table:style-name="ce7">
            <text:p><text:s/>14,00 €<text:s/></text:p>
          </table:table-cell>
          <table:table-cell office:value-type="float" office:value="7" table:style-name="ce3">
            <text:p>7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21" table:style-name="ce7">
            <text:p><text:s/>21,0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30" table:style-name="ce7">
            <text:p><text:s/>30,0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18" table:style-name="ce7">
            <text:p><text:s/>18,0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49.299999239999998" table:style-name="ce7">
            <text:p><text:s/>49,3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32" table:style-name="ce7">
            <text:p><text:s/>32,00 €<text:s/></text:p>
          </table:table-cell>
          <table:table-cell office:value-type="float" office:value="24" table:style-name="ce3">
            <text:p>24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19" table:style-name="ce7">
            <text:p><text:s/>19,00 €<text:s/></text:p>
          </table:table-cell>
          <table:table-cell office:value-type="float" office:value="60" table:style-name="ce3">
            <text:p>6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14" table:style-name="ce7">
            <text:p><text:s/>14,0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9.6499996199999991" table:style-name="ce7">
            <text:p><text:s/>9,65 €<text:s/></text:p>
          </table:table-cell>
          <table:table-cell office:value-type="float" office:value="14" table:style-name="ce3">
            <text:p>1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7" table:style-name="ce3">
            <text:p>1997</text:p>
          </table:table-cell>
          <table:table-cell office:value-type="currency" office:value="12.5" table:style-name="ce7">
            <text:p><text:s/>12,50 €<text:s/></text:p>
          </table:table-cell>
          <table:table-cell office:value-type="float" office:value="55" table:style-name="ce3">
            <text:p>55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7" table:style-name="ce3">
            <text:p>1997</text:p>
          </table:table-cell>
          <table:table-cell office:value-type="currency" office:value="9.5" table:style-name="ce7">
            <text:p><text:s/>9,50 €<text:s/></text:p>
          </table:table-cell>
          <table:table-cell office:value-type="float" office:value="100" table:style-name="ce3">
            <text:p>100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7" table:style-name="ce3">
            <text:p>1997</text:p>
          </table:table-cell>
          <table:table-cell office:value-type="currency" office:value="53" table:style-name="ce7">
            <text:p><text:s/>53,00 €<text:s/></text:p>
          </table:table-cell>
          <table:table-cell office:value-type="float" office:value="48" table:style-name="ce3">
            <text:p>48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39" table:style-name="ce7">
            <text:p><text:s/>39,00 €<text:s/></text:p>
          </table:table-cell>
          <table:table-cell office:value-type="float" office:value="8" table:style-name="ce3">
            <text:p>8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9.1999998089999995" table:style-name="ce7">
            <text:p><text:s/>9,2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10" table:style-name="ce7">
            <text:p><text:s/>10,00 €<text:s/></text:p>
          </table:table-cell>
          <table:table-cell office:value-type="float" office:value="6" table:style-name="ce3">
            <text:p>6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28.5" table:style-name="ce7">
            <text:p><text:s/>28,5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7.450000760000002" table:style-name="ce7">
            <text:p><text:s/>17,45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8" table:style-name="ce7">
            <text:p><text:s/>18,0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9.450000760000002" table:style-name="ce7">
            <text:p><text:s/>19,45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36" table:style-name="ce7">
            <text:p><text:s/>36,00 €<text:s/></text:p>
          </table:table-cell>
          <table:table-cell office:value-type="float" office:value="18" table:style-name="ce3">
            <text:p>18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7.75" table:style-name="ce7">
            <text:p><text:s/>7,75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21" table:style-name="ce7">
            <text:p><text:s/>21,0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17.450000760000002" table:style-name="ce7">
            <text:p><text:s/>17,45 €<text:s/></text:p>
          </table:table-cell>
          <table:table-cell office:value-type="float" office:value="14" table:style-name="ce3">
            <text:p>1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21" table:style-name="ce7">
            <text:p><text:s/>21,00 €<text:s/></text:p>
          </table:table-cell>
          <table:table-cell office:value-type="float" office:value="24" table:style-name="ce3">
            <text:p>2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12.5" table:style-name="ce7">
            <text:p><text:s/>12,5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18" table:style-name="ce7">
            <text:p><text:s/>18,00 €<text:s/></text:p>
          </table:table-cell>
          <table:table-cell office:value-type="float" office:value="6" table:style-name="ce3">
            <text:p>6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7.450000760000002" table:style-name="ce7">
            <text:p><text:s/>17,45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9" table:style-name="ce7">
            <text:p><text:s/>9,0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49.299999239999998" table:style-name="ce7">
            <text:p><text:s/>49,3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3" table:style-name="ce7">
            <text:p><text:s/>13,0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7" table:style-name="ce3">
            <text:p>1997</text:p>
          </table:table-cell>
          <table:table-cell office:value-type="currency" office:value="23.25" table:style-name="ce7">
            <text:p><text:s/>23,25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7" table:style-name="ce3">
            <text:p>1997</text:p>
          </table:table-cell>
          <table:table-cell office:value-type="currency" office:value="9.1999998089999995" table:style-name="ce7">
            <text:p><text:s/>9,20 €<text:s/></text:p>
          </table:table-cell>
          <table:table-cell office:value-type="float" office:value="35" table:style-name="ce3">
            <text:p>35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7" table:style-name="ce3">
            <text:p>1997</text:p>
          </table:table-cell>
          <table:table-cell office:value-type="currency" office:value="4.5" table:style-name="ce7">
            <text:p><text:s/>4,50 €<text:s/></text:p>
          </table:table-cell>
          <table:table-cell office:value-type="float" office:value="18" table:style-name="ce3">
            <text:p>18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7" table:style-name="ce3">
            <text:p>1997</text:p>
          </table:table-cell>
          <table:table-cell office:value-type="currency" office:value="53" table:style-name="ce7">
            <text:p><text:s/>53,0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7" table:style-name="ce3">
            <text:p>1997</text:p>
          </table:table-cell>
          <table:table-cell office:value-type="currency" office:value="38" table:style-name="ce7">
            <text:p><text:s/>38,0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34.799999239999998" table:style-name="ce7">
            <text:p><text:s/>34,80 €<text:s/></text:p>
          </table:table-cell>
          <table:table-cell office:value-type="float" office:value="24" table:style-name="ce3">
            <text:p>2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odsworth Anne</text:p>
          </table:table-cell>
          <table:table-cell office:value-type="float" office:value="1997" table:style-name="ce3">
            <text:p>1997</text:p>
          </table:table-cell>
          <table:table-cell office:value-type="currency" office:value="33.25" table:style-name="ce7">
            <text:p><text:s/>33,25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odsworth Anne</text:p>
          </table:table-cell>
          <table:table-cell office:value-type="float" office:value="1997" table:style-name="ce3">
            <text:p>1997</text:p>
          </table:table-cell>
          <table:table-cell office:value-type="currency" office:value="7.75" table:style-name="ce7">
            <text:p><text:s/>7,75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9.5" table:style-name="ce7">
            <text:p><text:s/>9,50 €<text:s/></text:p>
          </table:table-cell>
          <table:table-cell office:value-type="float" office:value="25" table:style-name="ce3">
            <text:p>2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53" table:style-name="ce7">
            <text:p><text:s/>53,0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7" table:style-name="ce7">
            <text:p><text:s/>7,0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32.799999239999998" table:style-name="ce7">
            <text:p><text:s/>32,80 €<text:s/></text:p>
          </table:table-cell>
          <table:table-cell office:value-type="float" office:value="18" table:style-name="ce3">
            <text:p>18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15" table:style-name="ce7">
            <text:p><text:s/>15,00 €<text:s/></text:p>
          </table:table-cell>
          <table:table-cell office:value-type="float" office:value="3" table:style-name="ce3">
            <text:p>3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7" table:style-name="ce3">
            <text:p>1997</text:p>
          </table:table-cell>
          <table:table-cell office:value-type="currency" office:value="9.6499996199999991" table:style-name="ce7">
            <text:p><text:s/>9,65 €<text:s/></text:p>
          </table:table-cell>
          <table:table-cell office:value-type="float" office:value="12" table:style-name="ce3">
            <text:p>12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7" table:style-name="ce3">
            <text:p>1997</text:p>
          </table:table-cell>
          <table:table-cell office:value-type="currency" office:value="24" table:style-name="ce7">
            <text:p><text:s/>24,00 €<text:s/></text:p>
          </table:table-cell>
          <table:table-cell office:value-type="float" office:value="18" table:style-name="ce3">
            <text:p>18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25.88999939" table:style-name="ce7">
            <text:p><text:s/>25,89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49.299999239999998" table:style-name="ce7">
            <text:p><text:s/>49,3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19.450000760000002" table:style-name="ce7">
            <text:p><text:s/>19,45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53" table:style-name="ce7">
            <text:p><text:s/>53,00 €<text:s/></text:p>
          </table:table-cell>
          <table:table-cell office:value-type="float" office:value="50" table:style-name="ce3">
            <text:p>5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2.5" table:style-name="ce7">
            <text:p><text:s/>2,5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49.299999239999998" table:style-name="ce7">
            <text:p><text:s/>49,3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19" table:style-name="ce7">
            <text:p><text:s/>19,00 €<text:s/></text:p>
          </table:table-cell>
          <table:table-cell office:value-type="float" office:value="25" table:style-name="ce3">
            <text:p>2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7" table:style-name="ce7">
            <text:p><text:s/>7,00 €<text:s/></text:p>
          </table:table-cell>
          <table:table-cell office:value-type="float" office:value="70" table:style-name="ce3">
            <text:p>7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39" table:style-name="ce7">
            <text:p><text:s/>39,00 €<text:s/></text:p>
          </table:table-cell>
          <table:table-cell office:value-type="float" office:value="16" table:style-name="ce3">
            <text:p>16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2.5" table:style-name="ce7">
            <text:p><text:s/>12,50 €<text:s/></text:p>
          </table:table-cell>
          <table:table-cell office:value-type="float" office:value="6" table:style-name="ce3">
            <text:p>6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24" table:style-name="ce7">
            <text:p><text:s/>24,00 €<text:s/></text:p>
          </table:table-cell>
          <table:table-cell office:value-type="float" office:value="25" table:style-name="ce3">
            <text:p>25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4.5" table:style-name="ce7">
            <text:p><text:s/>4,50 €<text:s/></text:p>
          </table:table-cell>
          <table:table-cell office:value-type="float" office:value="25" table:style-name="ce3">
            <text:p>25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33.25" table:style-name="ce7">
            <text:p><text:s/>33,25 €<text:s/></text:p>
          </table:table-cell>
          <table:table-cell office:value-type="float" office:value="18" table:style-name="ce3">
            <text:p>18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odsworth Anne</text:p>
          </table:table-cell>
          <table:table-cell office:value-type="float" office:value="1997" table:style-name="ce3">
            <text:p>1997</text:p>
          </table:table-cell>
          <table:table-cell office:value-type="currency" office:value="21" table:style-name="ce7">
            <text:p><text:s/>21,00 €<text:s/></text:p>
          </table:table-cell>
          <table:table-cell office:value-type="float" office:value="35" table:style-name="ce3">
            <text:p>35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odsworth Anne</text:p>
          </table:table-cell>
          <table:table-cell office:value-type="float" office:value="1997" table:style-name="ce3">
            <text:p>1997</text:p>
          </table:table-cell>
          <table:table-cell office:value-type="currency" office:value="62.5" table:style-name="ce7">
            <text:p><text:s/>62,50 €<text:s/></text:p>
          </table:table-cell>
          <table:table-cell office:value-type="float" office:value="18" table:style-name="ce3">
            <text:p>18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odsworth Anne</text:p>
          </table:table-cell>
          <table:table-cell office:value-type="float" office:value="1997" table:style-name="ce3">
            <text:p>1997</text:p>
          </table:table-cell>
          <table:table-cell office:value-type="currency" office:value="18" table:style-name="ce7">
            <text:p><text:s/>18,0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12.5" table:style-name="ce7">
            <text:p><text:s/>12,50 €<text:s/></text:p>
          </table:table-cell>
          <table:table-cell office:value-type="float" office:value="60" table:style-name="ce3">
            <text:p>60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53" table:style-name="ce7">
            <text:p><text:s/>53,00 €<text:s/></text:p>
          </table:table-cell>
          <table:table-cell office:value-type="float" office:value="3" table:style-name="ce3">
            <text:p>3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55" table:style-name="ce7">
            <text:p><text:s/>55,0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31" table:style-name="ce7">
            <text:p><text:s/>31,00 €<text:s/></text:p>
          </table:table-cell>
          <table:table-cell office:value-type="float" office:value="5" table:style-name="ce3">
            <text:p>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7" table:style-name="ce3">
            <text:p>1997</text:p>
          </table:table-cell>
          <table:table-cell office:value-type="currency" office:value="12.5" table:style-name="ce7">
            <text:p><text:s/>12,50 €<text:s/></text:p>
          </table:table-cell>
          <table:table-cell office:value-type="float" office:value="35" table:style-name="ce3">
            <text:p>35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7" table:style-name="ce3">
            <text:p>1997</text:p>
          </table:table-cell>
          <table:table-cell office:value-type="currency" office:value="18" table:style-name="ce7">
            <text:p><text:s/>18,0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21" table:style-name="ce7">
            <text:p><text:s/>21,0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38" table:style-name="ce7">
            <text:p><text:s/>38,00 €<text:s/></text:p>
          </table:table-cell>
          <table:table-cell office:value-type="float" office:value="60" table:style-name="ce3">
            <text:p>60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23.25" table:style-name="ce7">
            <text:p><text:s/>23,25 €<text:s/></text:p>
          </table:table-cell>
          <table:table-cell office:value-type="float" office:value="11" table:style-name="ce3">
            <text:p>11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14" table:style-name="ce7">
            <text:p><text:s/>14,00 €<text:s/></text:p>
          </table:table-cell>
          <table:table-cell office:value-type="float" office:value="28" table:style-name="ce3">
            <text:p>28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17.450000760000002" table:style-name="ce7">
            <text:p><text:s/>17,45 €<text:s/></text:p>
          </table:table-cell>
          <table:table-cell office:value-type="float" office:value="12" table:style-name="ce3">
            <text:p>12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32" table:style-name="ce7">
            <text:p><text:s/>32,0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18.399999619999999" table:style-name="ce7">
            <text:p><text:s/>18,40 €<text:s/></text:p>
          </table:table-cell>
          <table:table-cell office:value-type="float" office:value="50" table:style-name="ce3">
            <text:p>5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7.75" table:style-name="ce7">
            <text:p><text:s/>7,75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39" table:style-name="ce7">
            <text:p><text:s/>39,00 €<text:s/></text:p>
          </table:table-cell>
          <table:table-cell office:value-type="float" office:value="18" table:style-name="ce3">
            <text:p>18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14" table:style-name="ce7">
            <text:p><text:s/>14,0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32.799999239999998" table:style-name="ce7">
            <text:p><text:s/>32,80 €<text:s/></text:p>
          </table:table-cell>
          <table:table-cell office:value-type="float" office:value="25" table:style-name="ce3">
            <text:p>2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2.5" table:style-name="ce7">
            <text:p><text:s/>2,50 €<text:s/></text:p>
          </table:table-cell>
          <table:table-cell office:value-type="float" office:value="14" table:style-name="ce3">
            <text:p>1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8.399999619999999" table:style-name="ce7">
            <text:p><text:s/>18,40 €<text:s/></text:p>
          </table:table-cell>
          <table:table-cell office:value-type="float" office:value="2" table:style-name="ce3">
            <text:p>2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49.299999239999998" table:style-name="ce7">
            <text:p><text:s/>49,3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33.25" table:style-name="ce7">
            <text:p><text:s/>33,25 €<text:s/></text:p>
          </table:table-cell>
          <table:table-cell office:value-type="float" office:value="6" table:style-name="ce3">
            <text:p>6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7" table:style-name="ce3">
            <text:p>1997</text:p>
          </table:table-cell>
          <table:table-cell office:value-type="currency" office:value="55" table:style-name="ce7">
            <text:p><text:s/>55,00 €<text:s/></text:p>
          </table:table-cell>
          <table:table-cell office:value-type="float" office:value="12" table:style-name="ce3">
            <text:p>12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7" table:style-name="ce3">
            <text:p>1997</text:p>
          </table:table-cell>
          <table:table-cell office:value-type="currency" office:value="43.900001529999997" table:style-name="ce7">
            <text:p><text:s/>43,90 €<text:s/></text:p>
          </table:table-cell>
          <table:table-cell office:value-type="float" office:value="6" table:style-name="ce3">
            <text:p>6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7" table:style-name="ce3">
            <text:p>1997</text:p>
          </table:table-cell>
          <table:table-cell office:value-type="currency" office:value="34.799999239999998" table:style-name="ce7">
            <text:p><text:s/>34,8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7" table:style-name="ce3">
            <text:p>1997</text:p>
          </table:table-cell>
          <table:table-cell office:value-type="currency" office:value="18" table:style-name="ce7">
            <text:p><text:s/>18,0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18" table:style-name="ce7">
            <text:p><text:s/>18,0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12.5" table:style-name="ce7">
            <text:p><text:s/>12,5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19.450000760000002" table:style-name="ce7">
            <text:p><text:s/>19,45 €<text:s/></text:p>
          </table:table-cell>
          <table:table-cell office:value-type="float" office:value="21" table:style-name="ce3">
            <text:p>21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odsworth Anne</text:p>
          </table:table-cell>
          <table:table-cell office:value-type="float" office:value="1997" table:style-name="ce3">
            <text:p>1997</text:p>
          </table:table-cell>
          <table:table-cell office:value-type="currency" office:value="18" table:style-name="ce7">
            <text:p><text:s/>18,0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odsworth Anne</text:p>
          </table:table-cell>
          <table:table-cell office:value-type="float" office:value="1997" table:style-name="ce3">
            <text:p>1997</text:p>
          </table:table-cell>
          <table:table-cell office:value-type="currency" office:value="7.75" table:style-name="ce7">
            <text:p><text:s/>7,75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odsworth Anne</text:p>
          </table:table-cell>
          <table:table-cell office:value-type="float" office:value="1997" table:style-name="ce3">
            <text:p>1997</text:p>
          </table:table-cell>
          <table:table-cell office:value-type="currency" office:value="13" table:style-name="ce7">
            <text:p><text:s/>13,00 €<text:s/></text:p>
          </table:table-cell>
          <table:table-cell office:value-type="float" office:value="18" table:style-name="ce3">
            <text:p>18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8" table:style-name="ce7">
            <text:p><text:s/>18,0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9.5" table:style-name="ce7">
            <text:p><text:s/>19,50 €<text:s/></text:p>
          </table:table-cell>
          <table:table-cell office:value-type="float" office:value="6" table:style-name="ce3">
            <text:p>6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15.5" table:style-name="ce7">
            <text:p><text:s/>15,5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7.75" table:style-name="ce7">
            <text:p><text:s/>7,75 €<text:s/></text:p>
          </table:table-cell>
          <table:table-cell office:value-type="float" office:value="21" table:style-name="ce3">
            <text:p>21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23.25" table:style-name="ce7">
            <text:p><text:s/>23,25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9.6499996199999991" table:style-name="ce7">
            <text:p><text:s/>9,65 €<text:s/></text:p>
          </table:table-cell>
          <table:table-cell office:value-type="float" office:value="9" table:style-name="ce3">
            <text:p>9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21.049999239999998" table:style-name="ce7">
            <text:p><text:s/>21,05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7.75" table:style-name="ce7">
            <text:p><text:s/>7,75 €<text:s/></text:p>
          </table:table-cell>
          <table:table-cell office:value-type="float" office:value="50" table:style-name="ce3">
            <text:p>50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19.5" table:style-name="ce7">
            <text:p><text:s/>19,50 €<text:s/></text:p>
          </table:table-cell>
          <table:table-cell office:value-type="float" office:value="4" table:style-name="ce3">
            <text:p>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18" table:style-name="ce7">
            <text:p><text:s/>18,00 €<text:s/></text:p>
          </table:table-cell>
          <table:table-cell office:value-type="float" office:value="14" table:style-name="ce3">
            <text:p>1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123.7900009" table:style-name="ce7">
            <text:p><text:s/>123,79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34" table:style-name="ce7">
            <text:p><text:s/>34,00 €<text:s/></text:p>
          </table:table-cell>
          <table:table-cell office:value-type="float" office:value="24" table:style-name="ce3">
            <text:p>24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36" table:style-name="ce7">
            <text:p><text:s/>36,0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2.5" table:style-name="ce7">
            <text:p><text:s/>12,50 €<text:s/></text:p>
          </table:table-cell>
          <table:table-cell office:value-type="float" office:value="50" table:style-name="ce3">
            <text:p>50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9.5" table:style-name="ce7">
            <text:p><text:s/>9,5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odsworth Anne</text:p>
          </table:table-cell>
          <table:table-cell office:value-type="float" office:value="1997" table:style-name="ce3">
            <text:p>1997</text:p>
          </table:table-cell>
          <table:table-cell office:value-type="currency" office:value="7" table:style-name="ce7">
            <text:p><text:s/>7,00 €<text:s/></text:p>
          </table:table-cell>
          <table:table-cell office:value-type="float" office:value="4" table:style-name="ce3">
            <text:p>4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31.229999540000001" table:style-name="ce7">
            <text:p><text:s/>31,23 €<text:s/></text:p>
          </table:table-cell>
          <table:table-cell office:value-type="float" office:value="6" table:style-name="ce3">
            <text:p>6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18" table:style-name="ce7">
            <text:p><text:s/>18,0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13" table:style-name="ce7">
            <text:p><text:s/>13,0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62.5" table:style-name="ce7">
            <text:p><text:s/>62,5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14" table:style-name="ce7">
            <text:p><text:s/>14,00 €<text:s/></text:p>
          </table:table-cell>
          <table:table-cell office:value-type="float" office:value="100" table:style-name="ce3">
            <text:p>100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18" table:style-name="ce7">
            <text:p><text:s/>18,00 €<text:s/></text:p>
          </table:table-cell>
          <table:table-cell office:value-type="float" office:value="4" table:style-name="ce3">
            <text:p>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8" table:style-name="ce7">
            <text:p><text:s/>18,0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3" table:style-name="ce7">
            <text:p><text:s/>13,00 €<text:s/></text:p>
          </table:table-cell>
          <table:table-cell office:value-type="float" office:value="60" table:style-name="ce3">
            <text:p>60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10" table:style-name="ce7">
            <text:p><text:s/>10,00 €<text:s/></text:p>
          </table:table-cell>
          <table:table-cell office:value-type="float" office:value="14" table:style-name="ce3">
            <text:p>1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30" table:style-name="ce7">
            <text:p><text:s/>30,0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7.4499998090000004" table:style-name="ce7">
            <text:p><text:s/>7,45 €<text:s/></text:p>
          </table:table-cell>
          <table:table-cell office:value-type="float" office:value="50" table:style-name="ce3">
            <text:p>5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15.5" table:style-name="ce7">
            <text:p><text:s/>15,50 €<text:s/></text:p>
          </table:table-cell>
          <table:table-cell office:value-type="float" office:value="25" table:style-name="ce3">
            <text:p>25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31.229999540000001" table:style-name="ce7">
            <text:p><text:s/>31,23 €<text:s/></text:p>
          </table:table-cell>
          <table:table-cell office:value-type="float" office:value="5" table:style-name="ce3">
            <text:p>5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81" table:style-name="ce7">
            <text:p><text:s/>81,00 €<text:s/></text:p>
          </table:table-cell>
          <table:table-cell office:value-type="float" office:value="21" table:style-name="ce3">
            <text:p>21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36" table:style-name="ce7">
            <text:p><text:s/>36,0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18" table:style-name="ce7">
            <text:p><text:s/>18,00 €<text:s/></text:p>
          </table:table-cell>
          <table:table-cell office:value-type="float" office:value="4" table:style-name="ce3">
            <text:p>4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7" table:style-name="ce7">
            <text:p><text:s/>7,00 €<text:s/></text:p>
          </table:table-cell>
          <table:table-cell office:value-type="float" office:value="24" table:style-name="ce3">
            <text:p>2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13.25" table:style-name="ce7">
            <text:p><text:s/>13,25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18" table:style-name="ce7">
            <text:p><text:s/>18,0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28.5" table:style-name="ce7">
            <text:p><text:s/>28,50 €<text:s/></text:p>
          </table:table-cell>
          <table:table-cell office:value-type="float" office:value="120" table:style-name="ce3">
            <text:p>120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36" table:style-name="ce7">
            <text:p><text:s/>36,00 €<text:s/></text:p>
          </table:table-cell>
          <table:table-cell office:value-type="float" office:value="65" table:style-name="ce3">
            <text:p>65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38" table:style-name="ce7">
            <text:p><text:s/>38,00 €<text:s/></text:p>
          </table:table-cell>
          <table:table-cell office:value-type="float" office:value="5" table:style-name="ce3">
            <text:p>5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43.900001529999997" table:style-name="ce7">
            <text:p><text:s/>43,90 €<text:s/></text:p>
          </table:table-cell>
          <table:table-cell office:value-type="float" office:value="24" table:style-name="ce3">
            <text:p>24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7.75" table:style-name="ce7">
            <text:p><text:s/>7,75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4.5" table:style-name="ce7">
            <text:p><text:s/>4,50 €<text:s/></text:p>
          </table:table-cell>
          <table:table-cell office:value-type="float" office:value="35" table:style-name="ce3">
            <text:p>35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19.5" table:style-name="ce7">
            <text:p><text:s/>19,5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21.049999239999998" table:style-name="ce7">
            <text:p><text:s/>21,05 €<text:s/></text:p>
          </table:table-cell>
          <table:table-cell office:value-type="float" office:value="12" table:style-name="ce3">
            <text:p>12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43.900001529999997" table:style-name="ce7">
            <text:p><text:s/>43,90 €<text:s/></text:p>
          </table:table-cell>
          <table:table-cell office:value-type="float" office:value="50" table:style-name="ce3">
            <text:p>5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21.5" table:style-name="ce7">
            <text:p><text:s/>21,50 €<text:s/></text:p>
          </table:table-cell>
          <table:table-cell office:value-type="float" office:value="9" table:style-name="ce3">
            <text:p>9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7" table:style-name="ce3">
            <text:p>1997</text:p>
          </table:table-cell>
          <table:table-cell office:value-type="currency" office:value="49.299999239999998" table:style-name="ce7">
            <text:p><text:s/>49,3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7.4499998090000004" table:style-name="ce7">
            <text:p><text:s/>7,45 €<text:s/></text:p>
          </table:table-cell>
          <table:table-cell office:value-type="float" office:value="4" table:style-name="ce3">
            <text:p>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5" table:style-name="ce7">
            <text:p><text:s/>15,0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6" table:style-name="ce7">
            <text:p><text:s/>6,00 €<text:s/></text:p>
          </table:table-cell>
          <table:table-cell office:value-type="float" office:value="60" table:style-name="ce3">
            <text:p>6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55" table:style-name="ce7">
            <text:p><text:s/>55,00 €<text:s/></text:p>
          </table:table-cell>
          <table:table-cell office:value-type="float" office:value="35" table:style-name="ce3">
            <text:p>3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13" table:style-name="ce7">
            <text:p><text:s/>13,00 €<text:s/></text:p>
          </table:table-cell>
          <table:table-cell office:value-type="float" office:value="5" table:style-name="ce3">
            <text:p>5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21" table:style-name="ce7">
            <text:p><text:s/>21,00 €<text:s/></text:p>
          </table:table-cell>
          <table:table-cell office:value-type="float" office:value="48" table:style-name="ce3">
            <text:p>48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20" table:style-name="ce7">
            <text:p><text:s/>20,00 €<text:s/></text:p>
          </table:table-cell>
          <table:table-cell office:value-type="float" office:value="25" table:style-name="ce3">
            <text:p>25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12.75" table:style-name="ce7">
            <text:p><text:s/>12,75 €<text:s/></text:p>
          </table:table-cell>
          <table:table-cell office:value-type="float" office:value="6" table:style-name="ce3">
            <text:p>6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18" table:style-name="ce7">
            <text:p><text:s/>18,0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17.450000760000002" table:style-name="ce7">
            <text:p><text:s/>17,45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55" table:style-name="ce7">
            <text:p><text:s/>55,0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34" table:style-name="ce7">
            <text:p><text:s/>34,00 €<text:s/></text:p>
          </table:table-cell>
          <table:table-cell office:value-type="float" office:value="70" table:style-name="ce3">
            <text:p>70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21.5" table:style-name="ce7">
            <text:p><text:s/>21,5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22" table:style-name="ce7">
            <text:p><text:s/>22,0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24" table:style-name="ce7">
            <text:p><text:s/>24,0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49.299999239999998" table:style-name="ce7">
            <text:p><text:s/>49,3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7" table:style-name="ce3">
            <text:p>1997</text:p>
          </table:table-cell>
          <table:table-cell office:value-type="currency" office:value="30" table:style-name="ce7">
            <text:p><text:s/>30,00 €<text:s/></text:p>
          </table:table-cell>
          <table:table-cell office:value-type="float" office:value="45" table:style-name="ce3">
            <text:p>4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7" table:style-name="ce3">
            <text:p>1997</text:p>
          </table:table-cell>
          <table:table-cell office:value-type="currency" office:value="39" table:style-name="ce7">
            <text:p><text:s/>39,00 €<text:s/></text:p>
          </table:table-cell>
          <table:table-cell office:value-type="float" office:value="100" table:style-name="ce3">
            <text:p>10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7" table:style-name="ce3">
            <text:p>1997</text:p>
          </table:table-cell>
          <table:table-cell office:value-type="currency" office:value="2.5" table:style-name="ce7">
            <text:p><text:s/>2,50 €<text:s/></text:p>
          </table:table-cell>
          <table:table-cell office:value-type="float" office:value="14" table:style-name="ce3">
            <text:p>1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7" table:style-name="ce3">
            <text:p>1997</text:p>
          </table:table-cell>
          <table:table-cell office:value-type="currency" office:value="18.399999619999999" table:style-name="ce7">
            <text:p><text:s/>18,40 €<text:s/></text:p>
          </table:table-cell>
          <table:table-cell office:value-type="float" office:value="42" table:style-name="ce3">
            <text:p>42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chanan Steven</text:p>
          </table:table-cell>
          <table:table-cell office:value-type="float" office:value="1997" table:style-name="ce3">
            <text:p>1997</text:p>
          </table:table-cell>
          <table:table-cell office:value-type="currency" office:value="34.799999239999998" table:style-name="ce7">
            <text:p><text:s/>34,80 €<text:s/></text:p>
          </table:table-cell>
          <table:table-cell office:value-type="float" office:value="12" table:style-name="ce3">
            <text:p>12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38" table:style-name="ce7">
            <text:p><text:s/>38,00 €<text:s/></text:p>
          </table:table-cell>
          <table:table-cell office:value-type="float" office:value="28" table:style-name="ce3">
            <text:p>28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18" table:style-name="ce7">
            <text:p><text:s/>18,00 €<text:s/></text:p>
          </table:table-cell>
          <table:table-cell office:value-type="float" office:value="3" table:style-name="ce3">
            <text:p>3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31" table:style-name="ce7">
            <text:p><text:s/>31,0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ng Robert</text:p>
          </table:table-cell>
          <table:table-cell office:value-type="float" office:value="1997" table:style-name="ce3">
            <text:p>1997</text:p>
          </table:table-cell>
          <table:table-cell office:value-type="currency" office:value="10" table:style-name="ce7">
            <text:p><text:s/>10,00 €<text:s/></text:p>
          </table:table-cell>
          <table:table-cell office:value-type="float" office:value="6" table:style-name="ce3">
            <text:p>6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19" table:style-name="ce7">
            <text:p><text:s/>19,00 €<text:s/></text:p>
          </table:table-cell>
          <table:table-cell office:value-type="float" office:value="21" table:style-name="ce3">
            <text:p>21</text:p>
          </table:table-cell>
          <table:table-cell office:value-type="percentage" office:value="0.25" table:style-name="ce9">
            <text:p>2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7" table:style-name="ce3">
            <text:p>1997</text:p>
          </table:table-cell>
          <table:table-cell office:value-type="currency" office:value="18" table:style-name="ce7">
            <text:p><text:s/>18,00 €<text:s/></text:p>
          </table:table-cell>
          <table:table-cell office:value-type="float" office:value="6" table:style-name="ce3">
            <text:p>6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7" table:style-name="ce3">
            <text:p>1997</text:p>
          </table:table-cell>
          <table:table-cell office:value-type="currency" office:value="19" table:style-name="ce7">
            <text:p><text:s/>19,0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yama Michael</text:p>
          </table:table-cell>
          <table:table-cell office:value-type="float" office:value="1997" table:style-name="ce3">
            <text:p>1997</text:p>
          </table:table-cell>
          <table:table-cell office:value-type="currency" office:value="34" table:style-name="ce7">
            <text:p><text:s/>34,0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31" table:style-name="ce7">
            <text:p><text:s/>31,00 €<text:s/></text:p>
          </table:table-cell>
          <table:table-cell office:value-type="float" office:value="70" table:style-name="ce3">
            <text:p>7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19" table:style-name="ce7">
            <text:p><text:s/>19,00 €<text:s/></text:p>
          </table:table-cell>
          <table:table-cell office:value-type="float" office:value="55" table:style-name="ce3">
            <text:p>5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20" table:style-name="ce7">
            <text:p><text:s/>20,00 €<text:s/></text:p>
          </table:table-cell>
          <table:table-cell office:value-type="float" office:value="18" table:style-name="ce3">
            <text:p>18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34" table:style-name="ce7">
            <text:p><text:s/>34,0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18" table:style-name="ce7">
            <text:p><text:s/>18,00 €<text:s/></text:p>
          </table:table-cell>
          <table:table-cell office:value-type="float" office:value="80" table:style-name="ce3">
            <text:p>8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6" table:style-name="ce7">
            <text:p><text:s/>6,00 €<text:s/></text:p>
          </table:table-cell>
          <table:table-cell office:value-type="float" office:value="8" table:style-name="ce3">
            <text:p>8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7.75" table:style-name="ce7">
            <text:p><text:s/>7,75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21" table:style-name="ce7">
            <text:p><text:s/>21,00 €<text:s/></text:p>
          </table:table-cell>
          <table:table-cell office:value-type="float" office:value="14" table:style-name="ce3">
            <text:p>1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10" table:style-name="ce7">
            <text:p><text:s/>10,00 €<text:s/></text:p>
          </table:table-cell>
          <table:table-cell office:value-type="float" office:value="8" table:style-name="ce3">
            <text:p>8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18" table:style-name="ce7">
            <text:p><text:s/>18,00 €<text:s/></text:p>
          </table:table-cell>
          <table:table-cell office:value-type="float" office:value="5" table:style-name="ce3">
            <text:p>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24" table:style-name="ce7">
            <text:p><text:s/>24,00 €<text:s/></text:p>
          </table:table-cell>
          <table:table-cell office:value-type="float" office:value="5" table:style-name="ce3">
            <text:p>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263.5" table:style-name="ce7">
            <text:p><text:s/>263,5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38" table:style-name="ce7">
            <text:p><text:s/>38,00 €<text:s/></text:p>
          </table:table-cell>
          <table:table-cell office:value-type="float" office:value="14" table:style-name="ce3">
            <text:p>14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15" table:style-name="ce7">
            <text:p><text:s/>15,0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21.5" table:style-name="ce7">
            <text:p><text:s/>21,5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5.0000001000000002E-2" table:style-name="ce9">
            <text:p>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55" table:style-name="ce7">
            <text:p><text:s/>55,0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.15000000599999999" table:style-name="ce9">
            <text:p>1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25" table:style-name="ce7">
            <text:p><text:s/>25,00 €<text:s/></text:p>
          </table:table-cell>
          <table:table-cell office:value-type="float" office:value="70" table:style-name="ce3">
            <text:p>7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38" table:style-name="ce7">
            <text:p><text:s/>38,0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volio Nancy</text:p>
          </table:table-cell>
          <table:table-cell office:value-type="float" office:value="1997" table:style-name="ce3">
            <text:p>1997</text:p>
          </table:table-cell>
          <table:table-cell office:value-type="currency" office:value="12.5" table:style-name="ce7">
            <text:p><text:s/>12,5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10" table:style-name="ce7">
            <text:p><text:s/>10,00 €<text:s/></text:p>
          </table:table-cell>
          <table:table-cell office:value-type="float" office:value="42" table:style-name="ce3">
            <text:p>42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21" table:style-name="ce7">
            <text:p><text:s/>21,00 €<text:s/></text:p>
          </table:table-cell>
          <table:table-cell office:value-type="float" office:value="40" table:style-name="ce3">
            <text:p>4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4.5" table:style-name="ce7">
            <text:p><text:s/>4,50 €<text:s/></text:p>
          </table:table-cell>
          <table:table-cell office:value-type="float" office:value="5" table:style-name="ce3">
            <text:p>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uller Andrew</text:p>
          </table:table-cell>
          <table:table-cell office:value-type="float" office:value="1997" table:style-name="ce3">
            <text:p>1997</text:p>
          </table:table-cell>
          <table:table-cell office:value-type="currency" office:value="7" table:style-name="ce7">
            <text:p><text:s/>7,00 €<text:s/></text:p>
          </table:table-cell>
          <table:table-cell office:value-type="float" office:value="5" table:style-name="ce3">
            <text:p>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9.1999998089999995" table:style-name="ce7">
            <text:p><text:s/>9,20 €<text:s/></text:p>
          </table:table-cell>
          <table:table-cell office:value-type="float" office:value="5" table:style-name="ce3">
            <text:p>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9" table:style-name="ce7">
            <text:p><text:s/>9,0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5" table:style-name="ce7">
            <text:p><text:s/>15,0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21.5" table:style-name="ce7">
            <text:p><text:s/>21,5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9" table:style-name="ce7">
            <text:p><text:s/>19,00 €<text:s/></text:p>
          </table:table-cell>
          <table:table-cell office:value-type="float" office:value="20" table:style-name="ce3">
            <text:p>2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2.5" table:style-name="ce7">
            <text:p><text:s/>12,50 €<text:s/></text:p>
          </table:table-cell>
          <table:table-cell office:value-type="float" office:value="18" table:style-name="ce3">
            <text:p>18</text:p>
          </table:table-cell>
          <table:table-cell office:value-type="percentage" office:value="0.20000000300000001" table:style-name="ce9">
            <text:p>2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23.25" table:style-name="ce7">
            <text:p><text:s/>23,25 €<text:s/></text:p>
          </table:table-cell>
          <table:table-cell office:value-type="float" office:value="21" table:style-name="ce3">
            <text:p>21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9.1999998089999995" table:style-name="ce7">
            <text:p><text:s/>9,20 €<text:s/></text:p>
          </table:table-cell>
          <table:table-cell office:value-type="float" office:value="15" table:style-name="ce3">
            <text:p>15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10" table:style-name="ce7">
            <text:p><text:s/>10,00 €<text:s/></text:p>
          </table:table-cell>
          <table:table-cell office:value-type="float" office:value="25" table:style-name="ce3">
            <text:p>25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4.5" table:style-name="ce7">
            <text:p><text:s/>4,50 €<text:s/></text:p>
          </table:table-cell>
          <table:table-cell office:value-type="float" office:value="3" table:style-name="ce3">
            <text:p>3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llahan Laura</text:p>
          </table:table-cell>
          <table:table-cell office:value-type="float" office:value="1997" table:style-name="ce3">
            <text:p>1997</text:p>
          </table:table-cell>
          <table:table-cell office:value-type="currency" office:value="18" table:style-name="ce7">
            <text:p><text:s/>18,00 €<text:s/></text:p>
          </table:table-cell>
          <table:table-cell office:value-type="float" office:value="30" table:style-name="ce3">
            <text:p>30</text:p>
          </table:table-cell>
          <table:table-cell office:value-type="percentage" office:value="0.10000000100000001" table:style-name="ce9">
            <text:p>1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45.599998470000003" table:style-name="ce7">
            <text:p><text:s/>45,6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23.7900009" table:style-name="ce7">
            <text:p><text:s/>123,79 €<text:s/></text:p>
          </table:table-cell>
          <table:table-cell office:value-type="float" office:value="6" table:style-name="ce3">
            <text:p>6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eacock Margaret</text:p>
          </table:table-cell>
          <table:table-cell office:value-type="float" office:value="1997" table:style-name="ce3">
            <text:p>1997</text:p>
          </table:table-cell>
          <table:table-cell office:value-type="currency" office:value="19.450000760000002" table:style-name="ce7">
            <text:p><text:s/>19,45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23.25" table:style-name="ce7">
            <text:p><text:s/>23,25 €<text:s/></text:p>
          </table:table-cell>
          <table:table-cell office:value-type="float" office:value="3" table:style-name="ce3">
            <text:p>3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14" table:style-name="ce7">
            <text:p><text:s/>14,00 €<text:s/></text:p>
          </table:table-cell>
          <table:table-cell office:value-type="float" office:value="5" table:style-name="ce3">
            <text:p>5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rling Janet</text:p>
          </table:table-cell>
          <table:table-cell office:value-type="float" office:value="1997" table:style-name="ce3">
            <text:p>1997</text:p>
          </table:table-cell>
          <table:table-cell office:value-type="currency" office:value="34" table:style-name="ce7">
            <text:p><text:s/>34,00 €<text:s/></text:p>
          </table:table-cell>
          <table:table-cell office:value-type="float" office:value="10" table:style-name="ce3">
            <text:p>10</text:p>
          </table:table-cell>
          <table:table-cell office:value-type="percentage" office:value="0" table:style-name="ce9">
            <text:p>0%</text:p>
          </table:table-cell>
          <table:table-cell table:number-columns-repeated="16379"/>
        </table:table-row>
        <table:table-row table:number-rows-repeated="1047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4P0">
      <number:text> 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1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2">
      <number:text> -</number:text>
      <number:number number:decimal-places="0" number:min-integer-digits="2">
        <number:embedded-text number:position="0"> </number:embedded-text>
      </number:number>
      <number:currency-symbol>€</number:currency-symbol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style:style style:name="Mon_233_taire" style:display-name="Monétaire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urcentage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Hamadache MIDOUN</meta:initial-creator>
    <dc:creator>Hamadache MIDOUN</dc:creator>
    <meta:creation-date>2023-10-31T08:00:23Z</meta:creation-date>
    <dc:date>2023-10-31T08:02:57Z</dc:date>
  </office:meta>
</office:document-meta>
</file>